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style:tab-stops>
          <style:tab-stop style:position="0.383cm"/>
          <style:tab-stop style:position="10.001cm"/>
        </style:tab-stops>
      </style:paragraph-properties>
    </style:style>
    <style:style style:name="P18" style:family="paragraph" style:parent-style-name="Abstract">
      <style:text-properties style:use-window-font-color="true" fo:font-style="normal" style:font-style-asian="normal" style:font-style-complex="normal"/>
    </style:style>
    <style:style style:name="P19" style:family="paragraph" style:parent-style-name="Abstract">
      <style:text-properties fo:font-size="16pt" fo:font-weight="bold" style:font-size-asian="16pt" style:font-weight-asian="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paragraph-properties fo:line-height="0.469cm"/>
      <style:text-properties style:use-window-font-color="true"/>
    </style:style>
    <style:style style:name="P41" style:family="paragraph" style:parent-style-name="Standard" style:list-style-name="">
      <style:paragraph-properties fo:line-height="0.494cm"/>
      <style:text-properties style:use-window-font-color="true"/>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style>
    <style:style style:name="P7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margin-top="0cm" fo:margin-bottom="0.423cm" fo:text-indent="0cm" style:auto-text-indent="false"/>
    </style:style>
    <style:style style:name="P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cm" fo:margin-bottom="0.423cm"/>
      <style:text-properties fo:font-size="10pt" style:font-size-asian="10pt" style:font-size-complex="10pt"/>
    </style:style>
    <style:style style:name="P80" style:family="paragraph" style:parent-style-name="Standard" style:list-style-name="">
      <style:paragraph-properties fo:margin-top="0cm" fo:margin-bottom="0.423cm"/>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41cm" fo:margin-bottom="0cm" fo:keep-together="always" fo:keep-with-next="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end" style:justify-single-word="false"/>
    </style:style>
    <style:style style:name="P91" style:family="paragraph" style:parent-style-name="Standard" style:list-style-name="">
      <style:paragraph-properties fo:margin-top="0.081cm" fo:margin-bottom="0.081cm"/>
    </style:style>
    <style:style style:name="P92" style:family="paragraph" style:parent-style-name="Standard" style:list-style-name="">
      <style:paragraph-properties fo:margin-top="0.081cm" fo:margin-bottom="0cm"/>
    </style:style>
    <style:style style:name="P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441cm" fo:margin-bottom="0.494cm" fo:keep-together="always"/>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Heading_20_4">
      <style:text-properties style:font-name="CourierNewPSMT" fo:font-size="10pt"/>
    </style:style>
    <style:style style:name="P107" style:family="paragraph" style:parent-style-name="Body" style:list-style-name="L9"/>
    <style:style style:name="P108" style:family="paragraph" style:parent-style-name="Body" style:list-style-name="L10">
      <style:text-properties style:use-window-font-color="true" fo:font-style="normal" style:font-style-asian="normal" style:font-style-complex="normal"/>
    </style:style>
    <style:style style:name="P109"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0" style:family="paragraph" style:parent-style-name="Body" style:list-style-name="L11"/>
    <style:style style:name="P111" style:family="paragraph" style:parent-style-name="Body" style:list-style-name="L12">
      <style:paragraph-properties>
        <style:tab-stops>
          <style:tab-stop style:position="10.001cm"/>
        </style:tab-stops>
      </style:paragraph-properties>
    </style:style>
    <style:style style:name="P112" style:family="paragraph" style:parent-style-name="Body" style:list-style-name="L13"/>
    <style:style style:name="P113" style:family="paragraph" style:parent-style-name="Body" style:list-style-name="L14"/>
    <style:style style:name="P114" style:family="paragraph" style:parent-style-name="Body" style:list-style-name="L15"/>
    <style:style style:name="P115" style:family="paragraph" style:parent-style-name="Body" style:list-style-name="L16"/>
    <style:style style:name="P116" style:family="paragraph" style:parent-style-name="Body" style:list-style-name="L17"/>
    <style:style style:name="P117" style:family="paragraph" style:parent-style-name="Body" style:list-style-name="L18"/>
    <style:style style:name="P118" style:family="paragraph" style:parent-style-name="Body" style:list-style-name="L19"/>
    <style:style style:name="P119" style:family="paragraph" style:parent-style-name="Body" style:list-style-name="L20"/>
    <style:style style:name="P120" style:family="paragraph" style:parent-style-name="Body" style:list-style-name="L21"/>
    <style:style style:name="P121"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1">
      <style:paragraph-properties style:snap-to-layout-grid="false"/>
    </style:style>
    <style:style style:name="P127" style:family="paragraph" style:parent-style-name="CellBody" style:list-style-name="L1">
      <style:paragraph-properties style:snap-to-layout-grid="false"/>
      <style:text-properties style:use-window-font-color="true" fo:font-style="normal" style:font-style-asian="normal" style:font-style-complex="normal"/>
    </style:style>
    <style:style style:name="P128" style:family="paragraph" style:parent-style-name="CellBody" style:list-style-name="L2">
      <style:paragraph-properties style:snap-to-layout-grid="false"/>
      <style:text-properties style:use-window-font-color="true" fo:font-style="normal" style:font-style-asian="normal" style:font-style-complex="normal"/>
    </style:style>
    <style:style style:name="P129" style:family="paragraph" style:parent-style-name="CellBody" style:list-style-name="L3">
      <style:paragraph-properties style:snap-to-layout-grid="false"/>
      <style:text-properties style:use-window-font-color="true" fo:font-style="normal" style:font-style-asian="normal" style:font-style-complex="normal"/>
    </style:style>
    <style:style style:name="P130" style:family="paragraph" style:parent-style-name="CellBody" style:list-style-name="L4">
      <style:paragraph-properties style:snap-to-layout-grid="false"/>
      <style:text-properties style:use-window-font-color="true" fo:font-style="normal" style:font-style-asian="normal" style:font-style-complex="normal"/>
    </style:style>
    <style:style style:name="P131" style:family="paragraph" style:parent-style-name="CellBody" style:list-style-name="L5">
      <style:paragraph-properties style:snap-to-layout-grid="false"/>
      <style:text-properties style:use-window-font-color="true" fo:font-style="normal" style:font-style-asian="normal" style:font-style-complex="normal"/>
    </style:style>
    <style:style style:name="P132" style:family="paragraph" style:parent-style-name="CellBody" style:list-style-name="L6">
      <style:paragraph-properties style:snap-to-layout-grid="false"/>
      <style:text-properties style:use-window-font-color="true" fo:font-style="normal" style:font-style-asian="normal" style:font-style-complex="normal"/>
    </style:style>
    <style:style style:name="P133" style:family="paragraph" style:parent-style-name="CellBody" style:list-style-name="L7">
      <style:paragraph-properties style:snap-to-layout-grid="false"/>
      <style:text-properties style:use-window-font-color="true" fo:font-style="normal" style:font-style-asian="normal" style:font-style-complex="normal"/>
    </style:style>
    <style:style style:name="P134" style:family="paragraph" style:parent-style-name="CellBody" style:list-style-name="L8">
      <style:paragraph-properties style:snap-to-layout-grid="false"/>
      <style:text-properties style:use-window-font-color="true" fo:font-style="normal" style:font-style-asian="normal" style:font-style-complex="normal"/>
    </style:style>
    <style:style style:name="P135" style:family="paragraph" style:parent-style-name="CellBody">
      <style:paragraph-properties style:snap-to-layout-grid="false"/>
      <style:text-properties style:use-window-font-color="true" fo:font-style="normal" style:font-style-asian="normal" style:font-style-complex="normal"/>
    </style:style>
    <style:style style:name="P136" style:family="paragraph" style:parent-style-name="CellBody">
      <style:paragraph-properties style:snap-to-layout-grid="false"/>
    </style:style>
    <style:style style:name="P137" style:family="paragraph" style:parent-style-name="Definition_20_Term" style:list-style-name="WW8Num3"/>
    <style:style style:name="P13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9"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List_20_Heading_20__28_user_29_" style:list-style-name="">
      <style:text-properties fo:color="#000000" fo:font-size="10pt" style:font-size-asian="10pt" style:font-size-complex="10pt"/>
    </style:style>
    <style:style style:name="P164" style:family="paragraph" style:parent-style-name="Detail_20_Heading" style:list-style-name="">
      <style:paragraph-properties fo:padding="0.06cm" fo:border="0.002cm solid #666666"/>
      <style:text-properties fo:color="#000000"/>
    </style:style>
    <style:style style:name="P165" style:family="paragraph" style:parent-style-name="Detail_20_Heading" style:list-style-name="">
      <style:paragraph-properties fo:margin-top="0.205cm" fo:margin-bottom="0.049cm" fo:padding="0.06cm" fo:border="0.002cm solid #666666"/>
      <style:text-properties fo:color="#000000"/>
    </style:style>
    <style:style style:name="P166" style:family="paragraph" style:parent-style-name="Item_20_Heading" style:list-style-name="">
      <style:text-properties fo:color="#000000"/>
    </style:style>
    <style:style style:name="P167" style:family="paragraph" style:parent-style-name="Item_20_Heading" style:list-style-name="">
      <style:paragraph-properties fo:margin-top="0.43cm" fo:margin-bottom="0.409cm"/>
      <style:text-properties fo:color="#000000"/>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style:font-name="CourierNewPSMT" fo:font-size="10pt"/>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9.5pt" style:font-size-asian="9.5pt" style:font-size-complex="9.5pt"/>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fo:font-size="9pt"/>
    </style:style>
    <style:style style:name="T46" style:family="text">
      <style:text-properties fo:font-size="9pt" fo:font-style="normal" style:font-style-asian="normal" style:font-style-complex="normal"/>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0" style:family="text">
      <style:text-properties fo:color="#0000ff" fo:font-size="10pt" style:text-underline-style="solid" style:text-underline-width="auto" style:text-underline-color="font-color" style:font-size-asian="10pt" style:font-size-complex="10pt"/>
    </style:style>
    <style:style style:name="T5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2" style:family="text">
      <style:text-properties fo:color="#0000ff" style:font-name="Arial" fo:font-size="10pt" style:font-size-asian="10pt" style:font-size-complex="10pt"/>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7" style:family="text">
      <style:text-properties fo:color="#808080" style:font-name="Verdana" fo:font-size="7pt"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font-weight-complex="bold"/>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7">Draft<text:line-break/><text:line-break/></text:span><text:span text:style-name="T47"><text:page-count style:num-format="1">78</text:page-count></text:span><text:span text:style-name="T47"> Pages</text:span></text:p>
      <text:p text:style-name="P19">Abstract</text:p>
      <text:p text:style-name="P18">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4" text:outline-level="1" text:restart-numbering="true" text:start-value="-1">Document Information</text:h>
      <text:h text:style-name="P105" text:outline-level="2">License</text:h>
      <text:p text:style-name="P1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5"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59">This document can be downloaded from the OSGi Alliance design repository at </text:span><text:a xlink:type="simple" xlink:href="https://github.com/osgi/design"><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2">0 Document Information<text:tab/>2</text:p>
          <text:p text:style-name="P123">0.1 License<text:tab/>2</text:p>
          <text:p text:style-name="P123">0.2 Trademarks<text:tab/>3</text:p>
          <text:p text:style-name="P123">0.3 Feedback<text:tab/>3</text:p>
          <text:p text:style-name="P123">0.4 Table of Contents<text:tab/>3</text:p>
          <text:p text:style-name="P123">0.5 Terminology and Document Conventions<text:tab/>4</text:p>
          <text:p text:style-name="P123">0.6 Revision History<text:tab/>4</text:p>
          <text:p text:style-name="P122">1 Introduction<text:tab/>7</text:p>
          <text:p text:style-name="P122">2 Application Domain<text:tab/>8</text:p>
          <text:p text:style-name="P122">3 Problem Description<text:tab/>8</text:p>
          <text:p text:style-name="P123">3.1 Support for dated Servlet API 2.1<text:tab/>8</text:p>
          <text:p text:style-name="P123">3.2 Dependency on the HttpService service<text:tab/>9</text:p>
          <text:p text:style-name="P123">3.3 Configuration<text:tab/>9</text:p>
          <text:p text:style-name="P122">4 Requirements<text:tab/>9</text:p>
          <text:p text:style-name="P123">4.1 New Http Whiteboard Service API<text:tab/>9</text:p>
          <text:p text:style-name="P122">5 Technical Solution<text:tab/>10</text:p>
          <text:p text:style-name="P123">5.1 New Http Whiteboard Service API<text:tab/>11</text:p>
          <text:p text:style-name="P124">5.1.1 Servlet API Reference Version<text:tab/>11</text:p>
          <text:p text:style-name="P124">5.1.2 Annotations<text:tab/>11</text:p>
          <text:p text:style-name="P124">5.1.3 Web Application Events<text:tab/>11</text:p>
          <text:p text:style-name="P124"><text:soft-page-break/>5.1.4 Relationship to Servlet Container<text:tab/>12</text:p>
          <text:p text:style-name="P124">5.1.5 Http Runtime Service<text:tab/>14</text:p>
          <text:p text:style-name="P124">5.1.6 Servlet API Exports<text:tab/>15</text:p>
          <text:p text:style-name="P123">5.2 Whiteboard Registration Support<text:tab/>16</text:p>
          <text:p text:style-name="P124">5.2.1 Target HttpService<text:tab/>16</text:p>
          <text:p text:style-name="P124">5.2.2 ServletContextHelper for servlets, servlet filters, resources, and listeners<text:tab/>17</text:p>
          <text:p text:style-name="P124">5.2.3 Lifecycle of servlets, servlet filters, resources, and listeners<text:tab/>18</text:p>
          <text:p text:style-name="P124">5.2.4 Servlet Registration<text:tab/>18</text:p>
          <text:p text:style-name="P124">5.2.5 Servlet Filter Registration<text:tab/>19</text:p>
          <text:p text:style-name="P124">5.2.6 Resources<text:tab/>20</text:p>
          <text:p text:style-name="P124">5.2.7 Event Listeners<text:tab/>21</text:p>
          <text:p text:style-name="P124">5.2.8 Error Pages<text:tab/>22</text:p>
          <text:p text:style-name="P123">5.3 Provided Capability<text:tab/>22</text:p>
          <text:p text:style-name="P124">5.3.1 osgi.whiteboard Namespace<text:tab/>23</text:p>
          <text:p text:style-name="P123">5.4 Potential Update of the Http Service<text:tab/>23</text:p>
          <text:p text:style-name="P124">5.4.1 Supported Servlet API<text:tab/>23</text:p>
          <text:p text:style-name="P124">5.4.2 Relationship to the Http Runtime Service <text:tab/>24</text:p>
          <text:p text:style-name="P124">5.4.3 Coexistance of the Http Service and the Http Whiteboard Service<text:tab/>24</text:p>
          <text:p text:style-name="P122">6 Data Transfer Objects<text:tab/>24</text:p>
          <text:p text:style-name="P122">7 Javadoc<text:tab/>25</text:p>
          <text:p text:style-name="P122">8 Considered Alternatives<text:tab/>76</text:p>
          <text:p text:style-name="P123">8.1 New methods to register Servlets and Filters<text:tab/>76</text:p>
          <text:p text:style-name="P123">8.2 Web Application Events<text:tab/>76</text:p>
          <text:p text:style-name="P124">8.2.1 Limiting events<text:tab/>76</text:p>
          <text:p text:style-name="P124">8.2.2 Event Admin Service<text:tab/>76</text:p>
          <text:p text:style-name="P123">8.3 HTTP Sessions<text:tab/>76</text:p>
          <text:p text:style-name="P123">8.4 Resources<text:tab/>76</text:p>
          <text:p text:style-name="P123">8.5 Deprecated HttpService<text:tab/>77</text:p>
          <text:p text:style-name="P122">9 Security Considerations<text:tab/>77</text:p>
          <text:p text:style-name="P122">10 Document Support<text:tab/>77</text:p>
          <text:p text:style-name="P123">10.1 References<text:tab/>77</text:p>
          <text:p text:style-name="P123">10.2 Author’s Address<text:tab/>78</text:p>
          <text:p text:style-name="P123">10.3 Acronyms and Abbreviations<text:tab/>78</text:p>
          <text:p text:style-name="P123">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8">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6114686906677148459" text:style-name="L1">
              <text:list-item>
                <text:p text:style-name="P127">Removal of new registration/unregistration methods</text:p>
              </text:list-item>
              <text:list-item>
                <text:p text:style-name="P127">Clarification of Servlet API 3 registration methods</text:p>
              </text:list-item>
              <text:list-item>
                <text:p text:style-name="P127">Definition of the osgi.whiteboard namespace</text:p>
              </text:list-item>
              <text:list-item>
                <text:p text:style-name="P127">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941511442" text:continue-numbering="true" text:style-name="L1">
              <text:list-item>
                <text:p text:style-name="P126"><text:span text:style-name="T1">Annotations and </text:span>asynchronous<text:span text:style-name="T1">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4207598452397253509" text:style-name="L2">
              <text:list-item>
                <text:p text:style-name="P128">Updated listener handling</text:p>
              </text:list-item>
              <text:list-item>
                <text:p text:style-name="P128">Clarified service lifecycle handling</text:p>
              </text:list-item>
              <text:list-item>
                <text:p text:style-name="P128">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5521587267600429551" text:style-name="L3">
              <text:list-item>
                <text:p text:style-name="P129">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1955827501856912997" text:style-name="L4">
              <text:list-item>
                <text:p text:style-name="P130">Clean up requirements list</text:p>
              </text:list-item>
              <text:list-item>
                <text:p text:style-name="P130">Several clarifications / rewordings, samples</text:p>
              </text:list-item>
              <text:list-item>
                <text:p text:style-name="P130">Moved DTOs to org.osgi.dto.service.http</text:p>
              </text:list-item>
              <text:list-item>
                <text:p text:style-name="P130">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769132334805419098" text:style-name="L5">
              <text:list-item>
                <text:p text:style-name="P131">use different registration properties for servlets and servlet filters</text:p>
              </text:list-item>
              <text:list-item>
                <text:p text:style-name="P131">add notes about service life cycle and clarify properties for each service</text:p>
              </text:list-item>
              <text:list-item>
                <text:p text:style-name="P131">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6548574707951986967" text:style-name="L6">
              <text:list-item>
                <text:p text:style-name="P132">Reformat by moving common properties into separate chapter</text:p>
              </text:list-item>
              <text:list-item>
                <text:p text:style-name="P132">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3474534482275228089" text:style-name="L7">
              <text:list-item>
                <text:p text:style-name="P133">new abstract class as a replacement for HttpContext</text:p>
              </text:list-item>
              <text:list-item>
                <text:p text:style-name="P133">add dispatching configuration for servlet filters</text:p>
              </text:list-item>
              <text:list-item>
                <text:p text:style-name="P133">clarify mapping of ServletContext methods</text:p>
              </text:list-item>
              <text:list-item>
                <text:p text:style-name="P133">allow a path configuration for contexts</text:p>
              </text:list-item>
              <text:list-item>
                <text:p text:style-name="P133">added serviceId property to DTOs</text:p>
              </text:list-item>
              <text:list-item>
                <text:p text:style-name="P133">Renamed ResourceServletDTO to ResourceDTO (bug 2572)</text:p>
              </text:list-item>
              <text:list-item>
                <text:p text:style-name="P133">Created DTO hierarchy, context as the root (bug 2572)</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2882411935989576858" text:style-name="L8">
              <text:list-item>
                <text:p text:style-name="P134">Update with feedback from CPEG call</text:p>
              </text:list-item>
              <text:list-item>
                <text:p text:style-name="P134">Undeprecate HttpService and move properties from runtime to service registration properties</text:p>
              </text:list-item>
              <text:list-item>
                <text:p text:style-name="P134">Remove shared attribute from ServletContextHelper</text:p>
              </text:list-item>
              <text:list-item>
                <text:p text:style-name="P134">Clarify session handling</text:p>
              </text:list-item>
              <text:list-item>
                <text:p text:style-name="P134">Minor clarificat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435013368" text:continue-numbering="true" text:style-name="L8">
              <text:list-item>
                <text:p text:style-name="P134">Deprecate HttpService (again) and move service registration properties to HttpServiceRuntim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347060358" text:continue-numbering="true" text:style-name="L8">
              <text:list-item>
                <text:p text:style-name="P134">Leave HttpService as is</text:p>
              </text:list-item>
              <text:list-item>
                <text:p text:style-name="P134">Update DTOs to contain failed bindings</text:p>
              </text:list-item>
              <text:list-item>
                <text:p text:style-name="P134">Rename specification to Http Whiteboard Service </text:p>
              </text:list-item>
              <text:list-item>
                <text:p text:style-name="P134">Add chapter on potential updates to the Http Service</text:p>
              </text:list-item>
              <text:list-item>
                <text:p text:style-name="P134">Move DTOs to separate package with new “root” DTO: Runtime DTO</text:p>
              </text:list-item>
              <text:list-item>
                <text:p text:style-name="P134">Add new RequestInfoDTO</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exp support for servlet filters and change filter ordering (highest service ranking is first now)</text:p>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285321510822211867" text:style-name="L9">
        <text:list-item>
          <text:p text:style-name="P107"><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369848831132793136" text:style-name="L10">
        <text:list-item>
          <text:p text:style-name="P108">Servlet Filters</text:p>
        </text:list-item>
        <text:list-item>
          <text:p text:style-name="P108">Servlet Event Listeners</text:p>
        </text:list-item>
        <text:list-item>
          <text:p text:style-name="P108">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7557662146873039861" text:style-name="L11">
        <text:list-item>
          <text:p text:style-name="P110">Unable to dynamically reconfigure the Http Service in an easy way</text:p>
        </text:list-item>
        <text:list-item>
          <text:p text:style-name="P110">Incomplete configuration. For example the local interface to bind to is not an official configuration property</text:p>
        </text:list-item>
        <text:list-item>
          <text:p text:style-name="P110">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2025842813085613842" text:style-name="L12">
        <text:list-item>
          <text:p text:style-name="P109">The solution MUST provide a Http Whiteboard Service specification to refer to Servlet API 3.0 specification and define to what extent the Http Whiteboard Service provides support.</text:p>
        </text:list-item>
        <text:list-item>
          <text:p text:style-name="P111"><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111"><text:soft-page-break/><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109">The solution MUST add support for error page configuration.</text:p>
        </text:list-item>
        <text:list-item>
          <text:p text:style-name="P109">The solution MUST define how registered servlets and servlet filters are named.</text:p>
        </text:list-item>
        <text:list-item>
          <text:p text:style-name="P109">The solution MUST clarify ServletContext implementation for both standalone and bridged Http Whiteboard Service implementations.</text:p>
        </text:list-item>
        <text:list-item>
          <text:p text:style-name="P109">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109">The solution MUST define runtime attribute of the <text:span text:style-name="T9">Http </text:span><text:span text:style-name="T9">Whiteboard </text:span><text:span text:style-name="T9">Service</text:span> to reflect configuration of the service.</text:p>
        </text:list-item>
        <text:list-item>
          <text:p text:style-name="P121">The solution MUST define whiteboard registration of servlet services with the <text:span text:style-name="T9">Http </text:span><text:span text:style-name="T9">Whiteboard </text:span><text:span text:style-name="T9">Service</text:span>. </text:p>
        </text:list-item>
        <text:list-item>
          <text:p text:style-name="P109">The solution MUST define whiteboard registration of filter services with the <text:span text:style-name="T9">Http </text:span><text:span text:style-name="T9">Whiteboard </text:span><text:span text:style-name="T9">Service</text:span>. </text:p>
        </text:list-item>
        <text:list-item>
          <text:p text:style-name="P109">The solution MUST define whiteboard registration of servlet listener services with the <text:span text:style-name="T9">Http </text:span><text:span text:style-name="T9">Whiteboard </text:span><text:span text:style-name="T9">Service</text:span>. </text:p>
        </text:list-item>
        <text:list-item>
          <text:p text:style-name="P109">The solution MUST define registration of OSGi HttpContext services used for Servlet and Filter registration.</text:p>
        </text:list-item>
        <text:list-item>
          <text:p text:style-name="P109">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121">The solution MUST define whiteboard registration of static resources.</text:p>
        </text:list-item>
        <text:list-item>
          <text:p text:style-name="P121">The solution MUST define whiteboard registration of error pages.</text:p>
        </text:list-item>
        <text:list-item>
          <text:p text:style-name="P121">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5695195633192793575" text:style-name="L13">
        <text:list-item>
          <text:p text:style-name="P112">Whiteboard Registration support for servlets, servlet filters, listeners, resources and servlet context.</text:p>
        </text:list-item>
        <text:list-item>
          <text:p text:style-name="P112"><text:soft-page-break/>Http Runtime Service to introspect the current state of the whiteboard service</text:p>
        </text:list-item>
        <text:list-item>
          <text:p text:style-name="P112">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703163783619508395" text:style-name="L14">
        <text:list-item>
          <text:p text:style-name="P113"><text:span text:style-name="Default_20_Paragraph_20_Font">Servlets may be registered with more than one pattern (instead of a single alias)</text:span></text:p>
        </text:list-item>
        <text:list-item>
          <text:p text:style-name="P113"><text:span text:style-name="Default_20_Paragraph_20_Font">Servlet filters (introduced in Servlet API 2.3)</text:span></text:p>
        </text:list-item>
        <text:list-item>
          <text:p text:style-name="P113"><text:span text:style-name="Default_20_Paragraph_20_Font">Error pages (introduced in Servlet API 2.2)</text:span></text:p>
        </text:list-item>
        <text:list-item>
          <text:p text:style-name="P11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oft-page-break/><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1013165050298637076" text:style-name="L15">
        <text:list-item>
          <text:p text:style-name="P114"><text:span text:style-name="Source_20_Text">ServletContext</text:span><text:span text:style-name="Default_20_Paragraph_20_Font"> objects used for servlet and servlet filter initialization</text:span></text:p>
        </text:list-item>
        <text:list-item>
          <text:p text:style-name="P11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5">Servlet</text:span></text:span><text:span text:style-name="Default_20_Paragraph_20_Font"><text:span text:style-name="T14"> objects require a </text:span></text:span><text:span text:style-name="Source_20_Text"><text:span text:style-name="T45">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5">HttpContext</text:span></text:span><text:span text:style-name="Default_20_Paragraph_20_Font"><text:span text:style-name="T14"> object with which a Servlet object is registered. Thus, Servlet objects registered with the same </text:span></text:span><text:span text:style-name="Source_20_Text"><text:span text:style-name="T45">HttpContext</text:span></text:span><text:span text:style-name="Default_20_Paragraph_20_Font"><text:span text:style-name="T14"> object must also share the same </text:span></text:span><text:span text:style-name="Source_20_Text"><text:span text:style-name="T45">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ext:soft-page-break/>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30265245549233463" text:style-name="L16">
        <text:list-item>
          <text:p text:style-name="P115"><text:bookmark-start text:name="__RefNumPara__894_1655633606"/><text:soft-page-break/><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5"><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p text:style-name="P7"><text:span text:style-name="Source_20_Text"><text:span text:style-name="T39"/></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oft-page-break/><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0">A String+ value of Http Whiteboard Service endpoints provided as URLs e.g. <text:span text:style-name="T43">http://192.168.1.10:8080/</text:span> or relative paths, e.g. <text:span text:style-name="T62">/myapp/</text:span>. Relative paths may be used if t<text:span text:style-name="T4">he scheme and authority parts of the URLs are not known such as in a bridged Http Whiteboard Service </text:span><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8">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7">, javax.servlet.annotation,</text:span></text:p>
      <text:p text:style-name="P23"><text:span text:style-name="T37"><text:s text:c="9"/>javax.servlet.descriptor</text:span>; version=2.6</text:p>
      <text:p text:style-name="P23">Provide-Capability: osgi.contract; osgi.contract=JavaServlet;</text:p>
      <text:p text:style-name="P23"><text:soft-page-break/><text:s text:c="19"/>version:<text:bookmark text:name="comment_text_01"/>List&lt;Version&gt;="2.5,3.0";</text:p>
      <text:p text:style-name="P23"><text:s text:c="2"/><text:span text:style-name="T37">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7">osgi.contract;</text:span> <text:span text:style-name="T37">osgi.contract=JavaServlet; </text:span></text:p>
      <text:p text:style-name="P24"><text:s/>version:Version=2.5; uses:="javax.servlet, javax.servlet.http"</text:p>
      <text:h text:style-name="P106"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20"><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0"><text:span text:style-name="Default_20_Paragraph_20_Font">This situation should be logged with </text:span><text:span text:style-name="Default_20_Paragraph_20_Font">LogService for diagnosis.</text:span></text:p>
            <text:p text:style-name="P20"><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oft-page-break/><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33">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3"> or </text:span></text:span><text:span text:style-name="Default_20_Paragraph_20_Font"><text:span text:style-name="T29">FilterContext</text:span></text:span><text:span text:style-name="Default_20_Paragraph_20_Font"><text:span text:style-name="T33">) that returns a </text:span></text:span><text:span text:style-name="Default_20_Paragraph_20_Font"><text:span text:style-name="T29">ServletContext</text:span></text:span><text:span text:style-name="Default_20_Paragraph_20_Font"><text:span text:style-name="T33"> object. The Http Whiteboard Service implementation is creating a </text:span></text:span><text:span text:style-name="Default_20_Paragraph_20_Font"><text:span text:style-name="T29">ServletContext</text:span></text:span><text:span text:style-name="Default_20_Paragraph_20_Font"><text:span text:style-name="T33"> object for each </text:span></text:span><text:span text:style-name="Default_20_Paragraph_20_Font"><text:span text:style-name="T31">ServletContextHelper</text:span></text:span><text:span text:style-name="Default_20_Paragraph_20_Font"><text:span text:style-name="T33">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oft-page-break/><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2496707273025814518" text:style-name="L17">
        <text:list-item>
          <text:p text:style-name="P116"><text:span text:style-name="Default_20_Paragraph_20_Font">The service is get from the service registry</text:span></text:p>
        </text:list-item>
        <text:list-item>
          <text:p text:style-name="P116"><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325384282173855761" text:style-name="L18">
        <text:list-item>
          <text:p text:style-name="P117"><text:span text:style-name="Default_20_Paragraph_20_Font">For servlets and servlet filters, destroy() is called</text:span></text:p>
        </text:list-item>
        <text:list-item>
          <text:p text:style-name="P117"><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1">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9">init()</text:span></text:span><text:span text:style-name="Default_20_Paragraph_20_Font"><text:span text:style-name="T27"> and </text:span></text:span><text:span text:style-name="Default_20_Paragraph_20_Font"><text:span text:style-name="T29">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9">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9">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9027678009919500576" text:style-name="L19">
        <text:list-item>
          <text:p text:style-name="P118"><text:span text:style-name="Default_20_Paragraph_20_Font"><text:span text:style-name="T39">A string beginning with a ‘/’ character and ending with a ‘/*’ suffix is used for path mapping. </text:span></text:span></text:p>
        </text:list-item>
        <text:list-item>
          <text:p text:style-name="P118"><text:span text:style-name="Default_20_Paragraph_20_Font"><text:span text:style-name="T39">A string beginning with a ‘*.’ prefix is used as an extension mapping. </text:span></text:span></text:p>
        </text:list-item>
        <text:list-item>
          <text:p text:style-name="P118"><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8"><text:soft-page-break/><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18"><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3">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servlet.init.</text:span></text:span><text:span text:style-name="Default_20_Paragraph_20_Font"><text:span text:style-name="T33">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3">A servlet filter can set the </text:span></text:span><text:span text:style-name="Default_20_Paragraph_20_Font"><text:span text:style-name="T29">osgi.http.whiteboard.filter.pattern</text:span></text:span><text:span text:style-name="Default_20_Paragraph_20_Font"><text:span text:style-name="T33"> property to path patterns as defined by the Servlet API 3.0 specification </text:span></text:span><text:span text:style-name="Default_20_Paragraph_20_Font"><text:span text:style-name="T33"><text:bookmark-ref text:reference-format="number" text:ref-name="__RefNumPara__562_1655633606">[3].</text:bookmark-ref></text:span></text:span><text:span text:style-name="Default_20_Paragraph_20_Font"><text:span text:style-name="T33"> in section 12.2, Specification of Mappings</text:span></text:span><text:span text:style-name="Default_20_Paragraph_20_Font"><text:span text:style-name="T33"> or a filter servle</text:span></text:span><text:span text:style-name="Default_20_Paragraph_20_Font"><text:span text:style-name="T33">t can set the </text:span></text:span><text:span text:style-name="Default_20_Paragraph_20_Font"><text:span text:style-name="T29">osgi.http.whiteboard.filter.regexp</text:span></text:span><text:span text:style-name="Default_20_Paragraph_20_Font"><text:span text:style-name="T33"> property to regular expressions matched against the path</text:span></text:span><text:span text:style-name="Default_20_Paragraph_20_Font"><text:span text:style-name="T33">. A servlet filter can also reference servlets by name using the </text:span></text:span><text:span text:style-name="Default_20_Paragraph_20_Font"><text:span text:style-name="T29">osgi.http.whiteboard.filter.servlet</text:span></text:span><text:span text:style-name="Default_20_Paragraph_20_Font"><text:span text:style-name="T33"> property.</text:span></text:span><text:span text:style-name="Default_20_Paragraph_20_Font"><text:span text:style-name="T33"> </text:span></text:span><text:span text:style-name="Default_20_Paragraph_20_Font"><text:span text:style-name="T33">A servlet filter matches the request if at least one of the provided properties matches.</text:span></text:span></text:p>
      <text:p text:style-name="Body"><text:soft-page-break/><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3">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filter.init.</text:span></text:span><text:span text:style-name="Default_20_Paragraph_20_Font"><text:span text:style-name="T33">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regexp</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xex.Pattern.</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oft-page-break/><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3">Event listeners register themselves under the interface(s) they are implementing. This specification supports:</text:span></text:span></text:p>
      <text:list xml:id="list4376833083132634256" text:style-name="L20">
        <text:list-item>
          <text:p text:style-name="P119"><text:span text:style-name="Default_20_Paragraph_20_Font"><text:span text:style-name="T33">ServletContextListener</text:span></text:span></text:p>
        </text:list-item>
      </text:list>
      <text:list xml:id="list5432086642290329188" text:style-name="L21">
        <text:list-item>
          <text:p text:style-name="P120"><text:span text:style-name="Default_20_Paragraph_20_Font"><text:span text:style-name="T33">ServletContextAttributeListener</text:span></text:span></text:p>
        </text:list-item>
        <text:list-item>
          <text:p text:style-name="P120"><text:span text:style-name="Default_20_Paragraph_20_Font"><text:span text:style-name="T33">ServletRequestListener</text:span></text:span></text:p>
        </text:list-item>
        <text:list-item>
          <text:p text:style-name="P120"><text:span text:style-name="Default_20_Paragraph_20_Font"><text:span text:style-name="T33">ServletRequestAttributeListener</text:span></text:span></text:p>
        </text:list-item>
        <text:list-item>
          <text:p text:style-name="P120"><text:span text:style-name="Default_20_Paragraph_20_Font"><text:span text:style-name="T33">HttpSessionListener</text:span></text:span></text:p>
        </text:list-item>
        <text:list-item>
          <text:p text:style-name="P120"><text:span text:style-name="Default_20_Paragraph_20_Font"><text:span text:style-name="T33">HttpSessionAttributeListener</text:span></text:span></text:p>
        </text:list-item>
        <text:list-item>
          <text:p text:style-name="P120"><text:span text:style-name="Default_20_Paragraph_20_Font"><text:span text:style-name="T33">Async</text:span></text:span><text:span text:style-name="Default_20_Paragraph_20_Font"><text:span text:style-name="T33">Listener</text:span></text:span></text:p>
        </text:list-item>
      </text:list>
      <text:p text:style-name="Body"><text:span text:style-name="Default_20_Paragraph_20_Font"><text:span text:style-name="T33">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3"> as described in section </text:span></text:span><text:span text:style-name="Default_20_Paragraph_20_Font"><text:span text:style-name="T33"><text:bookmark-ref text:reference-format="number" text:ref-name="__RefNumPara__25934_1125154468">5.2.2</text:bookmark-ref></text:span></text:span><text:span text:style-name="Default_20_Paragraph_20_Font"><text:span text:style-name="T33">.</text:span></text:span></text:p>
      <text:p text:style-name="Body"><text:span text:style-name="Default_20_Paragraph_20_Font"><text:span text:style-name="T33">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3"> is established and releases them when the </text:span></text:span><text:span text:style-name="Default_20_Paragraph_20_Font"><text:span text:style-name="T25">ServletContextHelper</text:span></text:span><text:span text:style-name="Default_20_Paragraph_20_Font"><text:span text:style-name="T33"> is not available any more or the listener is unregistered.</text:span></text:span></text:p>
      <text:h text:style-name="Heading_20_4" text:outline-level="4"><text:span text:style-name="Default_20_Paragraph_20_Font"><text:span text:style-name="T33">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oft-page-break/><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1"> </text:span></text:span><text:span text:style-name="Source_20_Text"><text:span text:style-name="T41">osgi.http</text:span></text:span><text:span text:style-name="Source_20_Text"><text:span text:style-name="T6">.whiteboard</text:span></text:span><text:span text:style-name="Source_20_Text"><text:span text:style-name="T41">.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2"/></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6">Provide-Capability: osgi.whiteboard;</text:span></text:span></text:p>
      <text:p text:style-name="P27"><text:span text:style-name="Default_20_Paragraph_20_Font"><text:span text:style-name="T45"><text:s text:c="7"/>osgi.whiteboard="osgi.http";</text:span></text:span></text:p>
      <text:p text:style-name="P27"><text:span text:style-name="Default_20_Paragraph_20_Font"><text:span text:style-name="T45"><text:s text:c="7"/>uses:="</text:span></text:span><text:span text:style-name="Default_20_Paragraph_20_Font"><text:span text:style-name="T37">javax.servlet, javax.servlet.http</text:span></text:span><text:span text:style-name="Default_20_Paragraph_20_Font"><text:span text:style-name="T45">";</text:span></text:span></text:p>
      <text:p text:style-name="P27"><text:span text:style-name="Default_20_Paragraph_20_Font"><text:span text:style-name="T45"><text:s text:c="7"/>version:Version="1.3"</text:span></text:span></text:p>
      <text:p text:style-name="Body"><text:soft-page-break/><text:span text:style-name="Default_20_Paragraph_20_Font"><text:span text:style-name="T39">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5">WhiteboardNamespace</text:span></text:span><text:span text:style-name="Default_20_Paragraph_20_Font"><text:span text:style-name="T52">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9">org.acme.foo</text:span></text:span><text:span text:style-name="Default_20_Paragraph_20_Font"><text:span text:style-name="T10">. The OSGi Alliance reserves names that start with </text:span></text:span><text:span text:style-name="Source_20_Text"><text:span text:style-name="T39">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version&gt;=2.0)))"</text:span></text:span></text:p>
      <text:p text:style-name="Preformatted_20_Text"><text:span text:style-name="User_20_Entry"><text:span text:style-name="T39"/></text:span></text:p>
      <text:h text:style-name="Heading_20_2" text:outline-level="2"><text:span text:style-name="User_20_Entry"><text:span text:style-name="T16">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5">Supported Servlet API</text:span></text:span></text:h>
      <text:p text:style-name="Body"><text:span text:style-name="User_20_Entry"><text:span text:style-name="T15">The Http Service implementation can supped declaring the supported servlet API as explained in secion </text:span></text:span><text:span text:style-name="User_20_Entry"><text:span text:style-name="T15"><text:bookmark-ref text:reference-format="chapter" text:ref-name="__RefHeading__14848_1235919579">5.1.6</text:bookmark-ref></text:span></text:span><text:span text:style-name="User_20_Entry"><text:span text:style-name="T15">.</text:span></text:span></text:p>
      <text:h text:style-name="Heading_20_3" text:outline-level="3"><text:soft-page-break/><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text:span></text:span><text:span text:style-name="Default_20_Paragraph_20_Font"><text:span text:style-name="T32">osgi.http.runtime.httpservice.serviceid</text:span></text:span><text:span text:style-name="Default_20_Paragraph_20_Font"><text:span text:style-name="T26"> containing the service id of the Http Service service.</text:span></text:span></text:p>
      <text:p text:style-name="Body"><text:span text:style-name="Default_20_Paragraph_20_Font"><text:span text:style-name="T26">As the DTOs contain a field with the service id of the whiteboarded services, in the case of servlets or resources registered via the Http S</text:span></text:span><text:span text:style-name="Default_20_Paragraph_20_Font"><text:span text:style-name="T26">ervice, the Http Runtime Service needs to generate unique negative ids for these instances.</text:span></text:span></text:p>
      <text:h text:style-name="Heading_20_3" text:outline-level="3"><text:span text:style-name="Default_20_Paragraph_20_Font"><text:span text:style-name="T28">Coexistance of the Http Service and the Http Whiteboard Service</text:span></text:span></text:h>
      <text:p text:style-name="P17"><text:span text:style-name="Default_20_Paragraph_20_Font"><text:span text:style-name="T26">If an implementation </text:span></text:span><text:span text:style-name="Default_20_Paragraph_20_Font"><text:span text:style-name="T26">implements both, the Http Service and the Http Whiteboard Service, services registered by any of those means coexist potentially within the same Http context.</text:span></text:span><text:span text:style-name="Default_20_Paragraph_20_Font"><text:span text:style-name="T26"> In the case of a clash between a service registered through the whiteboard pattern and the Http Ser</text:span></text:span><text:span text:style-name="Default_20_Paragraph_20_Font"><text:span text:style-name="T26">vice, the whiteboard service wins as it has a higher service ranking.</text:span></text:span></text:p>
      <text:p text:style-name="P17"><text:span text:style-name="Default_20_Paragraph_20_Font"><text:span text:style-name="T26">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See the JavaDoc for details.</text:p>
      <text:h text:style-name="Heading_20_1" text:outline-level="1"><text:soft-page-break/>Javadoc</text:h>
      <text:p text:style-name="P28"><text:span text:style-name="Default_20_Paragraph_20_Font"><text:span text:style-name="T44"/></text:span></text:p>
      <text:section text:style-name="Sect1" text:name="JavaDoc" text:protected="true">
        <text:section-source xlink:href="../javadoc.rtf" text:filter-name="Rich Text Format"/>
        <text:p text:style-name="P138">OSGi Javadoc</text:p>
        <text:p text:style-name="P47">22.05.14 17:1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0">Page</text:span></text:span></text:p>
            </table:table-cell>
          </table:table-row>
          <table:table-row table:style-name="Tabelle5.1">
            <table:table-cell table:style-name="Tabelle5.A2" office:value-type="string">
              <text:p text:style-name="P53"><text:a xlink:type="simple" xlink:href="#r3"><text:span text:style-name="T49">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7</text:bookmark-ref></text:span></text:p>
            </table:table-cell>
          </table:table-row>
          <table:table-row table:style-name="Tabelle5.1">
            <table:table-cell table:style-name="Tabelle5.A3" office:value-type="string">
              <text:p text:style-name="P53"><text:a xlink:type="simple" xlink:href="#r16"><text:span text:style-name="T49">org.osgi.service.http.runtime</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6">33</text:bookmark-ref></text:span></text:p>
            </table:table-cell>
          </table:table-row>
          <table:table-row table:style-name="Tabelle5.1">
            <table:table-cell table:style-name="Tabelle5.A3" office:value-type="string">
              <text:p text:style-name="P53"><text:a xlink:type="simple" xlink:href="#r23"><text:span text:style-name="T49">org.osgi.service.http.runtime.dto</text:span></text:a></text:p>
            </table:table-cell>
            <table:table-cell table:style-name="Tabelle5.A3" office:value-type="string">
              <text:p text:style-name="P54">Http Service Runtime DTO Package Version 1.0.</text:p>
            </table:table-cell>
            <table:table-cell table:style-name="Tabelle5.A3" office:value-type="string">
              <text:p text:style-name="P52"><text:span text:style-name="Page_20_Reference_20_Font"><text:bookmark-ref text:reference-format="page" text:ref-name="r23">36</text:bookmark-ref></text:span></text:p>
            </table:table-cell>
          </table:table-row>
          <table:table-row table:style-name="Tabelle5.1">
            <table:table-cell table:style-name="Tabelle5.A3" office:value-type="string">
              <text:p text:style-name="P53"><text:a xlink:type="simple" xlink:href="#r117"><text:span text:style-name="T49">org.osgi.service.http.whiteboard</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17">69</text:bookmark-ref></text:span></text:p>
            </table:table-cell>
          </table:table-row>
        </table:table>
        <text:p text:style-name="P139"><text:bookmark text:name="r3"/>Package org.osgi.service.http.context</text:p>
        <text:p text:style-name="P67"><text:span text:style-name="Code_20_Small">@org.osgi.annotation.versioning.Version(value="1.0")</text:span></text:p>
        <text:p text:style-name="P68">Http Service Context Package Version 1.0.</text:p>
        <text:p text:style-name="P69">See:</text:p>
        <text:p text:style-name="P72"><text:a xlink:type="simple" xlink:href="#r2"><text:span text:style-name="T49">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Class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3"><text:a xlink:type="simple" xlink:href="#r14"><text:span text:style-name="T49">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1"><text:bookmark-ref text:reference-format="page" text:ref-name="r14">28</text:bookmark-ref></text:span></text:span></text:p>
            </table:table-cell>
          </table:table-row>
        </table:table>
        <text:p text:style-name="P78"><text:bookmark text:name="r2"/>Package org.osgi.service.http.context Description</text:p>
        <text:p text:style-name="P79">Http Service Context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context; version="[1.0,2.0)"</text:span></text:p>
        <text:p text:style-name="P79">Example import for providers implementing the API in this package:</text:p>
        <text:p text:style-name="P38"><text:span text:style-name="Code1">Import-Package: org.osgi.service.http.context; version="[1.0,1.1)"</text:span></text:p>
        <text:p text:style-name="P143"><text:bookmark text:name="r14"/>Class ServletContextHelper</text:p>
        <text:p text:style-name="P81"><text:a xlink:type="simple" xlink:href="#r3"><text:span text:style-name="T53">org.osgi.service.http.context</text:span></text:a></text:p>
        <text:p text:style-name="P70"><text:span text:style-name="Code2">java.lang.Object</text:span></text:p>
        <text:p text:style-name="P39"><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60">org.osgi.service.http.context.ServletContextHelper</text:span></text:span></text:p>
        <text:p text:style-name="P71"/>
        <text:p text:style-name="P84"><text:span text:style-name="Code_20_Small1">@org.osgi.annotation.versioning.ConsumerType<text:line-break/></text:span><text:span text:style-name="Code2">abstract public class </text:span><text:span text:style-name="Code2"><text:span text:style-name="T60">ServletContextHelper</text:span></text:span></text:p>
        <text:p text:style-name="P48"><text:span text:style-name="Code2">extends Object</text:span></text:p>
        <text:p text:style-name="P79">Helper service for the servlet context used by whiteboard services for HTTP requests.</text:p>
        <text:p text:style-name="P79">This service defines methods that the Http Whiteboard Service implementation may call to get information for a request when dealing with whiteboard services.</text:p>
        <text:p text:style-name="P80"><text:span text:style-name="T39">Servlets, servlet filters, resources, and listeners services may be </text:span><text:a xlink:type="simple" xlink:href="#r118"><text:span text:style-name="Code2"><text:span text:style-name="T54">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0"><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5065210518056377726" text:style-name="RTF_5f_Num_20_2">
          <text:list-item>
            <text:p text:style-name="P43"><text:span text:style-name="Code2"><text:span text:style-name="T20">getMimeType</text:span></text:span><text:span text:style-name="Default_20_Paragraph_20_Font"><text:span text:style-name="T35"> - Does not define any customized MIME types for the </text:span></text:span><text:span text:style-name="Code2"><text:span text:style-name="T20">Content-Type</text:span></text:span><text:span text:style-name="Default_20_Paragraph_20_Font"><text:span text:style-name="T35"> header in the response, and always returns </text:span></text:span><text:span text:style-name="Code2"><text:span text:style-name="T20">null</text:span></text:span><text:span text:style-name="Default_20_Paragraph_20_Font"><text:span text:style-name="T35">.</text:span></text:span></text:p>
          </text:list-item>
          <text:list-item>
            <text:p text:style-name="P43"><text:span text:style-name="Code2"><text:span text:style-name="T20">handleSecurity</text:span></text:span><text:span text:style-name="Default_20_Paragraph_20_Font"><text:span text:style-name="T35"> - Performs implementation-defined authentication on the request.</text:span></text:span></text:p>
          </text:list-item>
          <text:list-item>
            <text:p text:style-name="P43"><text:span text:style-name="Code2"><text:span text:style-name="T20">getResource</text:span></text:span><text:span text:style-name="Default_20_Paragraph_20_Font"><text:span text:style-name="T35">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5"> method, and returns the appropriate URL to access the resource.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3"><text:span text:style-name="Code2"><text:span text:style-name="T20">getResourcePaths</text:span></text:span><text:span text:style-name="Default_20_Paragraph_20_Font"><text:span text:style-name="T35"> - Assumes that the resources are in the bundle of the whiteboard service. This method calls </text:span></text:span><text:span text:style-name="Code2"><text:span text:style-name="T20">Bundle.findEntries</text:span></text:span><text:span text:style-name="Default_20_Paragraph_20_Font"><text:span text:style-name="T35"> method, and returnes the found entries.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5"><text:span text:style-name="Code2"><text:span text:style-name="T20">getRealPath</text:span></text:span><text:span text:style-name="Default_20_Paragraph_20_Font"><text:span text:style-name="T35"> - This method returns </text:span></text:span><text:span text:style-name="Code2"><text:span text:style-name="T20">null</text:span></text:span><text:span text:style-name="Default_20_Paragraph_20_Font"><text:span text:style-name="T35">.</text:span></text:span></text:p>
          </text:list-item>
        </text:list>
        <text:p text:style-name="P80"><text:span text:style-name="T39">It is possible to register own </text:span><text:span text:style-name="Code2">ServletContextHelper</text:span><text:span text:style-name="Default_20_Paragraph_20_Font"><text:span text:style-name="T39"> services with a </text:span></text:span><text:a xlink:type="simple" xlink:href="#r118"><text:span text:style-name="Code2"><text:span text:style-name="T54">service property</text:span></text:span></text:a><text:span text:style-name="Default_20_Paragraph_20_Font"><text:span text:style-name="T39">.</text:span></text:span></text:p>
        <text:p text:style-name="P49"><text:span text:style-name="T39">A context can be registered with the </text:span><text:a xlink:type="simple" xlink:href="#r119"><text:span text:style-name="Code2"><text:span text:style-name="T54">service property</text:span></text:span></text:a><text:span text:style-name="Default_20_Paragraph_20_Font"><text:span text:style-name="T39"> to define a path under which all services registered with this context are reachable.</text:span></text:span></text:p>
        <text:p text:style-name="P82">See Also:</text:p>
        <text:p text:style-name="P74"><text:a xlink:type="simple" xlink:href="#r118"><text:span text:style-name="Code2"><text:span text:style-name="T54">HttpWhiteboardConstants.HTTP_WHITEBOARD_CONTEXT_NAME</text:span></text:span></text:a><text:span text:style-name="Default_20_Paragraph_20_Font"><text:span text:style-name="T39">, </text:span></text:span><text:a xlink:type="simple" xlink:href="#r119"><text:span text:style-name="Code2"><text:span text:style-name="T54">HttpWhiteboardConstants.HTTP_WHITEBOARD_CONTEXT_PATH</text:span></text:span></text:a></text:p>
        <text:p text:style-name="P82">ThreadSafe</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20">Field Summary</text:span></text:span></text:p>
            </table:table-cell>
            <table:covered-table-cell/>
            <table:table-cell table:style-name="Tabelle8.A1" office:value-type="string">
              <text:p text:style-name="P87"><text:span text:style-name="Page_20_Reference_20_Font"><text:span text:style-name="T34">Page</text:span></text:span></text:p>
            </table:table-cell>
          </table:table-row>
          <table:table-row table:style-name="Tabelle8.1">
            <table:table-cell table:style-name="Tabelle8.A2" office:value-type="string">
              <text:p text:style-name="P88"><text:span text:style-name="Code_20_Small1"><text:span text:style-name="T20">static String</text:span></text:span></text:p>
            </table:table-cell>
            <table:table-cell table:style-name="Tabelle8.A2" office:value-type="string">
              <text:p text:style-name="P92"><text:a xlink:type="simple" xlink:href="#r5"><text:span text:style-name="Code2"><text:span text:style-name="T55">AUTHENTICATION_TYPE</text:span></text:span></text:a></text:p>
              <text:p text:style-name="P93"><text:span text:style-name="Code2"><text:span text:style-name="T20">HttpServletRequest</text:span></text:span><text:span text:style-name="Default_20_Paragraph_20_Font"><text:span text:style-name="T35"> attribute specifying the scheme used in authentication.</text:span></text:span></text:p>
            </table:table-cell>
            <table:table-cell table:style-name="Tabelle8.C2" office:value-type="string">
              <text:p text:style-name="P89"><text:span text:style-name="Page_20_Reference_20_Font"><text:span text:style-name="T20"><text:bookmark-ref text:reference-format="page" text:ref-name="r5">29</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6"><text:span text:style-name="Code2"><text:span text:style-name="T55">AUTHORIZATION</text:span></text:span></text:a></text:p>
              <text:p text:style-name="P93"><text:span text:style-name="Code2"><text:span text:style-name="T20">HttpServletRequest</text:span></text:span><text:span text:style-name="Default_20_Paragraph_20_Font"><text:span text:style-name="T35"> attribute specifying the </text:span></text:span><text:span text:style-name="Code2"><text:span text:style-name="T20">Authorization</text:span></text:span><text:span text:style-name="Default_20_Paragraph_20_Font"><text:span text:style-name="T35"> object obtained from the </text:span></text:span><text:span text:style-name="Code2"><text:span text:style-name="T20">org.osgi.service.useradmin.UserAdmin</text:span></text:span><text:span text:style-name="Default_20_Paragraph_20_Font"><text:span text:style-name="T35"> service.</text:span></text:span></text:p>
            </table:table-cell>
            <table:table-cell table:style-name="Tabelle8.C3" office:value-type="string">
              <text:p text:style-name="P89"><text:span text:style-name="Page_20_Reference_20_Font"><text:span text:style-name="T20"><text:bookmark-ref text:reference-format="page" text:ref-name="r6">29</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4"><text:span text:style-name="Code2"><text:span text:style-name="T55">REMOTE_USER</text:span></text:span></text:a></text:p>
              <text:p text:style-name="P93"><text:span text:style-name="Code2"><text:span text:style-name="T20">HttpServletRequest</text:span></text:span><text:span text:style-name="Default_20_Paragraph_20_Font"><text:span text:style-name="T35"> attribute specifying the name of the authenticated user.</text:span></text:span></text:p>
            </table:table-cell>
            <table:table-cell table:style-name="Tabelle8.C3" office:value-type="string">
              <text:p text:style-name="P89"><text:span text:style-name="Page_20_Reference_20_Font"><text:span text:style-name="T20"><text:bookmark-ref text:reference-format="page" text:ref-name="r4">29</text:bookmark-ref></text:span></text:span></text:p>
            </table:table-cell>
          </table:table-row>
        </table:table>
        <text:p text:style-name="P40"/>
        <table:table table:name="Tabelle9" table:style-name="Tabelle9">
          <table:table-column table:style-name="Tabelle9.A"/>
          <table:table-column table:style-name="Tabelle9.B"/>
          <table:table-row table:style-name="Tabelle9.1">
            <table:table-cell table:style-name="Tabelle9.A1" office:value-type="string">
              <text:p text:style-name="P86"><text:span text:style-name="Summary_20_Heading_20_Font2"><text:span text:style-name="T20">Constructor Summary</text:span></text:span></text:p>
            </table:table-cell>
            <table:table-cell table:style-name="Tabelle9.A1" office:value-type="string">
              <text:p text:style-name="P87"><text:span text:style-name="Page_20_Reference_20_Font"><text:span text:style-name="T34">Page</text:span></text:span></text:p>
            </table:table-cell>
          </table:table-row>
          <table:table-row table:style-name="Tabelle9.1">
            <table:table-cell table:style-name="Tabelle9.A2" office:value-type="string">
              <text:p text:style-name="P92"><text:a xlink:type="simple" xlink:href="#r7"><text:span text:style-name="Code2"><text:span text:style-name="T55">ServletContextHelper</text:span></text:span></text:a><text:span text:style-name="Code2"><text:span text:style-name="T20">()</text:span></text:span></text:p>
              <text:p text:style-name="P94">Default constructor</text:p>
            </table:table-cell>
            <table:table-cell table:style-name="Tabelle9.B2" office:value-type="string">
              <text:p text:style-name="P89"><text:span text:style-name="Page_20_Reference_20_Font"><text:span text:style-name="T20"><text:bookmark-ref text:reference-format="page" text:ref-name="r7">29</text:bookmark-ref></text:span></text:span></text:p>
            </table:table-cell>
          </table:table-row>
          <text:soft-page-break/>
          <table:table-row table:style-name="Tabelle9.1">
            <table:table-cell table:style-name="Tabelle9.A3" office:value-type="string">
              <text:p text:style-name="P92"><text:a xlink:type="simple" xlink:href="#r8"><text:span text:style-name="Code2"><text:span text:style-name="T55">ServletContextHelper</text:span></text:span></text:a><text:span text:style-name="Code2"><text:span text:style-name="T20">(org.osgi.framework.Bundle b)</text:span></text:span></text:p>
              <text:p text:style-name="P94">Construct a new context helper and set the bundle associated with this context.</text:p>
            </table:table-cell>
            <table:table-cell table:style-name="Tabelle9.B3" office:value-type="string">
              <text:p text:style-name="P89"><text:span text:style-name="Page_20_Reference_20_Font"><text:span text:style-name="T20"><text:bookmark-ref text:reference-format="page" text:ref-name="r8">30</text:bookmark-ref></text:span></text:span></text:p>
            </table:table-cell>
          </table:table-row>
        </table:table>
        <text:p text:style-name="P4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6"><text:span text:style-name="Summary_20_Heading_20_Font2"><text:span text:style-name="T20">Method Summary</text:span></text:span></text:p>
            </table:table-cell>
            <table:covered-table-cell/>
            <table:table-cell table:style-name="Tabelle11.A1" office:value-type="string">
              <text:p text:style-name="P87"><text:span text:style-name="Page_20_Reference_20_Font"><text:span text:style-name="T34">Page</text:span></text:span></text:p>
            </table:table-cell>
          </table:table-row>
          <table:table-row table:style-name="Tabelle11.1">
            <table:table-cell table:style-name="Tabelle11.A2" office:value-type="string">
              <text:p text:style-name="P88"><text:span text:style-name="Code_20_Small1"><text:span text:style-name="T20">String</text:span></text:span></text:p>
            </table:table-cell>
            <table:table-cell table:style-name="Tabelle11.A2" office:value-type="string">
              <text:p text:style-name="P92"><text:a xlink:type="simple" xlink:href="#r11"><text:span text:style-name="Code2"><text:span text:style-name="T55">getMimeType</text:span></text:span></text:a><text:span text:style-name="Code2"><text:span text:style-name="T20">(String name)</text:span></text:span></text:p>
              <text:p text:style-name="P94">Maps a name to a MIME type.</text:p>
            </table:table-cell>
            <table:table-cell table:style-name="Tabelle11.C2" office:value-type="string">
              <text:p text:style-name="P89"><text:span text:style-name="Page_20_Reference_20_Font"><text:span text:style-name="T20"><text:bookmark-ref text:reference-format="page" text:ref-name="r11">31</text:bookmark-ref></text:span></text:span></text:p>
            </table:table-cell>
          </table:table-row>
          <table:table-row table:style-name="Tabelle11.1">
            <table:table-cell table:style-name="Tabelle11.A3" office:value-type="string">
              <text:p text:style-name="P88"><text:span text:style-name="Code_20_Small1"><text:span text:style-name="T20">String</text:span></text:span></text:p>
            </table:table-cell>
            <table:table-cell table:style-name="Tabelle11.A3" office:value-type="string">
              <text:p text:style-name="P92"><text:a xlink:type="simple" xlink:href="#r13"><text:span text:style-name="Code2"><text:span text:style-name="T55">getRealPath</text:span></text:span></text:a><text:span text:style-name="Code2"><text:span text:style-name="T20">(String path)</text:span></text:span></text:p>
              <text:p text:style-name="P94">Gets the real path corresponding to the given virtual path.</text:p>
            </table:table-cell>
            <table:table-cell table:style-name="Tabelle11.C3" office:value-type="string">
              <text:p text:style-name="P89"><text:span text:style-name="Page_20_Reference_20_Font"><text:span text:style-name="T20"><text:bookmark-ref text:reference-format="page" text:ref-name="r13">31</text:bookmark-ref></text:span></text:span></text:p>
            </table:table-cell>
          </table:table-row>
          <table:table-row table:style-name="Tabelle11.1">
            <table:table-cell table:style-name="Tabelle11.A3" office:value-type="string">
              <text:p text:style-name="P88"><text:span text:style-name="Code_20_Small1"><text:span text:style-name="T20">URL</text:span></text:span></text:p>
            </table:table-cell>
            <table:table-cell table:style-name="Tabelle11.A3" office:value-type="string">
              <text:p text:style-name="P92"><text:a xlink:type="simple" xlink:href="#r10"><text:span text:style-name="Code2"><text:span text:style-name="T55">getResource</text:span></text:span></text:a><text:span text:style-name="Code2"><text:span text:style-name="T20">(String name)</text:span></text:span></text:p>
              <text:p text:style-name="P94">Maps a resource name to a URL.</text:p>
            </table:table-cell>
            <table:table-cell table:style-name="Tabelle11.C3" office:value-type="string">
              <text:p text:style-name="P89"><text:span text:style-name="Page_20_Reference_20_Font"><text:span text:style-name="T20"><text:bookmark-ref text:reference-format="page" text:ref-name="r10">30</text:bookmark-ref></text:span></text:span></text:p>
            </table:table-cell>
          </table:table-row>
          <table:table-row table:style-name="Tabelle11.1">
            <table:table-cell table:style-name="Tabelle11.A3" office:value-type="string">
              <text:p text:style-name="P88"><text:span text:style-name="Code_20_Small1"><text:span text:style-name="T20">Set&lt;String&gt;</text:span></text:span></text:p>
            </table:table-cell>
            <table:table-cell table:style-name="Tabelle11.A3" office:value-type="string">
              <text:p text:style-name="P92"><text:a xlink:type="simple" xlink:href="#r12"><text:span text:style-name="Code2"><text:span text:style-name="T55">getResourcePaths</text:span></text:span></text:a><text:span text:style-name="Code2"><text:span text:style-name="T20">(String path)</text:span></text:span></text:p>
              <text:p text:style-name="P94">Returns a directory-like listing of all the paths to resources within the web application whose longest sub-path matches the supplied path argument.</text:p>
            </table:table-cell>
            <table:table-cell table:style-name="Tabelle11.C3" office:value-type="string">
              <text:p text:style-name="P89"><text:span text:style-name="Page_20_Reference_20_Font"><text:span text:style-name="T20"><text:bookmark-ref text:reference-format="page" text:ref-name="r12">31</text:bookmark-ref></text:span></text:span></text:p>
            </table:table-cell>
          </table:table-row>
          <table:table-row table:style-name="Tabelle11.1">
            <table:table-cell table:style-name="Tabelle11.A3" office:value-type="string">
              <text:p text:style-name="P88"><text:span text:style-name="Code_20_Small1"><text:span text:style-name="T20">boolean</text:span></text:span></text:p>
            </table:table-cell>
            <table:table-cell table:style-name="Tabelle11.A3" office:value-type="string">
              <text:p text:style-name="P92"><text:a xlink:type="simple" xlink:href="#r9"><text:span text:style-name="Code2"><text:span text:style-name="T55">handleSecurity</text:span></text:span></text:a><text:span text:style-name="Code2"><text:span text:style-name="T20">(HttpServletRequest request, HttpServletResponse response)</text:span></text:span></text:p>
              <text:p text:style-name="P94">Handles security for the specified request.</text:p>
            </table:table-cell>
            <table:table-cell table:style-name="Tabelle11.C3" office:value-type="string">
              <text:p text:style-name="P89"><text:span text:style-name="Page_20_Reference_20_Font"><text:span text:style-name="T20"><text:bookmark-ref text:reference-format="page" text:ref-name="r9">30</text:bookmark-ref></text:span></text:span></text:p>
            </table:table-cell>
          </table:table-row>
        </table:table>
        <text:p text:style-name="P164">Field Detail</text:p>
        <text:p text:style-name="P167"><text:bookmark text:name="r4"/>REMOTE_USER</text:p>
        <text:p text:style-name="P48"><text:span text:style-name="Code2">public static final String </text:span><text:span text:style-name="Code2"><text:span text:style-name="T60">REMOTE_USER</text:span></text:span><text:span text:style-name="Code2"> = "org.osgi.service.http.authentication.remote.user"</text:span></text:p>
        <text:p text:style-name="P72"><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98"/>
        <text:p text:style-name="P166"><text:bookmark text:name="r5"/>AUTHENTICATION_TYPE</text:p>
        <text:p text:style-name="P48"><text:span text:style-name="Code2">public static final String </text:span><text:span text:style-name="Code2"><text:span text:style-name="T60">AUTHENTICATION_TYPE</text:span></text:span><text:span text:style-name="Code2"> = "org.osgi.service.http.authentication.type"</text:span></text:p>
        <text:p text:style-name="P72"><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98"/>
        <text:p text:style-name="P166"><text:bookmark text:name="r6"/>AUTHORIZATION</text:p>
        <text:p text:style-name="P48"><text:span text:style-name="Code2">public static final String </text:span><text:span text:style-name="Code2"><text:span text:style-name="T60">AUTHORIZATION</text:span></text:span><text:span text:style-name="Code2"> = "org.osgi.service.useradmin.authorization"</text:span></text:p>
        <text:p text:style-name="P72"><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5">Constructor Detail</text:p>
        <text:p text:style-name="P167"><text:bookmark text:name="r7"/>ServletContextHelper</text:p>
        <text:p text:style-name="P48"><text:span text:style-name="Code2">public </text:span><text:span text:style-name="Code2"><text:span text:style-name="T60">ServletContextHelper</text:span></text:span><text:span text:style-name="Code2">()</text:span></text:p>
        <text:p text:style-name="P73">Default constructor</text:p>
        <text:p text:style-name="P98"/>
        <text:p text:style-name="P166"><text:bookmark text:name="r8"/><text:soft-page-break/>ServletContextHelper</text:p>
        <text:p text:style-name="P48"><text:span text:style-name="Code2">public </text:span><text:span text:style-name="Code2"><text:span text:style-name="T60">ServletContextHelper</text:span></text:span><text:span text:style-name="Code2">(org.osgi.framework.Bundle b)</text:span></text:p>
        <text:p text:style-name="P73">Construct a new context helper and set the bundle associated with this context.</text:p>
        <text:p text:style-name="P75">Parameters:</text:p>
        <text:p text:style-name="P99"><text:span text:style-name="Code2">b</text:span><text:span text:style-name="Default_20_Paragraph_20_Font"><text:span text:style-name="T39"> - The bundle</text:span></text:span></text:p>
        <text:p text:style-name="P164">Method Detail</text:p>
        <text:p text:style-name="P167"><text:bookmark text:name="r9"/>handleSecurity</text:p>
        <text:p text:style-name="P48"><text:span text:style-name="Code2">public boolean </text:span><text:span text:style-name="Code2"><text:span text:style-name="T60">handleSecurity</text:span></text:span><text:span text:style-name="Code2">(HttpServletRequest request,<text:line-break/>                              HttpServletResponse response)<text:line-break/>                       throws IOException</text:span></text:p>
        <text:p text:style-name="P76">Handles security for the specified request.</text:p>
        <text:p text:style-name="P76">The Http Whiteboard Service calls this method prior to servicing the specified request. This method controls whether the request is processed in the normal manner or an error is returned.</text:p>
        <text:p text:style-name="P77"><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77"><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77"><text:span text:style-name="T39">When this method returns </text:span><text:span text:style-name="Code2">false</text:span><text:span text:style-name="Default_20_Paragraph_20_Font"><text:span text:style-name="T39">, the Http Whiteboard Service will send the response back to the client, thereby completing the request. When this method returns </text:span></text:span><text:span text:style-name="Code2">true</text:span><text:span text:style-name="Default_20_Paragraph_20_Font"><text:span text:style-name="T39">, the Http Whitboard Service will proceed with servicing the request.</text:span></text:span></text:p>
        <text:p text:style-name="P77"><text:span text:style-name="T39">If the specified request has been authenticated, this method must set the </text:span><text:a xlink:type="simple" xlink:href="#r5"><text:span text:style-name="Code2"><text:span text:style-name="T54">AUTHENTICATION_TYPE</text:span></text:span></text:a><text:span text:style-name="Default_20_Paragraph_20_Font"><text:span text:style-name="T39"> request attribute to the type of authentication used, and the </text:span></text:span><text:a xlink:type="simple" xlink:href="#r4"><text:span text:style-name="Code2"><text:span text:style-name="T54">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77"><text:span text:style-name="T39">If the authenticated user is also authorized to access certain resources, this method must set the </text:span><text:a xlink:type="simple" xlink:href="#r6"><text:span text:style-name="Code2"><text:span text:style-name="T54">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2"><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75">Parameters:</text:p>
        <text:p text:style-name="P99"><text:span text:style-name="Code2">request</text:span><text:span text:style-name="Default_20_Paragraph_20_Font"><text:span text:style-name="T39"> - The HTTP request.</text:span></text:span></text:p>
        <text:p text:style-name="P99"><text:span text:style-name="Code2">response</text:span><text:span text:style-name="Default_20_Paragraph_20_Font"><text:span text:style-name="T39"> - The HTTP response.</text:span></text:span></text:p>
        <text:p text:style-name="P75">Returns:</text:p>
        <text:p text:style-name="P99"><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Whiteboard Service will send the response back to the client.</text:span></text:span></text:p>
        <text:p text:style-name="P75">Throws:</text:p>
        <text:p text:style-name="P99"><text:span text:style-name="Code2">IOException</text:span><text:span text:style-name="Default_20_Paragraph_20_Font"><text:span text:style-name="T39"> - may be thrown by this method. If this occurs, the Http Whiteboard Service will terminate the request and close the socket.</text:span></text:span></text:p>
        <text:p text:style-name="P101"/>
        <text:p text:style-name="P166"><text:bookmark text:name="r10"/>getResource</text:p>
        <text:p text:style-name="P48"><text:span text:style-name="Code2">public URL </text:span><text:span text:style-name="Code2"><text:span text:style-name="T60">getResource</text:span></text:span><text:span text:style-name="Code2">(String name)</text:span></text:p>
        <text:p text:style-name="P76">Maps a resource name to a URL.</text:p>
        <text:p text:style-name="P77"><text:soft-page-break/><text:span text:style-name="T39">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Whiteboard Service will call this method to locate the named resource.</text:span></text:span></text:p>
        <text:p text:style-name="P72"><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75">Parameters:</text:p>
        <text:p text:style-name="P99"><text:span text:style-name="Code2">name</text:span><text:span text:style-name="Default_20_Paragraph_20_Font"><text:span text:style-name="T39"> - The name of the requested resource.</text:span></text:span></text:p>
        <text:p text:style-name="P75">Returns:</text:p>
        <text:p text:style-name="P99"><text:span text:style-name="T39">A URL that Http Whiteboard Service can use to read the resource or </text:span><text:span text:style-name="Code2">null</text:span><text:span text:style-name="Default_20_Paragraph_20_Font"><text:span text:style-name="T39"> if the resource does not exist.</text:span></text:span></text:p>
        <text:p text:style-name="P101"/>
        <text:p text:style-name="P166"><text:bookmark text:name="r11"/>getMimeType</text:p>
        <text:p text:style-name="P48"><text:span text:style-name="Code2">public String </text:span><text:span text:style-name="Code2"><text:span text:style-name="T60">getMimeType</text:span></text:span><text:span text:style-name="Code2">(String name)</text:span></text:p>
        <text:p text:style-name="P76">Maps a name to a MIME type.</text:p>
        <text:p text:style-name="P72"><text:span text:style-name="T39">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Whiteboard Service will call this method to determine the MIME type for the </text:span></text:span><text:span text:style-name="Code2">Content-Type</text:span><text:span text:style-name="Default_20_Paragraph_20_Font"><text:span text:style-name="T39"> header in the response.</text:span></text:span></text:p>
        <text:p text:style-name="P75">Parameters:</text:p>
        <text:p text:style-name="P99"><text:span text:style-name="Code2">name</text:span><text:span text:style-name="Default_20_Paragraph_20_Font"><text:span text:style-name="T39"> - The name for which to determine the MIME type.</text:span></text:span></text:p>
        <text:p text:style-name="P75">Returns:</text:p>
        <text:p text:style-name="P99"><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1"/>
        <text:p text:style-name="P166"><text:bookmark text:name="r12"/>getResourcePaths</text:p>
        <text:p text:style-name="P48"><text:span text:style-name="Code2">public Set&lt;String&gt; </text:span><text:span text:style-name="Code2"><text:span text:style-name="T60">getResourcePaths</text:span></text:span><text:span text:style-name="Code2">(String path)</text:span></text:p>
        <text:p text:style-name="P76">Returns a directory-like listing of all the paths to resources within the web application whose longest sub-path matches the supplied path argument.</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partial path used to match the resources, which must start with a /</text:span></text:span></text:p>
        <text:p text:style-name="P75">Returns:</text:p>
        <text:p text:style-name="P100">a Set containing the directory listing, or null if there are no resources in the web application whose path begins with the supplied path.</text:p>
        <text:p text:style-name="P101"/>
        <text:p text:style-name="P166"><text:bookmark text:name="r13"/>getRealPath</text:p>
        <text:p text:style-name="P48"><text:span text:style-name="Code2">public String </text:span><text:span text:style-name="Code2"><text:span text:style-name="T60">getRealPath</text:span></text:span><text:span text:style-name="Code2">(String path)</text:span></text:p>
        <text:p text:style-name="P76">Gets the real path corresponding to the given virtual path.</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virtual path to be translated to a real path</text:span></text:span></text:p>
        <text:p text:style-name="P75"><text:soft-page-break/>Returns:</text:p>
        <text:p text:style-name="P100">the real path, or null if the translation cannot be performed</text:p>
        <text:p text:style-name="P140"><text:bookmark text:name="r16"/>Package org.osgi.service.http.runtime</text:p>
        <text:p text:style-name="P67"><text:span text:style-name="Code_20_Small">@org.osgi.annotation.versioning.Version(value="1.0")</text:span></text:p>
        <text:p text:style-name="P68">Http Service Runtime Package Version 1.0.</text:p>
        <text:p text:style-name="P69">See:</text:p>
        <text:p text:style-name="P72"><text:a xlink:type="simple" xlink:href="#r15"><text:span text:style-name="T49">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1"><text:span text:style-name="Summary_20_Heading_20_Font1">Interface Summary</text:span></text:p>
            </table:table-cell>
            <table:covered-table-cell/>
            <table:table-cell table:style-name="Tabelle13.A1" office:value-type="string">
              <text:p text:style-name="P62"><text:span text:style-name="Page_20_Reference_20_Font">Page</text:span></text:p>
            </table:table-cell>
          </table:table-row>
          <table:table-row table:style-name="Tabelle13.1">
            <table:table-cell table:style-name="Tabelle13.A2" office:value-type="string">
              <text:p text:style-name="P53"><text:a xlink:type="simple" xlink:href="#r19"><text:span text:style-name="T51">HttpServiceRuntime</text:span></text:a></text:p>
            </table:table-cell>
            <table:table-cell table:style-name="Tabelle13.A2" office:value-type="string">
              <text:p text:style-name="P57"><text:span text:style-name="T61">The </text:span><text:span text:style-name="Code1"><text:span text:style-name="T61">HttpServiceRuntime</text:span></text:span><text:span text:style-name="Default_20_Paragraph_20_Font"><text:span text:style-name="T61"> service represents the runtime information of a Http (Whiteboard) Service implementation.</text:span></text:span></text:p>
            </table:table-cell>
            <table:table-cell table:style-name="Tabelle13.A2" office:value-type="string">
              <text:p text:style-name="P56"><text:span text:style-name="Page_20_Reference_20_Font"><text:span text:style-name="T61"><text:bookmark-ref text:reference-format="page" text:ref-name="r19">34</text:bookmark-ref></text:span></text:span></text:p>
            </table:table-cell>
          </table:table-row>
        </table:table>
        <text:p text:style-name="P4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3"><text:span text:style-name="Summary_20_Heading_20_Font1"><text:span text:style-name="T20">Class Summary</text:span></text:span></text:p>
            </table:table-cell>
            <table:covered-table-cell/>
            <table:table-cell table:style-name="Tabelle14.A1" office:value-type="string">
              <text:p text:style-name="P64"><text:span text:style-name="Page_20_Reference_20_Font"><text:span text:style-name="T34">Page</text:span></text:span></text:p>
            </table:table-cell>
          </table:table-row>
          <table:table-row table:style-name="Tabelle14.1">
            <table:table-cell table:style-name="Tabelle14.A2" office:value-type="string">
              <text:p text:style-name="P53"><text:a xlink:type="simple" xlink:href="#r21"><text:span text:style-name="T49">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20"><text:bookmark-ref text:reference-format="page" text:ref-name="r21">35</text:bookmark-ref></text:span></text:span></text:p>
            </table:table-cell>
          </table:table-row>
        </table:table>
        <text:p text:style-name="P78"><text:bookmark text:name="r15"/>Package org.osgi.service.http.runtime Description</text:p>
        <text:p text:style-name="P79">Http Service Runtime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 version="[1.0,2.0)"</text:span></text:p>
        <text:p text:style-name="P79">Example import for providers implementing the API in this package:</text:p>
        <text:p text:style-name="P38"><text:span text:style-name="Code1">Import-Package: org.osgi.service.http.runtime; version="[1.0,1.1)"</text:span></text:p>
        <text:p text:style-name="P144"><text:bookmark text:name="r19"/>Interface HttpServiceRuntime</text:p>
        <text:p text:style-name="P81"><text:a xlink:type="simple" xlink:href="#r16"><text:span text:style-name="T53">org.osgi.service.http.runtime</text:span></text:a></text:p>
        <text:p text:style-name="P71"/>
        <text:p text:style-name="P102"><text:span text:style-name="Code_20_Small1">@org.osgi.annotation.versioning.ProviderType<text:line-break/></text:span><text:span text:style-name="Code2">public interface </text:span><text:span text:style-name="Code2"><text:span text:style-name="T60">HttpServiceRuntime</text:span></text:span></text:p>
        <text:p text:style-name="P80"><text:span text:style-name="T39">The </text:span><text:span text:style-name="Code2">HttpServiceRuntime</text:span><text:span text:style-name="Default_20_Paragraph_20_Font"><text:span text:style-name="T39"> service represents the runtime information of a Http (Whiteboard) Service implementation.</text:span></text:span></text:p>
        <text:p text:style-name="P79">It provides access to DTOs representing the current state of the service.</text:p>
        <text:p text:style-name="P49"><text:span text:style-name="T39">The </text:span><text:span text:style-name="Code2">HttpServiceRuntime</text:span><text:span text:style-name="Default_20_Paragraph_20_Font"><text:span text:style-name="T39"> service must at least be registered with the </text:span></text:span><text:a xlink:type="simple" xlink:href="#r20"><text:span text:style-name="Code2"><text:span text:style-name="T54">HttpServiceRuntimeConstants.HTTP_SERVICE_ENDPOINT_ATTRIBUTE</text:span></text:span></text:a><text:span text:style-name="Default_20_Paragraph_20_Font"><text:span text:style-name="T39"> attribute.</text:span></text:spa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20">Method Summary</text:span></text:span></text:p>
            </table:table-cell>
            <table:covered-table-cell/>
            <table:table-cell table:style-name="Tabelle16.A1" office:value-type="string">
              <text:p text:style-name="P87"><text:span text:style-name="Page_20_Reference_20_Font"><text:span text:style-name="T34">Page</text:span></text:span></text:p>
            </table:table-cell>
          </table:table-row>
          <table:table-row table:style-name="Tabelle16.1">
            <table:table-cell table:style-name="Tabelle16.A2" office:value-type="string">
              <text:p text:style-name="P90"><text:a xlink:type="simple" xlink:href="#r83"><text:span text:style-name="Code_20_Small1"><text:span text:style-name="T54">RequestInfoDTO</text:span></text:span></text:a></text:p>
            </table:table-cell>
            <table:table-cell table:style-name="Tabelle16.A2" office:value-type="string">
              <text:p text:style-name="P92"><text:a xlink:type="simple" xlink:href="#r18"><text:span text:style-name="Code2"><text:span text:style-name="T55">calculateRequestInfoDTO</text:span></text:span></text:a><text:span text:style-name="Code2"><text:span text:style-name="T20">(String path)</text:span></text:span></text:p>
              <text:p text:style-name="P94">Return a request info DTO containing the services involved with processing a request for the given path.</text:p>
            </table:table-cell>
            <table:table-cell table:style-name="Tabelle16.C2" office:value-type="string">
              <text:p text:style-name="P89"><text:span text:style-name="Page_20_Reference_20_Font"><text:span text:style-name="T20"><text:bookmark-ref text:reference-format="page" text:ref-name="r18">34</text:bookmark-ref></text:span></text:span></text:p>
            </table:table-cell>
          </table:table-row>
          <table:table-row table:style-name="Tabelle16.1">
            <table:table-cell table:style-name="Tabelle16.A3" office:value-type="string">
              <text:p text:style-name="P90"><text:a xlink:type="simple" xlink:href="#r99"><text:span text:style-name="Code_20_Small1"><text:span text:style-name="T54">RuntimeDTO</text:span></text:span></text:a></text:p>
            </table:table-cell>
            <table:table-cell table:style-name="Tabelle16.A3" office:value-type="string">
              <text:p text:style-name="P92"><text:a xlink:type="simple" xlink:href="#r17"><text:span text:style-name="Code2"><text:span text:style-name="T55">getRuntimeDTO</text:span></text:span></text:a><text:span text:style-name="Code2"><text:span text:style-name="T20">()</text:span></text:span></text:p>
              <text:p text:style-name="P94">Return the runtime DTO representing the current state.</text:p>
            </table:table-cell>
            <table:table-cell table:style-name="Tabelle16.C3" office:value-type="string">
              <text:p text:style-name="P89"><text:span text:style-name="Page_20_Reference_20_Font"><text:span text:style-name="T20"><text:bookmark-ref text:reference-format="page" text:ref-name="r17">34</text:bookmark-ref></text:span></text:span></text:p>
            </table:table-cell>
          </table:table-row>
        </table:table>
        <text:p text:style-name="P164">Method Detail</text:p>
        <text:p text:style-name="P167"><text:bookmark text:name="r17"/>getRuntimeDTO</text:p>
        <text:p text:style-name="P48"><text:a xlink:type="simple" xlink:href="#r99"><text:span text:style-name="Code2"><text:span text:style-name="T54">RuntimeDTO</text:span></text:span></text:a><text:span text:style-name="Code2"> </text:span><text:span text:style-name="Code2"><text:span text:style-name="T60">getRuntimeDTO</text:span></text:span><text:span text:style-name="Code2">()</text:span></text:p>
        <text:p text:style-name="P73">Return the runtime DTO representing the current state.</text:p>
        <text:p text:style-name="P75">Returns:</text:p>
        <text:p text:style-name="P100">The runtime DTO</text:p>
        <text:p text:style-name="P101"/>
        <text:p text:style-name="P166"><text:bookmark text:name="r18"/>calculateRequestInfoDTO</text:p>
        <text:p text:style-name="P48"><text:a xlink:type="simple" xlink:href="#r83"><text:span text:style-name="Code2"><text:span text:style-name="T54">RequestInfoDTO</text:span></text:span></text:a><text:span text:style-name="Code2"> </text:span><text:span text:style-name="Code2"><text:span text:style-name="T60">calculateRequestInfoDTO</text:span></text:span><text:span text:style-name="Code2">(String path)</text:span></text:p>
        <text:p text:style-name="P73">Return a request info DTO containing the services involved with processing a request for the given path.</text:p>
        <text:p text:style-name="P75">Parameters:</text:p>
        <text:p text:style-name="P99"><text:span text:style-name="Code2">path</text:span><text:span text:style-name="Default_20_Paragraph_20_Font"><text:span text:style-name="T39"> - The request path, relative to the root of the Http (Whiteboard) Service.</text:span></text:span></text:p>
        <text:p text:style-name="P75">Returns:</text:p>
        <text:p text:style-name="P100">A request info DTO</text:p>
        <text:p text:style-name="P145"><text:bookmark text:name="r21"/>Class HttpServiceRuntimeConstants</text:p>
        <text:p text:style-name="P81"><text:a xlink:type="simple" xlink:href="#r16"><text:span text:style-name="T53">org.osgi.service.http.runtime</text:span></text:a></text:p>
        <text:p text:style-name="P70"><text:span text:style-name="Code2">java.lang.Object</text:span></text:p>
        <text:p text:style-name="P39"><text:span text:style-name="Code2">  </text:span><text:span text:style-name="Code2"><draw:frame draw:style-name="fr3" draw:name="Grafik1" text:anchor-type="as-char" svg:width="0.397cm" svg:height="0.37cm" draw:z-index="26"><draw:image xlink:href="Pictures/100002000000000F0000000E443DCD33.png" xlink:type="simple" xlink:show="embed" xlink:actuate="onLoad"/></draw:frame></text:span><text:span text:style-name="Code2"><text:span text:style-name="T60">org.osgi.service.http.runtime.HttpServiceRuntimeConstants</text:span></text:span></text:p>
        <text:p text:style-name="P71"/>
        <text:p text:style-name="P84"><text:span text:style-name="Code2">final public class </text:span><text:span text:style-name="Code2"><text:span text:style-name="T60">HttpServiceRuntimeConstants</text:span></text:span></text:p>
        <text:p text:style-name="P48"><text:span text:style-name="Code2">extends Object</text:span></text:p>
        <text:p text:style-name="P42">Defines standard names for Http Runtime Service constants.</text:p>
        <text:p text:style-name="P8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6"><text:span text:style-name="Summary_20_Heading_20_Font2"><text:span text:style-name="T20">Field Summary</text:span></text:span></text:p>
            </table:table-cell>
            <table:covered-table-cell/>
            <table:table-cell table:style-name="Tabelle17.A1" office:value-type="string">
              <text:p text:style-name="P87"><text:span text:style-name="Page_20_Reference_20_Font"><text:span text:style-name="T34">Page</text:span></text:span></text:p>
            </table:table-cell>
          </table:table-row>
          <table:table-row table:style-name="Tabelle17.1">
            <table:table-cell table:style-name="Tabelle17.A2" office:value-type="string">
              <text:p text:style-name="P88"><text:span text:style-name="Code_20_Small1"><text:span text:style-name="T20">static String</text:span></text:span></text:p>
            </table:table-cell>
            <table:table-cell table:style-name="Tabelle17.A2" office:value-type="string">
              <text:p text:style-name="P92"><text:a xlink:type="simple" xlink:href="#r20"><text:span text:style-name="Code2"><text:span text:style-name="T55">HTTP_SERVICE_ENDPOINT_ATTRIBUTE</text:span></text:span></text:a></text:p>
              <text:p text:style-name="P94">Http service runtime registration property specifying the endpoints upon which the Http service runtime is listening.</text:p>
            </table:table-cell>
            <table:table-cell table:style-name="Tabelle17.C2" office:value-type="string">
              <text:p text:style-name="P89"><text:span text:style-name="Page_20_Reference_20_Font"><text:span text:style-name="T20"><text:bookmark-ref text:reference-format="page" text:ref-name="r20">35</text:bookmark-ref></text:span></text:span></text:p>
            </table:table-cell>
          </table:table-row>
        </table:table>
        <text:p text:style-name="P164">Field Detail</text:p>
        <text:p text:style-name="P167"><text:bookmark text:name="r20"/>HTTP_SERVICE_ENDPOINT_ATTRIBUTE</text:p>
        <text:p text:style-name="P48"><text:span text:style-name="Code2">public static final String </text:span><text:span text:style-name="Code2"><text:span text:style-name="T60">HTTP_SERVICE_ENDPOINT_ATTRIBUTE</text:span></text:span><text:span text:style-name="Code2"> = "osgi.http.endpoint"</text:span></text:p>
        <text:p text:style-name="P76">Http service runtime registration property specifying the endpoints upon which the Http service runtime is listening.</text:p>
        <text:p text:style-name="P77"><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6">An Http Service Runtime can be listening on multiple endpoints.</text:p>
        <text:p text:style-name="P72"><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1"><text:bookmark text:name="r23"/>Package org.osgi.service.http.runtime.dto</text:p>
        <text:p text:style-name="P67"><text:span text:style-name="Code_20_Small">@org.osgi.annotation.versioning.Version(value="1.0")</text:span></text:p>
        <text:p text:style-name="P68">Http Service Runtime DTO Package Version 1.0.</text:p>
        <text:p text:style-name="P69">See:</text:p>
        <text:p text:style-name="P72"><text:a xlink:type="simple" xlink:href="#r22"><text:span text:style-name="T49">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1"><text:span text:style-name="Summary_20_Heading_20_Font1">Class Summary</text:span></text:p>
            </table:table-cell>
            <table:covered-table-cell/>
            <table:table-cell table:style-name="Tabelle19.A1" office:value-type="string">
              <text:p text:style-name="P62"><text:span text:style-name="Page_20_Reference_20_Font">Page</text:span></text:p>
            </table:table-cell>
          </table:table-row>
          <table:table-row table:style-name="Tabelle19.1">
            <table:table-cell table:style-name="Tabelle19.A2" office:value-type="string">
              <text:p text:style-name="P53"><text:a xlink:type="simple" xlink:href="#r31"><text:span text:style-name="T49">BaseServletDTO</text:span></text:a></text:p>
            </table:table-cell>
            <table:table-cell table:style-name="Tabelle19.A2" office:value-type="string">
              <text:p text:style-name="P57"><text:span text:style-name="T61">Represents common information about a </text:span><text:span text:style-name="Code1"><text:span text:style-name="T61">javax.servlet.Servlet</text:span></text:span><text:span text:style-name="Default_20_Paragraph_20_Font"><text:span text:style-name="T61"> service.</text:span></text:span></text:p>
            </table:table-cell>
            <table:table-cell table:style-name="Tabelle19.A2" office:value-type="string">
              <text:p text:style-name="P56"><text:span text:style-name="Page_20_Reference_20_Font"><text:span text:style-name="T61"><text:bookmark-ref text:reference-format="page" text:ref-name="r31">37</text:bookmark-ref></text:span></text:span></text:p>
            </table:table-cell>
          </table:table-row>
          <table:table-row table:style-name="Tabelle19.1">
            <table:table-cell table:style-name="Tabelle19.A3" office:value-type="string">
              <text:p text:style-name="P53"><text:a xlink:type="simple" xlink:href="#r38"><text:span text:style-name="T49">DTOConstants</text:span></text:a></text:p>
            </table:table-cell>
            <table:table-cell table:style-name="Tabelle19.A3" office:value-type="string">
              <text:p text:style-name="P55">Defines standard constants for the DTOs.</text:p>
            </table:table-cell>
            <table:table-cell table:style-name="Tabelle19.A3" office:value-type="string">
              <text:p text:style-name="P56"><text:span text:style-name="Page_20_Reference_20_Font"><text:span text:style-name="T61"><text:bookmark-ref text:reference-format="page" text:ref-name="r38">39</text:bookmark-ref></text:span></text:span></text:p>
            </table:table-cell>
          </table:table-row>
          <table:table-row table:style-name="Tabelle19.1">
            <table:table-cell table:style-name="Tabelle19.A3" office:value-type="string">
              <text:p text:style-name="P53"><text:a xlink:type="simple" xlink:href="#r42"><text:span text:style-name="T49">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for handling errors and currently being used by a servlet context.</text:span></text:span></text:p>
            </table:table-cell>
            <table:table-cell table:style-name="Tabelle19.A3" office:value-type="string">
              <text:p text:style-name="P56"><text:span text:style-name="Page_20_Reference_20_Font"><text:span text:style-name="T61"><text:bookmark-ref text:reference-format="page" text:ref-name="r42">41</text:bookmark-ref></text:span></text:span></text:p>
            </table:table-cell>
          </table:table-row>
          <table:table-row table:style-name="Tabelle19.1">
            <table:table-cell table:style-name="Tabelle19.A3" office:value-type="string">
              <text:p text:style-name="P53"><text:a xlink:type="simple" xlink:href="#r45"><text:span text:style-name="T49">Failed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ice registered as an error page but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5">43</text:bookmark-ref></text:span></text:span></text:p>
            </table:table-cell>
          </table:table-row>
          <table:table-row table:style-name="Tabelle19.1">
            <table:table-cell table:style-name="Tabelle19.A3" office:value-type="string">
              <text:p text:style-name="P53"><text:a xlink:type="simple" xlink:href="#r48"><text:span text:style-name="T49">FailedFilterDTO</text:span></text:a></text:p>
            </table:table-cell>
            <table:table-cell table:style-name="Tabelle19.A3" office:value-type="string">
              <text:p text:style-name="P57"><text:span text:style-name="T61">Represents a servlet </text:span><text:span text:style-name="Code1"><text:span text:style-name="T61">Filter</text:span></text:span><text:span text:style-name="Default_20_Paragraph_20_Font"><text:span text:style-name="T61"> filter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8">45</text:bookmark-ref></text:span></text:span></text:p>
            </table:table-cell>
          </table:table-row>
          <table:table-row table:style-name="Tabelle19.1">
            <table:table-cell table:style-name="Tabelle19.A3" office:value-type="string">
              <text:p text:style-name="P53"><text:a xlink:type="simple" xlink:href="#r51"><text:span text:style-name="T49">FailedListenerDTO</text:span></text:a></text:p>
            </table:table-cell>
            <table:table-cell table:style-name="Tabelle19.A3" office:value-type="string">
              <text:p text:style-name="P55">Represents a listener service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1">47</text:bookmark-ref></text:span></text:span></text:p>
            </table:table-cell>
          </table:table-row>
          <table:table-row table:style-name="Tabelle19.1">
            <table:table-cell table:style-name="Tabelle19.A3" office:value-type="string">
              <text:p text:style-name="P53"><text:a xlink:type="simple" xlink:href="#r54"><text:span text:style-name="T49">FailedResourceDTO</text:span></text:a></text:p>
            </table:table-cell>
            <table:table-cell table:style-name="Tabelle19.A3" office:value-type="string">
              <text:p text:style-name="P55">Represents a resource definition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4">48</text:bookmark-ref></text:span></text:span></text:p>
            </table:table-cell>
          </table:table-row>
          <table:table-row table:style-name="Tabelle19.1">
            <table:table-cell table:style-name="Tabelle19.A3" office:value-type="string">
              <text:p text:style-name="P53"><text:a xlink:type="simple" xlink:href="#r57"><text:span text:style-name="T49">Failed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servlet context that is currently not used due to some problem.</text:span></text:span></text:p>
            </table:table-cell>
            <table:table-cell table:style-name="Tabelle19.A3" office:value-type="string">
              <text:p text:style-name="P56"><text:span text:style-name="Page_20_Reference_20_Font"><text:span text:style-name="T61"><text:bookmark-ref text:reference-format="page" text:ref-name="r57">49</text:bookmark-ref></text:span></text:span></text:p>
            </table:table-cell>
          </table:table-row>
          <table:table-row table:style-name="Tabelle19.1">
            <table:table-cell table:style-name="Tabelle19.A3" office:value-type="string">
              <text:p text:style-name="P53"><text:a xlink:type="simple" xlink:href="#r60"><text:span text:style-name="T49">Failed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60">51</text:bookmark-ref></text:span></text:span></text:p>
            </table:table-cell>
          </table:table-row>
          <table:table-row table:style-name="Tabelle19.1">
            <table:table-cell table:style-name="Tabelle19.A3" office:value-type="string">
              <text:p text:style-name="P53"><text:a xlink:type="simple" xlink:href="#r71"><text:span text:style-name="T49">FilterDTO</text:span></text:a></text:p>
            </table:table-cell>
            <table:table-cell table:style-name="Tabelle19.A3" office:value-type="string">
              <text:p text:style-name="P57"><text:span text:style-name="T61">Represents a servlet </text:span><text:span text:style-name="Code1"><text:span text:style-name="T61">javax.servlet.Filter</text:span></text:span><text:span text:style-name="Default_20_Paragraph_20_Font"><text:span text:style-name="T61"> filter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71">53</text:bookmark-ref></text:span></text:span></text:p>
            </table:table-cell>
          </table:table-row>
          <table:table-row table:style-name="Tabelle19.1">
            <table:table-cell table:style-name="Tabelle19.A3" office:value-type="string">
              <text:p text:style-name="P53"><text:a xlink:type="simple" xlink:href="#r76"><text:span text:style-name="T49">ListenerDTO</text:span></text:a></text:p>
            </table:table-cell>
            <table:table-cell table:style-name="Tabelle19.A3" office:value-type="string">
              <text:p text:style-name="P55">Represents a listener currently being used for a servlet context.</text:p>
            </table:table-cell>
            <table:table-cell table:style-name="Tabelle19.A3" office:value-type="string">
              <text:p text:style-name="P56"><text:span text:style-name="Page_20_Reference_20_Font"><text:span text:style-name="T61"><text:bookmark-ref text:reference-format="page" text:ref-name="r76">56</text:bookmark-ref></text:span></text:span></text:p>
            </table:table-cell>
          </table:table-row>
          <table:table-row table:style-name="Tabelle19.1">
            <table:table-cell table:style-name="Tabelle19.A3" office:value-type="string">
              <text:p text:style-name="P53"><text:a xlink:type="simple" xlink:href="#r83"><text:span text:style-name="T49">RequestInfoDTO</text:span></text:a></text:p>
            </table:table-cell>
            <table:table-cell table:style-name="Tabelle19.A3" office:value-type="string">
              <text:p text:style-name="P55">Represents the services used to process a specific request.</text:p>
            </table:table-cell>
            <table:table-cell table:style-name="Tabelle19.A3" office:value-type="string">
              <text:p text:style-name="P56"><text:span text:style-name="Page_20_Reference_20_Font"><text:span text:style-name="T61"><text:bookmark-ref text:reference-format="page" text:ref-name="r83">58</text:bookmark-ref></text:span></text:span></text:p>
            </table:table-cell>
          </table:table-row>
          <table:table-row table:style-name="Tabelle19.1">
            <table:table-cell table:style-name="Tabelle19.A3" office:value-type="string">
              <text:p text:style-name="P53"><text:a xlink:type="simple" xlink:href="#r89"><text:span text:style-name="T49">ResourceDTO</text:span></text:a></text:p>
            </table:table-cell>
            <table:table-cell table:style-name="Tabelle19.A3" office:value-type="string">
              <text:p text:style-name="P55">Represents a resource definition currently being used for a servlet context.</text:p>
            </table:table-cell>
            <table:table-cell table:style-name="Tabelle19.A3" office:value-type="string">
              <text:p text:style-name="P56"><text:span text:style-name="Page_20_Reference_20_Font"><text:span text:style-name="T61"><text:bookmark-ref text:reference-format="page" text:ref-name="r89">60</text:bookmark-ref></text:span></text:span></text:p>
            </table:table-cell>
          </table:table-row>
          <table:table-row table:style-name="Tabelle19.1">
            <table:table-cell table:style-name="Tabelle19.A3" office:value-type="string">
              <text:p text:style-name="P53"><text:a xlink:type="simple" xlink:href="#r99"><text:span text:style-name="T49">RuntimeDTO</text:span></text:a></text:p>
            </table:table-cell>
            <table:table-cell table:style-name="Tabelle19.A3" office:value-type="string">
              <text:p text:style-name="P55">Represents the state of a Http Service Runtime.</text:p>
            </table:table-cell>
            <table:table-cell table:style-name="Tabelle19.A3" office:value-type="string">
              <text:p text:style-name="P56"><text:span text:style-name="Page_20_Reference_20_Font"><text:span text:style-name="T61"><text:bookmark-ref text:reference-format="page" text:ref-name="r99">62</text:bookmark-ref></text:span></text:span></text:p>
            </table:table-cell>
          </table:table-row>
          <table:table-row table:style-name="Tabelle19.1">
            <table:table-cell table:style-name="Tabelle19.A3" office:value-type="string">
              <text:p text:style-name="P53"><text:a xlink:type="simple" xlink:href="#r112"><text:span text:style-name="T49">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created for used servlets, resources, servlet filters, and listeners.</text:span></text:span></text:p>
            </table:table-cell>
            <table:table-cell table:style-name="Tabelle19.A3" office:value-type="string">
              <text:p text:style-name="P56"><text:span text:style-name="Page_20_Reference_20_Font"><text:span text:style-name="T61"><text:bookmark-ref text:reference-format="page" text:ref-name="r112">65</text:bookmark-ref></text:span></text:span></text:p>
            </table:table-cell>
          </table:table-row>
          <table:table-row table:style-name="Tabelle19.1">
            <table:table-cell table:style-name="Tabelle19.A3" office:value-type="string">
              <text:p text:style-name="P53"><text:a xlink:type="simple" xlink:href="#r115"><text:span text:style-name="T49">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115">68</text:bookmark-ref></text:span></text:span></text:p>
            </table:table-cell>
          </table:table-row>
        </table:table>
        <text:p text:style-name="P78"><text:bookmark text:name="r22"/>Package org.osgi.service.http.runtime.dto Description</text:p>
        <text:p text:style-name="P79">Http Service Runtime DTO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dto; version="[1.0,2.0)"</text:span></text:p>
        <text:p text:style-name="P79">Example import for providers implementing the API in this package:</text:p>
        <text:p text:style-name="P38"><text:span text:style-name="Code1">Import-Package: org.osgi.service.http.runtime.dto; version="[1.0,1.1)"</text:span></text:p>
        <text:p text:style-name="P146"><text:bookmark text:name="r31"/>Class Base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 text:anchor-type="as-char" svg:width="0.397cm" svg:height="0.37cm" draw:z-index="27"><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 text:anchor-type="as-char" svg:width="0.397cm" svg:height="0.37cm" draw:z-index="28"><draw:image xlink:href="Pictures/100002000000000F0000000E443DCD33.png" xlink:type="simple" xlink:show="embed" xlink:actuate="onLoad"/></draw:frame></text:span><text:span text:style-name="Code2"><text:span text:style-name="T60">org.osgi.service.http.runtime.dto.BaseServletDTO</text:span></text:span></text:p>
        <text:p text:style-name="P163">Direct Known Subclasses:</text:p>
        <text:p text:style-name="P74"><text:a xlink:type="simple" xlink:href="#r42"><text:span text:style-name="T50">ErrorPageDTO</text:span></text:a><text:span text:style-name="Default_20_Paragraph_20_Font"><text:span text:style-name="T39">, </text:span></text:span><text:a xlink:type="simple" xlink:href="#r115"><text:span text:style-name="Default_20_Paragraph_20_Font"><text:span text:style-name="T50">ServletDTO</text:span></text:span></text:a></text:p>
        <text:p text:style-name="P71"/>
        <text:p text:style-name="P84"><text:span text:style-name="Code2">abstract public class </text:span><text:span text:style-name="Code2"><text:span text:style-name="T60">BaseServletDTO</text:span></text:span></text:p>
        <text:p text:style-name="P48"><text:span text:style-name="Code2">extends org.osgi.dto.DTO</text:span></text:p>
        <text:p text:style-name="P49"><text:span text:style-name="T39">Represents common information about a </text:span><text:span text:style-name="Code2">javax.servlet.Servlet</text:span><text:span text:style-name="Default_20_Paragraph_20_Font"><text:span text:style-name="T39"> service.</text:span></text:span></text:p>
        <text:p text:style-name="P82">NotThreadSafe</text:p>
        <text:p text:style-name="P8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6"><text:span text:style-name="Summary_20_Heading_20_Font2"><text:span text:style-name="T20">Field Summary</text:span></text:span></text:p>
            </table:table-cell>
            <table:covered-table-cell/>
            <table:table-cell table:style-name="Tabelle21.A1" office:value-type="string">
              <text:p text:style-name="P87"><text:span text:style-name="Page_20_Reference_20_Font"><text:span text:style-name="T34">Page</text:span></text:span></text:p>
            </table:table-cell>
          </table:table-row>
          <table:table-row table:style-name="Tabelle21.1">
            <table:table-cell table:style-name="Tabelle21.A2" office:value-type="string">
              <text:p text:style-name="P88"><text:span text:style-name="Code_20_Small1"><text:span text:style-name="T20">boolean</text:span></text:span></text:p>
            </table:table-cell>
            <table:table-cell table:style-name="Tabelle21.A2" office:value-type="string">
              <text:p text:style-name="P92"><text:a xlink:type="simple" xlink:href="#r26"><text:span text:style-name="Code2"><text:span text:style-name="T55">asyncSupported</text:span></text:span></text:a></text:p>
              <text:p text:style-name="P94">Specifies whether the servlet supports asynchronous processing.</text:p>
            </table:table-cell>
            <table:table-cell table:style-name="Tabelle21.C2" office:value-type="string">
              <text:p text:style-name="P89"><text:span text:style-name="Page_20_Reference_20_Font"><text:span text:style-name="T20"><text:bookmark-ref text:reference-format="page" text:ref-name="r26">38</text:bookmark-ref></text:span></text:span></text:p>
            </table:table-cell>
          </table:table-row>
          <table:table-row table:style-name="Tabelle21.1">
            <table:table-cell table:style-name="Tabelle21.A3" office:value-type="string">
              <text:p text:style-name="P88"><text:span text:style-name="Code_20_Small1"><text:span text:style-name="T20">Map&lt;String,String&gt;</text:span></text:span></text:p>
            </table:table-cell>
            <table:table-cell table:style-name="Tabelle21.A3" office:value-type="string">
              <text:p text:style-name="P92"><text:a xlink:type="simple" xlink:href="#r27"><text:span text:style-name="Code2"><text:span text:style-name="T55">initParams</text:span></text:span></text:a></text:p>
              <text:p text:style-name="P94">The servlet initialization parameters as provided during registration of the servlet.</text:p>
            </table:table-cell>
            <table:table-cell table:style-name="Tabelle21.C3" office:value-type="string">
              <text:p text:style-name="P89"><text:span text:style-name="Page_20_Reference_20_Font"><text:span text:style-name="T20"><text:bookmark-ref text:reference-format="page" text:ref-name="r27">38</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4"><text:span text:style-name="Code2"><text:span text:style-name="T55">name</text:span></text:span></text:a></text:p>
              <text:p text:style-name="P94">The name of the servlet.</text:p>
            </table:table-cell>
            <table:table-cell table:style-name="Tabelle21.C3" office:value-type="string">
              <text:p text:style-name="P89"><text:span text:style-name="Page_20_Reference_20_Font"><text:span text:style-name="T20"><text:bookmark-ref text:reference-format="page" text:ref-name="r24">37</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9"><text:span text:style-name="Code2"><text:span text:style-name="T55">serviceId</text:span></text:span></text:a></text:p>
              <text:p text:style-name="P94">Service property identifying the servlet.</text:p>
            </table:table-cell>
            <table:table-cell table:style-name="Tabelle21.C3" office:value-type="string">
              <text:p text:style-name="P89"><text:span text:style-name="Page_20_Reference_20_Font"><text:span text:style-name="T20"><text:bookmark-ref text:reference-format="page" text:ref-name="r29">38</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text:span></text:span></text:p>
            </table:table-cell>
            <table:table-cell table:style-name="Tabelle21.C3" office:value-type="string">
              <text:p text:style-name="P89"><text:span text:style-name="Page_20_Reference_20_Font"><text:span text:style-name="T20"><text:bookmark-ref text:reference-format="page" text:ref-name="r28">38</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5"><text:span text:style-name="Code2"><text:span text:style-name="T55">servletInfo</text:span></text:span></text:a></text:p>
              <text:p text:style-name="P94">The information string from the servlet.</text:p>
            </table:table-cell>
            <table:table-cell table:style-name="Tabelle21.C3" office:value-type="string">
              <text:p text:style-name="P89"><text:span text:style-name="Page_20_Reference_20_Font"><text:span text:style-name="T20"><text:bookmark-ref text:reference-format="page" text:ref-name="r25">37</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20">Constructor Summary</text:span></text:span></text:p>
            </table:table-cell>
            <table:table-cell table:style-name="Tabelle22.A1" office:value-type="string">
              <text:p text:style-name="P87"><text:span text:style-name="Page_20_Reference_20_Font"><text:span text:style-name="T34">Page</text:span></text:span></text:p>
            </table:table-cell>
          </table:table-row>
          <table:table-row table:style-name="Tabelle22.1">
            <table:table-cell table:style-name="Tabelle22.A2" office:value-type="string">
              <text:p text:style-name="P91"><text:a xlink:type="simple" xlink:href="#r30"><text:span text:style-name="Code2"><text:span text:style-name="T55">BaseServletDTO</text:span></text:span></text:a><text:span text:style-name="Code2"><text:span text:style-name="T20">()</text:span></text:span></text:p>
            </table:table-cell>
            <table:table-cell table:style-name="Tabelle22.B2" office:value-type="string">
              <text:p text:style-name="P89"><text:span text:style-name="Page_20_Reference_20_Font"><text:span text:style-name="T20"><text:bookmark-ref text:reference-format="page" text:ref-name="r30">38</text:bookmark-ref></text:span></text:span></text:p>
            </table:table-cell>
          </table:table-row>
        </table:table>
        <text:p text:style-name="P40"/>
        <table:table table:name="Tabelle24" table:style-name="Tabelle24">
          <table:table-column table:style-name="Tabelle24.A"/>
          <table:table-row table:style-name="Tabelle24.1">
            <table:table-cell table:style-name="Tabelle24.A1" office:value-type="string">
              <text:p text:style-name="P65">Methods inherited from class org.osgi.dto.DTO</text:p>
            </table:table-cell>
          </table:table-row>
          <table:table-row table:style-name="Tabelle24.2">
            <table:table-cell table:style-name="Tabelle24.A2" office:value-type="string">
              <text:p text:style-name="P60"><text:span text:style-name="Code2"><text:span text:style-name="T20">toString</text:span></text:span></text:p>
            </table:table-cell>
          </table:table-row>
        </table:table>
        <text:p text:style-name="P164">Field Detail</text:p>
        <text:p text:style-name="P167"><text:bookmark text:name="r24"/>name</text:p>
        <text:p text:style-name="P48"><text:span text:style-name="Code2">public String </text:span><text:span text:style-name="Code2"><text:span text:style-name="T60">name</text:span></text:span></text:p>
        <text:p text:style-name="P73">The name of the servlet.</text:p>
        <text:p text:style-name="P98"/>
        <text:p text:style-name="P166"><text:bookmark text:name="r25"/>servletInfo</text:p>
        <text:p text:style-name="P48"><text:span text:style-name="Code2">public String </text:span><text:span text:style-name="Code2"><text:span text:style-name="T60">servletInfo</text:span></text:span></text:p>
        <text:p text:style-name="P76">The information string from the servlet.</text:p>
        <text:p text:style-name="P72"><text:soft-page-break/><text:span text:style-name="T39">This is the value returned by the </text:span><text:span text:style-name="Code2">Servlet.getServletInfo()</text:span><text:span text:style-name="Default_20_Paragraph_20_Font"><text:span text:style-name="T39"> method.</text:span></text:span></text:p>
        <text:p text:style-name="P98"/>
        <text:p text:style-name="P166"><text:bookmark text:name="r26"/>asyncSupported</text:p>
        <text:p text:style-name="P48"><text:span text:style-name="Code2">public boolean </text:span><text:span text:style-name="Code2"><text:span text:style-name="T60">asyncSupported</text:span></text:span></text:p>
        <text:p text:style-name="P73">Specifies whether the servlet supports asynchronous processing.</text:p>
        <text:p text:style-name="P98"/>
        <text:p text:style-name="P166"><text:bookmark text:name="r27"/>initParams</text:p>
        <text:p text:style-name="P48"><text:span text:style-name="Code2">public Map&lt;String,String&gt; </text:span><text:span text:style-name="Code2"><text:span text:style-name="T60">initParams</text:span></text:span></text:p>
        <text:p text:style-name="P73">The servlet initialization parameters as provided during registration of the servlet. Additional parameters like the Http Service Runtime attributes are not included.</text:p>
        <text:p text:style-name="P98"/>
        <text:p text:style-name="P166"><text:bookmark text:name="r2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text:span></text:span></text:p>
        <text:p text:style-name="P98"/>
        <text:p text:style-name="P166"><text:bookmark text:name="r29"/>serviceId</text:p>
        <text:p text:style-name="P48"><text:span text:style-name="Code2">public long </text:span><text:span text:style-name="Code2"><text:span text:style-name="T60">serviceId</text:span></text:span></text:p>
        <text:p text:style-name="P73">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5">Constructor Detail</text:p>
        <text:p text:style-name="P167"><text:bookmark text:name="r30"/>BaseServletDTO</text:p>
        <text:p text:style-name="P48"><text:span text:style-name="Code2">public </text:span><text:span text:style-name="Code2"><text:span text:style-name="T60">BaseServletDTO</text:span></text:span><text:span text:style-name="Code2">()</text:span></text:p>
        <text:p text:style-name="P147"><text:bookmark text:name="r38"/>Class DTOConstants</text:p>
        <text:p text:style-name="P81"><text:a xlink:type="simple" xlink:href="#r23"><text:span text:style-name="T53">org.osgi.service.http.runtime.dto</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29"><draw:image xlink:href="Pictures/100002000000000F0000000E443DCD33.png" xlink:type="simple" xlink:show="embed" xlink:actuate="onLoad"/></draw:frame></text:span><text:span text:style-name="Code2"><text:span text:style-name="T60">org.osgi.service.http.runtime.dto.DTOConstants</text:span></text:span></text:p>
        <text:p text:style-name="P71"/>
        <text:p text:style-name="P84"><text:span text:style-name="Code2">final public class </text:span><text:span text:style-name="Code2"><text:span text:style-name="T60">DTOConstants</text:span></text:span></text:p>
        <text:p text:style-name="P48"><text:span text:style-name="Code2">extends Object</text:span></text:p>
        <text:p text:style-name="P42">Defines standard constants for the DTOs.</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20">Field Summary</text:span></text:span></text:p>
            </table:table-cell>
            <table:covered-table-cell/>
            <table:table-cell table:style-name="Tabelle25.A1" office:value-type="string">
              <text:p text:style-name="P87"><text:span text:style-name="Page_20_Reference_20_Font"><text:span text:style-name="T34">Page</text:span></text:span></text:p>
            </table:table-cell>
          </table:table-row>
          <table:table-row table:style-name="Tabelle25.1">
            <table:table-cell table:style-name="Tabelle25.A2" office:value-type="string">
              <text:p text:style-name="P88"><text:span text:style-name="Code_20_Small1"><text:span text:style-name="T20">static int</text:span></text:span></text:p>
            </table:table-cell>
            <table:table-cell table:style-name="Tabelle25.A2" office:value-type="string">
              <text:p text:style-name="P92"><text:a xlink:type="simple" xlink:href="#r36"><text:span text:style-name="Code2"><text:span text:style-name="T55">FAILURE_REASON_EXCEPTION_ON_INIT</text:span></text:span></text:a></text:p>
              <text:p text:style-name="P94">An exception occurred during initializing of the service.</text:p>
            </table:table-cell>
            <table:table-cell table:style-name="Tabelle25.C2" office:value-type="string">
              <text:p text:style-name="P89"><text:span text:style-name="Page_20_Reference_20_Font"><text:span text:style-name="T20"><text:bookmark-ref text:reference-format="page" text:ref-name="r36">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3"><text:span text:style-name="Code2"><text:span text:style-name="T55">FAILURE_REASON_NO_SERVLET_CONTEXT_MATCHING</text:span></text:span></text:a></text:p>
              <text:p text:style-name="P96">No matching servlet context</text:p>
              <text:p text:style-name="P97"><text:span text:style-name="T35">The value of </text:span><text:span text:style-name="Code2"><text:span text:style-name="T20">FAILURE_REASON_NO_SERVLET_CONTEXT_MATCHING</text:span></text:span><text:span text:style-name="Default_20_Paragraph_20_Font"><text:span text:style-name="T35"> is 1.</text:span></text:span></text:p>
            </table:table-cell>
            <table:table-cell table:style-name="Tabelle25.C3" office:value-type="string">
              <text:p text:style-name="P89"><text:span text:style-name="Page_20_Reference_20_Font"><text:span text:style-name="T20"><text:bookmark-ref text:reference-format="page" text:ref-name="r33">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7"><text:span text:style-name="Code2"><text:span text:style-name="T55">FAILURE_REASON_SERVICE_NOT_GETTABLE</text:span></text:span></text:a></text:p>
              <text:p text:style-name="P93"><text:span text:style-name="T35">The service is registered in the servlet registry but getting the service fails as it returns </text:span><text:span text:style-name="Code2"><text:span text:style-name="T20">null</text:span></text:span><text:span text:style-name="Default_20_Paragraph_20_Font"><text:span text:style-name="T35">.</text:span></text:span></text:p>
            </table:table-cell>
            <table:table-cell table:style-name="Tabelle25.C3" office:value-type="string">
              <text:p text:style-name="P89"><text:span text:style-name="Page_20_Reference_20_Font"><text:span text:style-name="T20"><text:bookmark-ref text:reference-format="page" text:ref-name="r37">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4"><text:span text:style-name="Code2"><text:span text:style-name="T55">FAILURE_REASON_SERVLET_CONTEXT_FAILURE</text:span></text:span></text:a></text:p>
              <text:p text:style-name="P94">Matching servlet context, but servlet context is not used due to a problem with the context.</text:p>
            </table:table-cell>
            <table:table-cell table:style-name="Tabelle25.C3" office:value-type="string">
              <text:p text:style-name="P89"><text:span text:style-name="Page_20_Reference_20_Font"><text:span text:style-name="T20"><text:bookmark-ref text:reference-format="page" text:ref-name="r34">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5"><text:span text:style-name="Code2"><text:span text:style-name="T55">FAILURE_REASON_SHADOWED_BY_OTHER_SERVICE</text:span></text:span></text:a></text:p>
              <text:p text:style-name="P94">Service is shadowed by another service, e.g. a service with the same registration properties but a higher service ranking.</text:p>
            </table:table-cell>
            <table:table-cell table:style-name="Tabelle25.C3" office:value-type="string">
              <text:p text:style-name="P89"><text:span text:style-name="Page_20_Reference_20_Font"><text:span text:style-name="T20"><text:bookmark-ref text:reference-format="page" text:ref-name="r35">40</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2"><text:span text:style-name="Code2"><text:span text:style-name="T55">FAILURE_REASON_UNKNOWN</text:span></text:span></text:a></text:p>
              <text:p text:style-name="P96">Failure reason is unknown</text:p>
              <text:p text:style-name="P97"><text:span text:style-name="T35">The value of </text:span><text:span text:style-name="Code2"><text:span text:style-name="T20">FAILURE_REASON_UNKNOWN</text:span></text:span><text:span text:style-name="Default_20_Paragraph_20_Font"><text:span text:style-name="T35"> is 0.</text:span></text:span></text:p>
            </table:table-cell>
            <table:table-cell table:style-name="Tabelle25.C3" office:value-type="string">
              <text:p text:style-name="P89"><text:span text:style-name="Page_20_Reference_20_Font"><text:span text:style-name="T20"><text:bookmark-ref text:reference-format="page" text:ref-name="r32">39</text:bookmark-ref></text:span></text:span></text:p>
            </table:table-cell>
          </table:table-row>
        </table:table>
        <text:p text:style-name="P164">Field Detail</text:p>
        <text:p text:style-name="P167"><text:bookmark text:name="r32"/>FAILURE_REASON_UNKNOWN</text:p>
        <text:p text:style-name="P48"><text:span text:style-name="Code2">public static final int </text:span><text:span text:style-name="Code2"><text:span text:style-name="T60">FAILURE_REASON_UNKNOWN</text:span></text:span><text:span text:style-name="Code2"> = 0</text:span></text:p>
        <text:p text:style-name="P76">Failure reason is unknown</text:p>
        <text:p text:style-name="P72"><text:span text:style-name="T39">The value of </text:span><text:span text:style-name="Code2">FAILURE_REASON_UNKNOWN</text:span><text:span text:style-name="Default_20_Paragraph_20_Font"><text:span text:style-name="T39"> is 0.</text:span></text:span></text:p>
        <text:p text:style-name="P98"/>
        <text:p text:style-name="P166"><text:bookmark text:name="r33"/>FAILURE_REASON_NO_SERVLET_CONTEXT_MATCHING</text:p>
        <text:p text:style-name="P48"><text:span text:style-name="Code2">public static final int </text:span><text:span text:style-name="Code2"><text:span text:style-name="T60">FAILURE_REASON_NO_SERVLET_CONTEXT_MATCHING</text:span></text:span><text:span text:style-name="Code2"> = 1</text:span></text:p>
        <text:p text:style-name="P76">No matching servlet context</text:p>
        <text:p text:style-name="P72"><text:span text:style-name="T39">The value of </text:span><text:span text:style-name="Code2">FAILURE_REASON_NO_SERVLET_CONTEXT_MATCHING</text:span><text:span text:style-name="Default_20_Paragraph_20_Font"><text:span text:style-name="T39"> is 1.</text:span></text:span></text:p>
        <text:p text:style-name="P98"/>
        <text:p text:style-name="P166"><text:bookmark text:name="r34"/><text:soft-page-break/>FAILURE_REASON_SERVLET_CONTEXT_FAILURE</text:p>
        <text:p text:style-name="P48"><text:span text:style-name="Code2">public static final int </text:span><text:span text:style-name="Code2"><text:span text:style-name="T60">FAILURE_REASON_SERVLET_CONTEXT_FAILURE</text:span></text:span><text:span text:style-name="Code2"> = 2</text:span></text:p>
        <text:p text:style-name="P76">Matching servlet context, but servlet context is not used due to a problem with the context.</text:p>
        <text:p text:style-name="P72"><text:span text:style-name="T39">The value of </text:span><text:span text:style-name="Code2">FAILURE_REASON_SERVLET_CONTEXT_FAILURE</text:span><text:span text:style-name="Default_20_Paragraph_20_Font"><text:span text:style-name="T39"> is 2.</text:span></text:span></text:p>
        <text:p text:style-name="P98"/>
        <text:p text:style-name="P166"><text:bookmark text:name="r35"/>FAILURE_REASON_SHADOWED_BY_OTHER_SERVICE</text:p>
        <text:p text:style-name="P48"><text:span text:style-name="Code2">public static final int </text:span><text:span text:style-name="Code2"><text:span text:style-name="T60">FAILURE_REASON_SHADOWED_BY_OTHER_SERVICE</text:span></text:span><text:span text:style-name="Code2"> = 3</text:span></text:p>
        <text:p text:style-name="P76">Service is shadowed by another service, e.g. a service with the same registration properties but a higher service ranking.</text:p>
        <text:p text:style-name="P72"><text:span text:style-name="T39">The value of </text:span><text:span text:style-name="Code2">FAILURE_REASON_SHADOWED_BY_OTHER_SERVICE</text:span><text:span text:style-name="Default_20_Paragraph_20_Font"><text:span text:style-name="T39"> is 3.</text:span></text:span></text:p>
        <text:p text:style-name="P98"/>
        <text:p text:style-name="P166"><text:bookmark text:name="r36"/>FAILURE_REASON_EXCEPTION_ON_INIT</text:p>
        <text:p text:style-name="P48"><text:span text:style-name="Code2">public static final int </text:span><text:span text:style-name="Code2"><text:span text:style-name="T60">FAILURE_REASON_EXCEPTION_ON_INIT</text:span></text:span><text:span text:style-name="Code2"> = 4</text:span></text:p>
        <text:p text:style-name="P76">An exception occurred during initializing of the service. This reason can only happen for servlets and servlet filters.</text:p>
        <text:p text:style-name="P72"><text:span text:style-name="T39">The value of </text:span><text:span text:style-name="Code2">FAILURE_REASON_EXCEPTION_ON_INIT</text:span><text:span text:style-name="Default_20_Paragraph_20_Font"><text:span text:style-name="T39"> is 4.</text:span></text:span></text:p>
        <text:p text:style-name="P98"/>
        <text:p text:style-name="P166"><text:bookmark text:name="r37"/>FAILURE_REASON_SERVICE_NOT_GETTABLE</text:p>
        <text:p text:style-name="P48"><text:span text:style-name="Code2">public static final int </text:span><text:span text:style-name="Code2"><text:span text:style-name="T60">FAILURE_REASON_SERVICE_NOT_GETTABLE</text:span></text:span><text:span text:style-name="Code2"> = 5</text:span></text:p>
        <text:p text:style-name="P77"><text:span text:style-name="T39">The service is registered in the servlet registry but getting the service fails as it returns </text:span><text:span text:style-name="Code2">null</text:span><text:span text:style-name="Default_20_Paragraph_20_Font"><text:span text:style-name="T39">.</text:span></text:span></text:p>
        <text:p text:style-name="P72"><text:span text:style-name="T39">The value of </text:span><text:span text:style-name="Code2">FAILURE_REASON_SERVICE_NOT_GETTABLE</text:span><text:span text:style-name="Default_20_Paragraph_20_Font"><text:span text:style-name="T39"> is 5.</text:span></text:span></text:p>
        <text:p text:style-name="P148"><text:bookmark text:name="r42"/>Class 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5" text:anchor-type="as-char" svg:width="0.397cm" svg:height="0.37cm" draw:z-index="3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6" text:anchor-type="as-char" svg:width="0.397cm" svg:height="0.37cm" draw:z-index="31"><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7" text:anchor-type="as-char" svg:width="0.397cm" svg:height="0.37cm" draw:z-index="32"><draw:image xlink:href="Pictures/100002000000000F0000000E443DCD33.png" xlink:type="simple" xlink:show="embed" xlink:actuate="onLoad"/></draw:frame></text:span><text:span text:style-name="Code2"><text:span text:style-name="T60">org.osgi.service.http.runtime.dto.ErrorPageDTO</text:span></text:span></text:p>
        <text:p text:style-name="P163">Direct Known Subclasses:</text:p>
        <text:p text:style-name="P74"><text:a xlink:type="simple" xlink:href="#r45"><text:span text:style-name="T50">FailedErrorPageDTO</text:span></text:a></text:p>
        <text:p text:style-name="P71"/>
        <text:p text:style-name="P84"><text:span text:style-name="Code2">public class </text:span><text:span text:style-name="Code2"><text:span text:style-name="T60">ErrorPage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servlet for handling errors and currently being used by a servlet context.</text:span></text:span></text:p>
        <text:p text:style-name="P82">NotThreadSafe</text:p>
        <text:p text:style-name="P8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6"><text:span text:style-name="Summary_20_Heading_20_Font2"><text:span text:style-name="T20">Field Summary</text:span></text:span></text:p>
            </table:table-cell>
            <table:covered-table-cell/>
            <table:table-cell table:style-name="Tabelle26.A1" office:value-type="string">
              <text:p text:style-name="P87"><text:span text:style-name="Page_20_Reference_20_Font"><text:span text:style-name="T34">Page</text:span></text:span></text:p>
            </table:table-cell>
          </table:table-row>
          <table:table-row table:style-name="Tabelle26.1">
            <table:table-cell table:style-name="Tabelle26.A2" office:value-type="string">
              <text:p text:style-name="P88"><text:span text:style-name="Code_20_Small1"><text:span text:style-name="T20">long[]</text:span></text:span></text:p>
            </table:table-cell>
            <table:table-cell table:style-name="Tabelle26.A2" office:value-type="string">
              <text:p text:style-name="P92"><text:a xlink:type="simple" xlink:href="#r40"><text:span text:style-name="Code2"><text:span text:style-name="T55">errorCodes</text:span></text:span></text:a></text:p>
              <text:p text:style-name="P94">The error codes the error page is used for.</text:p>
            </table:table-cell>
            <table:table-cell table:style-name="Tabelle26.C2" office:value-type="string">
              <text:p text:style-name="P89"><text:span text:style-name="Page_20_Reference_20_Font"><text:span text:style-name="T20"><text:bookmark-ref text:reference-format="page" text:ref-name="r40">41</text:bookmark-ref></text:span></text:span></text:p>
            </table:table-cell>
          </table:table-row>
          <table:table-row table:style-name="Tabelle26.1">
            <table:table-cell table:style-name="Tabelle26.A3" office:value-type="string">
              <text:p text:style-name="P88"><text:span text:style-name="Code_20_Small1"><text:span text:style-name="T20">String[]</text:span></text:span></text:p>
            </table:table-cell>
            <table:table-cell table:style-name="Tabelle26.A3" office:value-type="string">
              <text:p text:style-name="P92"><text:a xlink:type="simple" xlink:href="#r39"><text:span text:style-name="Code2"><text:span text:style-name="T55">exceptions</text:span></text:span></text:a></text:p>
              <text:p text:style-name="P94">The exceptions the error page is used for.</text:p>
            </table:table-cell>
            <table:table-cell table:style-name="Tabelle26.C3" office:value-type="string">
              <text:p text:style-name="P89"><text:span text:style-name="Page_20_Reference_20_Font"><text:span text:style-name="T20"><text:bookmark-ref text:reference-format="page" text:ref-name="r39">41</text:bookmark-ref></text:span></text:span></text:p>
            </table:table-cell>
          </table:table-row>
        </table:table>
        <text:p text:style-name="P40"/>
        <table:table table:name="Tabelle28" table:style-name="Tabelle28">
          <table:table-column table:style-name="Tabelle28.A"/>
          <table:table-row table:style-name="Tabelle28.1">
            <table:table-cell table:style-name="Tabelle2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28.2">
            <table:table-cell table:style-name="Tabelle2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20">Constructor Summary</text:span></text:span></text:p>
            </table:table-cell>
            <table:table-cell table:style-name="Tabelle29.A1" office:value-type="string">
              <text:p text:style-name="P87"><text:span text:style-name="Page_20_Reference_20_Font"><text:span text:style-name="T34">Page</text:span></text:span></text:p>
            </table:table-cell>
          </table:table-row>
          <table:table-row table:style-name="Tabelle29.1">
            <table:table-cell table:style-name="Tabelle29.A2" office:value-type="string">
              <text:p text:style-name="P91"><text:a xlink:type="simple" xlink:href="#r41"><text:span text:style-name="Code2"><text:span text:style-name="T55">ErrorPageDTO</text:span></text:span></text:a><text:span text:style-name="Code2"><text:span text:style-name="T20">()</text:span></text:span></text:p>
            </table:table-cell>
            <table:table-cell table:style-name="Tabelle29.B2" office:value-type="string">
              <text:p text:style-name="P89"><text:span text:style-name="Page_20_Reference_20_Font"><text:span text:style-name="T20"><text:bookmark-ref text:reference-format="page" text:ref-name="r41">42</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20">toString</text:span></text:span></text:p>
            </table:table-cell>
          </table:table-row>
        </table:table>
        <text:p text:style-name="P164">Field Detail</text:p>
        <text:p text:style-name="P167"><text:bookmark text:name="r39"/>exceptions</text:p>
        <text:p text:style-name="P48"><text:span text:style-name="Code2">public String[] </text:span><text:span text:style-name="Code2"><text:span text:style-name="T60">exceptions</text:span></text:span></text:p>
        <text:p text:style-name="P73">The exceptions the error page is used for. This array might be empty.</text:p>
        <text:p text:style-name="P98"/>
        <text:p text:style-name="P166"><text:bookmark text:name="r40"/>errorCodes</text:p>
        <text:p text:style-name="P48"><text:span text:style-name="Code2">public long[] </text:span><text:span text:style-name="Code2"><text:span text:style-name="T60">errorCodes</text:span></text:span></text:p>
        <text:p text:style-name="P73">The error codes the error page is used for. This array might be empty.</text:p>
        <text:p text:style-name="P165"><text:soft-page-break/>Constructor Detail</text:p>
        <text:p text:style-name="P167"><text:bookmark text:name="r41"/>ErrorPageDTO</text:p>
        <text:p text:style-name="P48"><text:span text:style-name="Code2">public </text:span><text:span text:style-name="Code2"><text:span text:style-name="T60">ErrorPageDTO</text:span></text:span><text:span text:style-name="Code2">()</text:span></text:p>
        <text:p text:style-name="P149"><text:bookmark text:name="r45"/>Class Failed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8" text:anchor-type="as-char" svg:width="0.397cm" svg:height="0.37cm" draw:z-index="33"><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9" text:anchor-type="as-char" svg:width="0.397cm" svg:height="0.37cm" draw:z-index="34"><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10" text:anchor-type="as-char" svg:width="0.397cm" svg:height="0.37cm" draw:z-index="35"><draw:image xlink:href="Pictures/100002000000000F0000000E443DCD33.png" xlink:type="simple" xlink:show="embed" xlink:actuate="onLoad"/></draw:frame></text:span><text:a xlink:type="simple" xlink:href="#r42"><text:span text:style-name="Code2"><text:span text:style-name="T54">org.osgi.service.http.runtime.dto.ErrorPageDTO</text:span></text:span></text:a></text:p>
        <text:p text:style-name="P39"><text:span text:style-name="Code2">              </text:span><text:span text:style-name="Code2"><draw:frame draw:style-name="fr3" draw:name="Grafik11" text:anchor-type="as-char" svg:width="0.397cm" svg:height="0.37cm" draw:z-index="36"><draw:image xlink:href="Pictures/100002000000000F0000000E443DCD33.png" xlink:type="simple" xlink:show="embed" xlink:actuate="onLoad"/></draw:frame></text:span><text:span text:style-name="Code2"><text:span text:style-name="T60">org.osgi.service.http.runtime.dto.FailedErrorPageDTO</text:span></text:span></text:p>
        <text:p text:style-name="P71"/>
        <text:p text:style-name="P84"><text:span text:style-name="Code2">public class </text:span><text:span text:style-name="Code2"><text:span text:style-name="T60">FailedErrorPageDTO</text:span></text:span></text:p>
        <text:p text:style-name="P48"><text:span text:style-name="Code2">extends </text:span><text:a xlink:type="simple" xlink:href="#r42"><text:span text:style-name="Code2"><text:span text:style-name="T54">ErrorPageDTO</text:span></text:span></text:a></text:p>
        <text:p text:style-name="P80"><text:span text:style-name="T39">Represents a </text:span><text:span text:style-name="Code2">javax.servlet.Servlet</text:span><text:span text:style-name="Default_20_Paragraph_20_Font"><text:span text:style-name="T39"> service registered as an error page but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20">Field Summary</text:span></text:span></text:p>
            </table:table-cell>
            <table:covered-table-cell/>
            <table:table-cell table:style-name="Tabelle32.A1" office:value-type="string">
              <text:p text:style-name="P87"><text:span text:style-name="Page_20_Reference_20_Font"><text:span text:style-name="T34">Page</text:span></text:span></text:p>
            </table:table-cell>
          </table:table-row>
          <table:table-row table:style-name="Tabelle32.1">
            <table:table-cell table:style-name="Tabelle32.A2" office:value-type="string">
              <text:p text:style-name="P88"><text:span text:style-name="Code_20_Small1"><text:span text:style-name="T20">int</text:span></text:span></text:p>
            </table:table-cell>
            <table:table-cell table:style-name="Tabelle32.A2" office:value-type="string">
              <text:p text:style-name="P92"><text:a xlink:type="simple" xlink:href="#r43"><text:span text:style-name="Code2"><text:span text:style-name="T55">failureReason</text:span></text:span></text:a></text:p>
              <text:p text:style-name="P94">The reason why the servlet represented by this DTO is not used.</text:p>
            </table:table-cell>
            <table:table-cell table:style-name="Tabelle32.C2" office:value-type="string">
              <text:p text:style-name="P89"><text:span text:style-name="Page_20_Reference_20_Font"><text:span text:style-name="T20"><text:bookmark-ref text:reference-format="page" text:ref-name="r43">43</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6"><text:span text:style-name="T36">Fields inherited from class org.osgi.service.http.runtime.dto.</text:span><text:a xlink:type="simple" xlink:href="#r42"><text:span text:style-name="T49">ErrorPageDTO</text:span></text:a></text:p>
            </table:table-cell>
          </table:table-row>
          <table:table-row table:style-name="Tabelle34.2">
            <table:table-cell table:style-name="Tabelle34.A2" office:value-type="string">
              <text:p text:style-name="P53"><text:a xlink:type="simple" xlink:href="#r40"><text:span text:style-name="Code2"><text:span text:style-name="T54">errorCodes</text:span></text:span></text:a><text:span text:style-name="Code2"><text:span text:style-name="T20">, </text:span></text:span><text:a xlink:type="simple" xlink:href="#r39"><text:span text:style-name="Code2"><text:span text:style-name="T54">exceptions</text:span></text:span></text:a></text:p>
            </table:table-cell>
          </table:table-row>
        </table:table>
        <text:p text:style-name="P40"/>
        <table:table table:name="Tabelle35" table:style-name="Tabelle35">
          <table:table-column table:style-name="Tabelle35.A"/>
          <table:table-row table:style-name="Tabelle35.1">
            <table:table-cell table:style-name="Tabelle35.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35.2">
            <table:table-cell table:style-name="Tabelle35.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20">Constructor Summary</text:span></text:span></text:p>
            </table:table-cell>
            <table:table-cell table:style-name="Tabelle38.A1" office:value-type="string">
              <text:p text:style-name="P87"><text:span text:style-name="Page_20_Reference_20_Font"><text:span text:style-name="T34">Page</text:span></text:span></text:p>
            </table:table-cell>
          </table:table-row>
          <table:table-row table:style-name="Tabelle38.1">
            <table:table-cell table:style-name="Tabelle38.A2" office:value-type="string">
              <text:p text:style-name="P91"><text:a xlink:type="simple" xlink:href="#r44"><text:span text:style-name="Code2"><text:span text:style-name="T55">FailedErrorPageDTO</text:span></text:span></text:a><text:span text:style-name="Code2"><text:span text:style-name="T20">()</text:span></text:span></text:p>
            </table:table-cell>
            <table:table-cell table:style-name="Tabelle38.B2" office:value-type="string">
              <text:p text:style-name="P89"><text:span text:style-name="Page_20_Reference_20_Font"><text:span text:style-name="T20"><text:bookmark-ref text:reference-format="page" text:ref-name="r44">44</text:bookmark-ref></text:span></text:span></text:p>
            </table:table-cell>
          </table:table-row>
        </table:table>
        <text:p text:style-name="P40"/>
        <table:table table:name="Tabelle39" table:style-name="Tabelle39">
          <table:table-column table:style-name="Tabelle39.A"/>
          <table:table-row table:style-name="Tabelle39.1">
            <table:table-cell table:style-name="Tabelle39.A1" office:value-type="string">
              <text:p text:style-name="P65">Methods inherited from class org.osgi.dto.DTO</text:p>
            </table:table-cell>
          </table:table-row>
          <table:table-row table:style-name="Tabelle39.2">
            <table:table-cell table:style-name="Tabelle39.A2" office:value-type="string">
              <text:p text:style-name="P60"><text:span text:style-name="Code2"><text:span text:style-name="T20">toString</text:span></text:span></text:p>
            </table:table-cell>
          </table:table-row>
        </table:table>
        <text:p text:style-name="P164">Field Detail</text:p>
        <text:p text:style-name="P167"><text:bookmark text:name="r43"/>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text:soft-page-break/>Constructor Detail</text:p>
        <text:p text:style-name="P167"><text:bookmark text:name="r44"/>FailedErrorPageDTO</text:p>
        <text:p text:style-name="P48"><text:span text:style-name="Code2">public </text:span><text:span text:style-name="Code2"><text:span text:style-name="T60">FailedErrorPageDTO</text:span></text:span><text:span text:style-name="Code2">()</text:span></text:p>
        <text:p text:style-name="P150"><text:bookmark text:name="r48"/>Class Failed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2" text:anchor-type="as-char" svg:width="0.397cm" svg:height="0.37cm" draw:z-index="37"><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3" text:anchor-type="as-char" svg:width="0.397cm" svg:height="0.37cm" draw:z-index="38"><draw:image xlink:href="Pictures/100002000000000F0000000E443DCD33.png" xlink:type="simple" xlink:show="embed" xlink:actuate="onLoad"/></draw:frame></text:span><text:a xlink:type="simple" xlink:href="#r71"><text:span text:style-name="Code2"><text:span text:style-name="T54">org.osgi.service.http.runtime.dto.FilterDTO</text:span></text:span></text:a></text:p>
        <text:p text:style-name="P39"><text:span text:style-name="Code2">          </text:span><text:span text:style-name="Code2"><draw:frame draw:style-name="fr3" draw:name="Grafik14" text:anchor-type="as-char" svg:width="0.397cm" svg:height="0.37cm" draw:z-index="39"><draw:image xlink:href="Pictures/100002000000000F0000000E443DCD33.png" xlink:type="simple" xlink:show="embed" xlink:actuate="onLoad"/></draw:frame></text:span><text:span text:style-name="Code2"><text:span text:style-name="T60">org.osgi.service.http.runtime.dto.FailedFilterDTO</text:span></text:span></text:p>
        <text:p text:style-name="P71"/>
        <text:p text:style-name="P84"><text:span text:style-name="Code2">public class </text:span><text:span text:style-name="Code2"><text:span text:style-name="T60">FailedFilterDTO</text:span></text:span></text:p>
        <text:p text:style-name="P48"><text:span text:style-name="Code2">extends </text:span><text:a xlink:type="simple" xlink:href="#r71"><text:span text:style-name="Code2"><text:span text:style-name="T54">FilterDTO</text:span></text:span></text:a></text:p>
        <text:p text:style-name="P80"><text:span text:style-name="T39">Represents a servlet </text:span><text:span text:style-name="Code2">Filter</text:span><text:span text:style-name="Default_20_Paragraph_20_Font"><text:span text:style-name="T39"> filter which is currently not being used for a servlet context due to a problem.</text:span></text:span></text:p>
        <text:p text:style-name="P49"><text:span text:style-name="T39">As the service represented by this DTO is not used due to a failure, the field </text:span><text:a xlink:type="simple" xlink:href="#r69"><text:span text:style-name="Code2"><text:span text:style-name="T54">Filt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6"><text:span text:style-name="Summary_20_Heading_20_Font2"><text:span text:style-name="T20">Field Summary</text:span></text:span></text:p>
            </table:table-cell>
            <table:covered-table-cell/>
            <table:table-cell table:style-name="Tabelle41.A1" office:value-type="string">
              <text:p text:style-name="P87"><text:span text:style-name="Page_20_Reference_20_Font"><text:span text:style-name="T34">Page</text:span></text:span></text:p>
            </table:table-cell>
          </table:table-row>
          <table:table-row table:style-name="Tabelle41.1">
            <table:table-cell table:style-name="Tabelle41.A2" office:value-type="string">
              <text:p text:style-name="P88"><text:span text:style-name="Code_20_Small1"><text:span text:style-name="T20">int</text:span></text:span></text:p>
            </table:table-cell>
            <table:table-cell table:style-name="Tabelle41.A2" office:value-type="string">
              <text:p text:style-name="P92"><text:a xlink:type="simple" xlink:href="#r46"><text:span text:style-name="Code2"><text:span text:style-name="T55">failureReason</text:span></text:span></text:a></text:p>
              <text:p text:style-name="P94">The reason why the filter represented by this DTO is not used.</text:p>
            </table:table-cell>
            <table:table-cell table:style-name="Tabelle41.C2" office:value-type="string">
              <text:p text:style-name="P89"><text:span text:style-name="Page_20_Reference_20_Font"><text:span text:style-name="T20"><text:bookmark-ref text:reference-format="page" text:ref-name="r46">45</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6"><text:span text:style-name="T36">Fields inherited from class org.osgi.service.http.runtime.dto.</text:span><text:a xlink:type="simple" xlink:href="#r71"><text:span text:style-name="T49">FilterDTO</text:span></text:a></text:p>
            </table:table-cell>
          </table:table-row>
          <table:table-row table:style-name="Tabelle48.2">
            <table:table-cell table:style-name="Tabelle48.A2" office:value-type="string">
              <text:p text:style-name="P53"><text:a xlink:type="simple" xlink:href="#r65"><text:span text:style-name="Code2"><text:span text:style-name="T54">asyncSupported</text:span></text:span></text:a><text:span text:style-name="Code2"><text:span text:style-name="T20">, </text:span></text:span><text:a xlink:type="simple" xlink:href="#r66"><text:span text:style-name="Code2"><text:span text:style-name="T54">dispatcher</text:span></text:span></text:a><text:span text:style-name="Code2"><text:span text:style-name="T20">, </text:span></text:span><text:a xlink:type="simple" xlink:href="#r67"><text:span text:style-name="Code2"><text:span text:style-name="T54">initParams</text:span></text:span></text:a><text:span text:style-name="Code2"><text:span text:style-name="T20">, </text:span></text:span><text:a xlink:type="simple" xlink:href="#r61"><text:span text:style-name="Code2"><text:span text:style-name="T54">name</text:span></text:span></text:a><text:span text:style-name="Code2"><text:span text:style-name="T20">, </text:span></text:span><text:a xlink:type="simple" xlink:href="#r62"><text:span text:style-name="Code2"><text:span text:style-name="T54">patterns</text:span></text:span></text:a><text:span text:style-name="Code2"><text:span text:style-name="T20">, </text:span></text:span><text:a xlink:type="simple" xlink:href="#r64"><text:span text:style-name="Code2"><text:span text:style-name="T54">regexps</text:span></text:span></text:a><text:span text:style-name="Code2"><text:span text:style-name="T20">, </text:span></text:span><text:a xlink:type="simple" xlink:href="#r68"><text:span text:style-name="Code2"><text:span text:style-name="T54">serviceId</text:span></text:span></text:a><text:span text:style-name="Code2"><text:span text:style-name="T20">, </text:span></text:span><text:a xlink:type="simple" xlink:href="#r69"><text:span text:style-name="Code2"><text:span text:style-name="T54">servletContextId</text:span></text:span></text:a><text:span text:style-name="Code2"><text:span text:style-name="T20">, </text:span></text:span><text:a xlink:type="simple" xlink:href="#r63"><text:span text:style-name="Code2"><text:span text:style-name="T54">servletNames</text:span></text:span></text:a></text:p>
            </table:table-cell>
          </table:table-row>
        </table:table>
        <text:p text:style-name="P40"/>
        <table:table table:name="Tabelle49" table:style-name="Tabelle49">
          <table:table-column table:style-name="Tabelle49.A"/>
          <table:table-column table:style-name="Tabelle49.B"/>
          <table:table-row table:style-name="Tabelle49.1">
            <table:table-cell table:style-name="Tabelle49.A1" office:value-type="string">
              <text:p text:style-name="P86"><text:span text:style-name="Summary_20_Heading_20_Font2"><text:span text:style-name="T20">Constructor Summary</text:span></text:span></text:p>
            </table:table-cell>
            <table:table-cell table:style-name="Tabelle49.A1" office:value-type="string">
              <text:p text:style-name="P87"><text:span text:style-name="Page_20_Reference_20_Font"><text:span text:style-name="T34">Page</text:span></text:span></text:p>
            </table:table-cell>
          </table:table-row>
          <table:table-row table:style-name="Tabelle49.1">
            <table:table-cell table:style-name="Tabelle49.A2" office:value-type="string">
              <text:p text:style-name="P91"><text:a xlink:type="simple" xlink:href="#r47"><text:span text:style-name="Code2"><text:span text:style-name="T55">FailedFilterDTO</text:span></text:span></text:a><text:span text:style-name="Code2"><text:span text:style-name="T20">()</text:span></text:span></text:p>
            </table:table-cell>
            <table:table-cell table:style-name="Tabelle49.B2" office:value-type="string">
              <text:p text:style-name="P89"><text:span text:style-name="Page_20_Reference_20_Font"><text:span text:style-name="T20"><text:bookmark-ref text:reference-format="page" text:ref-name="r47">46</text:bookmark-ref></text:span></text:span></text:p>
            </table:table-cell>
          </table:table-row>
        </table:table>
        <text:p text:style-name="P40"/>
        <table:table table:name="Tabelle50" table:style-name="Tabelle50">
          <table:table-column table:style-name="Tabelle50.A"/>
          <table:table-row table:style-name="Tabelle50.1">
            <table:table-cell table:style-name="Tabelle50.A1" office:value-type="string">
              <text:p text:style-name="P65">Methods inherited from class org.osgi.dto.DTO</text:p>
            </table:table-cell>
          </table:table-row>
          <table:table-row table:style-name="Tabelle50.2">
            <table:table-cell table:style-name="Tabelle50.A2" office:value-type="string">
              <text:p text:style-name="P60"><text:span text:style-name="Code2"><text:span text:style-name="T20">toString</text:span></text:span></text:p>
            </table:table-cell>
          </table:table-row>
        </table:table>
        <text:p text:style-name="P164">Field Detail</text:p>
        <text:p text:style-name="P167"><text:bookmark text:name="r46"/>failureReason</text:p>
        <text:p text:style-name="P48"><text:span text:style-name="Code2">public int </text:span><text:span text:style-name="Code2"><text:span text:style-name="T60">failureReason</text:span></text:span></text:p>
        <text:p text:style-name="P73">The reason why the filt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text:soft-page-break/>Constructor Detail</text:p>
        <text:p text:style-name="P167"><text:bookmark text:name="r47"/>FailedFilterDTO</text:p>
        <text:p text:style-name="P48"><text:span text:style-name="Code2">public </text:span><text:span text:style-name="Code2"><text:span text:style-name="T60">FailedFilterDTO</text:span></text:span><text:span text:style-name="Code2">()</text:span></text:p>
        <text:p text:style-name="P151"><text:bookmark text:name="r51"/>Class Failed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5" text:anchor-type="as-char" svg:width="0.397cm" svg:height="0.37cm" draw:z-index="4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6" text:anchor-type="as-char" svg:width="0.397cm" svg:height="0.37cm" draw:z-index="41"><draw:image xlink:href="Pictures/100002000000000F0000000E443DCD33.png" xlink:type="simple" xlink:show="embed" xlink:actuate="onLoad"/></draw:frame></text:span><text:a xlink:type="simple" xlink:href="#r76"><text:span text:style-name="Code2"><text:span text:style-name="T54">org.osgi.service.http.runtime.dto.ListenerDTO</text:span></text:span></text:a></text:p>
        <text:p text:style-name="P39"><text:span text:style-name="Code2">          </text:span><text:span text:style-name="Code2"><draw:frame draw:style-name="fr3" draw:name="Grafik17" text:anchor-type="as-char" svg:width="0.397cm" svg:height="0.37cm" draw:z-index="42"><draw:image xlink:href="Pictures/100002000000000F0000000E443DCD33.png" xlink:type="simple" xlink:show="embed" xlink:actuate="onLoad"/></draw:frame></text:span><text:span text:style-name="Code2"><text:span text:style-name="T60">org.osgi.service.http.runtime.dto.FailedListenerDTO</text:span></text:span></text:p>
        <text:p text:style-name="P71"/>
        <text:p text:style-name="P84"><text:span text:style-name="Code2">public class </text:span><text:span text:style-name="Code2"><text:span text:style-name="T60">FailedListenerDTO</text:span></text:span></text:p>
        <text:p text:style-name="P48"><text:span text:style-name="Code2">extends </text:span><text:a xlink:type="simple" xlink:href="#r76"><text:span text:style-name="Code2"><text:span text:style-name="T54">ListenerDTO</text:span></text:span></text:a></text:p>
        <text:p text:style-name="P79">Represents a listener service which is currently not being used for a servlet context due to a problem.</text:p>
        <text:p text:style-name="P49"><text:span text:style-name="T39">As the listener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6"><text:span text:style-name="Summary_20_Heading_20_Font2"><text:span text:style-name="T20">Field Summary</text:span></text:span></text:p>
            </table:table-cell>
            <table:covered-table-cell/>
            <table:table-cell table:style-name="Tabelle52.A1" office:value-type="string">
              <text:p text:style-name="P87"><text:span text:style-name="Page_20_Reference_20_Font"><text:span text:style-name="T34">Page</text:span></text:span></text:p>
            </table:table-cell>
          </table:table-row>
          <table:table-row table:style-name="Tabelle52.1">
            <table:table-cell table:style-name="Tabelle52.A2" office:value-type="string">
              <text:p text:style-name="P88"><text:span text:style-name="Code_20_Small1"><text:span text:style-name="T20">int</text:span></text:span></text:p>
            </table:table-cell>
            <table:table-cell table:style-name="Tabelle52.A2" office:value-type="string">
              <text:p text:style-name="P92"><text:a xlink:type="simple" xlink:href="#r49"><text:span text:style-name="Code2"><text:span text:style-name="T55">failureReason</text:span></text:span></text:a></text:p>
              <text:p text:style-name="P94">The reason why the listener represented by this DTO is not used.</text:p>
            </table:table-cell>
            <table:table-cell table:style-name="Tabelle52.C2" office:value-type="string">
              <text:p text:style-name="P89"><text:span text:style-name="Page_20_Reference_20_Font"><text:span text:style-name="T20"><text:bookmark-ref text:reference-format="page" text:ref-name="r49">47</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6"><text:span text:style-name="T36">Fields inherited from class org.osgi.service.http.runtime.dto.</text:span><text:a xlink:type="simple" xlink:href="#r76"><text:span text:style-name="T49">ListenerDTO</text:span></text:a></text:p>
            </table:table-cell>
          </table:table-row>
          <table:table-row table:style-name="Tabelle54.2">
            <table:table-cell table:style-name="Tabelle54.A2" office:value-type="string">
              <text:p text:style-name="P53"><text:a xlink:type="simple" xlink:href="#r73"><text:span text:style-name="Code2"><text:span text:style-name="T54">serviceId</text:span></text:span></text:a><text:span text:style-name="Code2"><text:span text:style-name="T20">, </text:span></text:span><text:a xlink:type="simple" xlink:href="#r74"><text:span text:style-name="Code2"><text:span text:style-name="T54">servletContextId</text:span></text:span></text:a><text:span text:style-name="Code2"><text:span text:style-name="T20">, </text:span></text:span><text:a xlink:type="simple" xlink:href="#r72"><text:span text:style-name="Code2"><text:span text:style-name="T54">types</text:span></text:span></text:a></text:p>
            </table:table-cell>
          </table:table-row>
        </table:table>
        <text:p text:style-name="P40"/>
        <table:table table:name="Tabelle55" table:style-name="Tabelle55">
          <table:table-column table:style-name="Tabelle55.A"/>
          <table:table-column table:style-name="Tabelle55.B"/>
          <table:table-row table:style-name="Tabelle55.1">
            <table:table-cell table:style-name="Tabelle55.A1" office:value-type="string">
              <text:p text:style-name="P86"><text:span text:style-name="Summary_20_Heading_20_Font2"><text:span text:style-name="T20">Constructor Summary</text:span></text:span></text:p>
            </table:table-cell>
            <table:table-cell table:style-name="Tabelle55.A1" office:value-type="string">
              <text:p text:style-name="P87"><text:span text:style-name="Page_20_Reference_20_Font"><text:span text:style-name="T34">Page</text:span></text:span></text:p>
            </table:table-cell>
          </table:table-row>
          <table:table-row table:style-name="Tabelle55.1">
            <table:table-cell table:style-name="Tabelle55.A2" office:value-type="string">
              <text:p text:style-name="P91"><text:a xlink:type="simple" xlink:href="#r50"><text:span text:style-name="Code2"><text:span text:style-name="T55">FailedListenerDTO</text:span></text:span></text:a><text:span text:style-name="Code2"><text:span text:style-name="T20">()</text:span></text:span></text:p>
            </table:table-cell>
            <table:table-cell table:style-name="Tabelle55.B2" office:value-type="string">
              <text:p text:style-name="P89"><text:span text:style-name="Page_20_Reference_20_Font"><text:span text:style-name="T20"><text:bookmark-ref text:reference-format="page" text:ref-name="r50">47</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20">toString</text:span></text:span></text:p>
            </table:table-cell>
          </table:table-row>
        </table:table>
        <text:p text:style-name="P164">Field Detail</text:p>
        <text:p text:style-name="P167"><text:bookmark text:name="r49"/>failureReason</text:p>
        <text:p text:style-name="P48"><text:span text:style-name="Code2">public int </text:span><text:span text:style-name="Code2"><text:span text:style-name="T60">failureReason</text:span></text:span></text:p>
        <text:p text:style-name="P73">The reason why the listen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Constructor Detail</text:p>
        <text:p text:style-name="P167"><text:bookmark text:name="r50"/>FailedListenerDTO</text:p>
        <text:p text:style-name="P48"><text:span text:style-name="Code2">public </text:span><text:span text:style-name="Code2"><text:span text:style-name="T60">FailedListenerDTO</text:span></text:span><text:span text:style-name="Code2">()</text:span></text:p>
        <text:p text:style-name="P152"><text:bookmark text:name="r54"/>Class Failed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8" text:anchor-type="as-char" svg:width="0.397cm" svg:height="0.37cm" draw:z-index="43"><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9" text:anchor-type="as-char" svg:width="0.397cm" svg:height="0.37cm" draw:z-index="44"><draw:image xlink:href="Pictures/100002000000000F0000000E443DCD33.png" xlink:type="simple" xlink:show="embed" xlink:actuate="onLoad"/></draw:frame></text:span><text:a xlink:type="simple" xlink:href="#r89"><text:span text:style-name="Code2"><text:span text:style-name="T54">org.osgi.service.http.runtime.dto.ResourceDTO</text:span></text:span></text:a></text:p>
        <text:p text:style-name="P39"><text:span text:style-name="Code2">          </text:span><text:span text:style-name="Code2"><draw:frame draw:style-name="fr3" draw:name="Grafik20" text:anchor-type="as-char" svg:width="0.397cm" svg:height="0.37cm" draw:z-index="45"><draw:image xlink:href="Pictures/100002000000000F0000000E443DCD33.png" xlink:type="simple" xlink:show="embed" xlink:actuate="onLoad"/></draw:frame></text:span><text:span text:style-name="Code2"><text:span text:style-name="T60">org.osgi.service.http.runtime.dto.FailedResourceDTO</text:span></text:span></text:p>
        <text:p text:style-name="P71"/>
        <text:p text:style-name="P84"><text:span text:style-name="Code2">public class </text:span><text:span text:style-name="Code2"><text:span text:style-name="T60">FailedResourceDTO</text:span></text:span></text:p>
        <text:p text:style-name="P48"><text:span text:style-name="Code2">extends </text:span><text:a xlink:type="simple" xlink:href="#r89"><text:span text:style-name="Code2"><text:span text:style-name="T54">ResourceDTO</text:span></text:span></text:a></text:p>
        <text:p text:style-name="P79">Represents a resource definition which is currently not being used for a servlet context due to a problem.</text:p>
        <text:p text:style-name="P49"><text:span text:style-name="T39">As the service represented by this DTO is not used due to a failure, the field </text:span><text:a xlink:type="simple" xlink:href="#r87"><text:span text:style-name="Code2"><text:span text:style-name="T54">Resource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6"><text:span text:style-name="Summary_20_Heading_20_Font2"><text:span text:style-name="T20">Field Summary</text:span></text:span></text:p>
            </table:table-cell>
            <table:covered-table-cell/>
            <table:table-cell table:style-name="Tabelle58.A1" office:value-type="string">
              <text:p text:style-name="P87"><text:span text:style-name="Page_20_Reference_20_Font"><text:span text:style-name="T34">Page</text:span></text:span></text:p>
            </table:table-cell>
          </table:table-row>
          <table:table-row table:style-name="Tabelle58.1">
            <table:table-cell table:style-name="Tabelle58.A2" office:value-type="string">
              <text:p text:style-name="P88"><text:span text:style-name="Code_20_Small1"><text:span text:style-name="T20">int</text:span></text:span></text:p>
            </table:table-cell>
            <table:table-cell table:style-name="Tabelle58.A2" office:value-type="string">
              <text:p text:style-name="P92"><text:a xlink:type="simple" xlink:href="#r52"><text:span text:style-name="Code2"><text:span text:style-name="T55">failureReason</text:span></text:span></text:a></text:p>
              <text:p text:style-name="P94">The reason why the resource represented by this DTO is not used.</text:p>
            </table:table-cell>
            <table:table-cell table:style-name="Tabelle58.C2" office:value-type="string">
              <text:p text:style-name="P89"><text:span text:style-name="Page_20_Reference_20_Font"><text:span text:style-name="T20"><text:bookmark-ref text:reference-format="page" text:ref-name="r52">48</text:bookmark-ref></text:span></text:span></text:p>
            </table:table-cell>
          </table:table-row>
        </table:table>
        <text:p text:style-name="P40"/>
        <table:table table:name="Tabelle59" table:style-name="Tabelle59">
          <table:table-column table:style-name="Tabelle59.A"/>
          <table:table-row table:style-name="Tabelle59.1">
            <table:table-cell table:style-name="Tabelle59.A1" office:value-type="string">
              <text:p text:style-name="P66"><text:span text:style-name="T36">Fields inherited from class org.osgi.service.http.runtime.dto.</text:span><text:a xlink:type="simple" xlink:href="#r89"><text:span text:style-name="T49">ResourceDTO</text:span></text:a></text:p>
            </table:table-cell>
          </table:table-row>
          <table:table-row table:style-name="Tabelle59.2">
            <table:table-cell table:style-name="Tabelle59.A2" office:value-type="string">
              <text:p text:style-name="P53"><text:a xlink:type="simple" xlink:href="#r84"><text:span text:style-name="Code2"><text:span text:style-name="T54">patterns</text:span></text:span></text:a><text:span text:style-name="Code2"><text:span text:style-name="T20">, </text:span></text:span><text:a xlink:type="simple" xlink:href="#r85"><text:span text:style-name="Code2"><text:span text:style-name="T54">prefix</text:span></text:span></text:a><text:span text:style-name="Code2"><text:span text:style-name="T20">, </text:span></text:span><text:a xlink:type="simple" xlink:href="#r86"><text:span text:style-name="Code2"><text:span text:style-name="T54">serviceId</text:span></text:span></text:a><text:span text:style-name="Code2"><text:span text:style-name="T20">, </text:span></text:span><text:a xlink:type="simple" xlink:href="#r87"><text:span text:style-name="Code2"><text:span text:style-name="T54">servletContextId</text:span></text:span></text:a></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20">Constructor Summary</text:span></text:span></text:p>
            </table:table-cell>
            <table:table-cell table:style-name="Tabelle60.A1" office:value-type="string">
              <text:p text:style-name="P87"><text:span text:style-name="Page_20_Reference_20_Font"><text:span text:style-name="T34">Page</text:span></text:span></text:p>
            </table:table-cell>
          </table:table-row>
          <table:table-row table:style-name="Tabelle60.1">
            <table:table-cell table:style-name="Tabelle60.A2" office:value-type="string">
              <text:p text:style-name="P91"><text:a xlink:type="simple" xlink:href="#r53"><text:span text:style-name="Code2"><text:span text:style-name="T55">FailedResourceDTO</text:span></text:span></text:a><text:span text:style-name="Code2"><text:span text:style-name="T20">()</text:span></text:span></text:p>
            </table:table-cell>
            <table:table-cell table:style-name="Tabelle60.B2" office:value-type="string">
              <text:p text:style-name="P89"><text:span text:style-name="Page_20_Reference_20_Font"><text:span text:style-name="T20"><text:bookmark-ref text:reference-format="page" text:ref-name="r53">48</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20">toString</text:span></text:span></text:p>
            </table:table-cell>
          </table:table-row>
        </table:table>
        <text:p text:style-name="P164">Field Detail</text:p>
        <text:p text:style-name="P167"><text:bookmark text:name="r52"/>failureReason</text:p>
        <text:p text:style-name="P48"><text:span text:style-name="Code2">public int </text:span><text:span text:style-name="Code2"><text:span text:style-name="T60">failureReason</text:span></text:span></text:p>
        <text:p text:style-name="P73">The reason why the resource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Constructor Detail</text:p>
        <text:p text:style-name="P167"><text:bookmark text:name="r53"/>FailedResourceDTO</text:p>
        <text:p text:style-name="P48"><text:span text:style-name="Code2">public </text:span><text:span text:style-name="Code2"><text:span text:style-name="T60">FailedResourceDTO</text:span></text:span><text:span text:style-name="Code2">()</text:span></text:p>
        <text:p text:style-name="P153"><text:bookmark text:name="r57"/>Class Failed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1" text:anchor-type="as-char" svg:width="0.397cm" svg:height="0.37cm" draw:z-index="46"><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2" text:anchor-type="as-char" svg:width="0.397cm" svg:height="0.37cm" draw:z-index="47"><draw:image xlink:href="Pictures/100002000000000F0000000E443DCD33.png" xlink:type="simple" xlink:show="embed" xlink:actuate="onLoad"/></draw:frame></text:span><text:a xlink:type="simple" xlink:href="#r112"><text:span text:style-name="Code2"><text:span text:style-name="T54">org.osgi.service.http.runtime.dto.ServletContextDTO</text:span></text:span></text:a></text:p>
        <text:p text:style-name="P39"><text:span text:style-name="Code2">          </text:span><text:span text:style-name="Code2"><draw:frame draw:style-name="fr3" draw:name="Grafik23" text:anchor-type="as-char" svg:width="0.397cm" svg:height="0.37cm" draw:z-index="48"><draw:image xlink:href="Pictures/100002000000000F0000000E443DCD33.png" xlink:type="simple" xlink:show="embed" xlink:actuate="onLoad"/></draw:frame></text:span><text:span text:style-name="Code2"><text:span text:style-name="T60">org.osgi.service.http.runtime.dto.FailedServletContextDTO</text:span></text:span></text:p>
        <text:p text:style-name="P71"/>
        <text:p text:style-name="P84"><text:span text:style-name="Code2">public class </text:span><text:span text:style-name="Code2"><text:span text:style-name="T60">FailedServletContextDTO</text:span></text:span></text:p>
        <text:p text:style-name="P48"><text:span text:style-name="Code2">extends </text:span><text:a xlink:type="simple" xlink:href="#r112"><text:span text:style-name="Code2"><text:span text:style-name="T54">ServletContextDTO</text:span></text:span></text:a></text:p>
        <text:p text:style-name="P80"><text:span text:style-name="T39">Represents a </text:span><text:span text:style-name="Code2">javax.servlet.ServletContext</text:span><text:span text:style-name="Default_20_Paragraph_20_Font"><text:span text:style-name="T39"> servlet context that is currently not used due to some problem. The following fields return an empty array for a </text:span></text:span><text:span text:style-name="Code2">FailedServletContextDTO</text:span><text:span text:style-name="Default_20_Paragraph_20_Font"><text:span text:style-name="T39">:</text:span></text:span></text:p>
        <text:list xml:id="list7435166981268133075" text:style-name="RTF_5f_Num_20_3">
          <text:list-item>
            <text:p text:style-name="P44"><text:a xlink:type="simple" xlink:href="#r106"><text:span text:style-name="Code2"><text:span text:style-name="T54">ServletContextDTO.servletDTOs</text:span></text:span></text:a></text:p>
          </text:list-item>
          <text:list-item>
            <text:p text:style-name="P44"><text:a xlink:type="simple" xlink:href="#r107"><text:span text:style-name="Code2"><text:span text:style-name="T54">ServletContextDTO.resourceDTOs</text:span></text:span></text:a></text:p>
          </text:list-item>
          <text:list-item>
            <text:p text:style-name="P44"><text:a xlink:type="simple" xlink:href="#r108"><text:span text:style-name="Code2"><text:span text:style-name="T54">ServletContextDTO.filterDTOs</text:span></text:span></text:a></text:p>
          </text:list-item>
          <text:list-item>
            <text:p text:style-name="P44"><text:a xlink:type="simple" xlink:href="#r109"><text:span text:style-name="Code2"><text:span text:style-name="T54">ServletContextDTO.errorPageDTOs</text:span></text:span></text:a></text:p>
          </text:list-item>
          <text:list-item>
            <text:p text:style-name="P46"><text:a xlink:type="simple" xlink:href="#r110"><text:span text:style-name="Code2"><text:span text:style-name="T54">ServletContextDTO.listenerDTOs</text:span></text:span></text:a></text:p>
          </text:list-item>
        </text:list>
        <text:p text:style-name="P49"><text:span text:style-name="T39">The method </text:span><text:a xlink:type="simple" xlink:href="#r104"><text:span text:style-name="Code2"><text:span text:style-name="T54">ServletContextDTO.attributes</text:span></text:span></text:a><text:span text:style-name="Default_20_Paragraph_20_Font"><text:span text:style-name="T39"> returns an empty map for a </text:span></text:span><text:span text:style-name="Code2">FailedServletContextDTO</text:span><text:span text:style-name="Default_20_Paragraph_20_Font"><text:span text:style-name="T39">.</text:span></text:span></text:p>
        <text:p text:style-name="P82">NotThreadSafe</text:p>
        <text:p text:style-name="P8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6"><text:span text:style-name="Summary_20_Heading_20_Font2"><text:span text:style-name="T20">Field Summary</text:span></text:span></text:p>
            </table:table-cell>
            <table:covered-table-cell/>
            <table:table-cell table:style-name="Tabelle62.A1" office:value-type="string">
              <text:p text:style-name="P87"><text:span text:style-name="Page_20_Reference_20_Font"><text:span text:style-name="T34">Page</text:span></text:span></text:p>
            </table:table-cell>
          </table:table-row>
          <table:table-row table:style-name="Tabelle62.1">
            <table:table-cell table:style-name="Tabelle62.A2" office:value-type="string">
              <text:p text:style-name="P88"><text:span text:style-name="Code_20_Small1"><text:span text:style-name="T20">int</text:span></text:span></text:p>
            </table:table-cell>
            <table:table-cell table:style-name="Tabelle62.A2" office:value-type="string">
              <text:p text:style-name="P92"><text:a xlink:type="simple" xlink:href="#r55"><text:span text:style-name="Code2"><text:span text:style-name="T55">failureReason</text:span></text:span></text:a></text:p>
              <text:p text:style-name="P94">The reason why the servlet context represented by this DTO is not used.</text:p>
            </table:table-cell>
            <table:table-cell table:style-name="Tabelle62.C2" office:value-type="string">
              <text:p text:style-name="P89"><text:span text:style-name="Page_20_Reference_20_Font"><text:span text:style-name="T20"><text:bookmark-ref text:reference-format="page" text:ref-name="r55">49</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6"><text:span text:style-name="T36">Fields inherited from class org.osgi.service.http.runtime.dto.</text:span><text:a xlink:type="simple" xlink:href="#r112"><text:span text:style-name="T49">ServletContextDTO</text:span></text:a></text:p>
            </table:table-cell>
          </table:table-row>
          <table:table-row table:style-name="Tabelle63.2">
            <table:table-cell table:style-name="Tabelle63.A2" office:value-type="string">
              <text:p text:style-name="P53"><text:a xlink:type="simple" xlink:href="#r104"><text:span text:style-name="Code2"><text:span text:style-name="T54">attributes</text:span></text:span></text:a><text:span text:style-name="Code2"><text:span text:style-name="T20">, </text:span></text:span><text:a xlink:type="simple" xlink:href="#r101"><text:span text:style-name="Code2"><text:span text:style-name="T54">contextName</text:span></text:span></text:a><text:span text:style-name="Code2"><text:span text:style-name="T20">, </text:span></text:span><text:a xlink:type="simple" xlink:href="#r102"><text:span text:style-name="Code2"><text:span text:style-name="T54">contextPath</text:span></text:span></text:a><text:span text:style-name="Code2"><text:span text:style-name="T20">, </text:span></text:span><text:a xlink:type="simple" xlink:href="#r109"><text:span text:style-name="Code2"><text:span text:style-name="T54">errorPageDTOs</text:span></text:span></text:a><text:span text:style-name="Code2"><text:span text:style-name="T20">, </text:span></text:span><text:a xlink:type="simple" xlink:href="#r108"><text:span text:style-name="Code2"><text:span text:style-name="T54">filterDTOs</text:span></text:span></text:a><text:span text:style-name="Code2"><text:span text:style-name="T20">, </text:span></text:span><text:a xlink:type="simple" xlink:href="#r103"><text:span text:style-name="Code2"><text:span text:style-name="T54">initParams</text:span></text:span></text:a><text:span text:style-name="Code2"><text:span text:style-name="T20">, </text:span></text:span><text:a xlink:type="simple" xlink:href="#r110"><text:span text:style-name="Code2"><text:span text:style-name="T54">listenerDTOs</text:span></text:span></text:a><text:span text:style-name="Code2"><text:span text:style-name="T20">, </text:span></text:span><text:a xlink:type="simple" xlink:href="#r100"><text:span text:style-name="Code2"><text:span text:style-name="T54">names</text:span></text:span></text:a><text:span text:style-name="Code2"><text:span text:style-name="T20">, </text:span></text:span><text:a xlink:type="simple" xlink:href="#r107"><text:span text:style-name="Code2"><text:span text:style-name="T54">resourceDTOs</text:span></text:span></text:a><text:span text:style-name="Code2"><text:span text:style-name="T20">, </text:span></text:span><text:a xlink:type="simple" xlink:href="#r105"><text:span text:style-name="Code2"><text:span text:style-name="T54">serviceId</text:span></text:span></text:a><text:span text:style-name="Code2"><text:span text:style-name="T20">, </text:span></text:span><text:a xlink:type="simple" xlink:href="#r106"><text:span text:style-name="Code2"><text:span text:style-name="T54">servletDTOs</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86"><text:span text:style-name="Summary_20_Heading_20_Font2"><text:span text:style-name="T20">Constructor Summary</text:span></text:span></text:p>
            </table:table-cell>
            <table:table-cell table:style-name="Tabelle64.A1" office:value-type="string">
              <text:p text:style-name="P87"><text:span text:style-name="Page_20_Reference_20_Font"><text:span text:style-name="T34">Page</text:span></text:span></text:p>
            </table:table-cell>
          </table:table-row>
          <table:table-row table:style-name="Tabelle64.1">
            <table:table-cell table:style-name="Tabelle64.A2" office:value-type="string">
              <text:p text:style-name="P91"><text:a xlink:type="simple" xlink:href="#r56"><text:span text:style-name="Code2"><text:span text:style-name="T55">FailedServletContextDTO</text:span></text:span></text:a><text:span text:style-name="Code2"><text:span text:style-name="T20">()</text:span></text:span></text:p>
            </table:table-cell>
            <table:table-cell table:style-name="Tabelle64.B2" office:value-type="string">
              <text:p text:style-name="P89"><text:span text:style-name="Page_20_Reference_20_Font"><text:span text:style-name="T20"><text:bookmark-ref text:reference-format="page" text:ref-name="r56">50</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20">toString</text:span></text:span></text:p>
            </table:table-cell>
          </table:table-row>
        </table:table>
        <text:p text:style-name="P164">Field Detail</text:p>
        <text:p text:style-name="P167"><text:bookmark text:name="r55"/>failureReason</text:p>
        <text:p text:style-name="P48"><text:span text:style-name="Code2">public int </text:span><text:span text:style-name="Code2"><text:span text:style-name="T60">failureReason</text:span></text:span></text:p>
        <text:p text:style-name="P73">The reason why the servlet contex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text:soft-page-break/>Constructor Detail</text:p>
        <text:p text:style-name="P167"><text:bookmark text:name="r56"/>FailedServletContextDTO</text:p>
        <text:p text:style-name="P48"><text:span text:style-name="Code2">public </text:span><text:span text:style-name="Code2"><text:span text:style-name="T60">FailedServletContextDTO</text:span></text:span><text:span text:style-name="Code2">()</text:span></text:p>
        <text:p text:style-name="P154"><text:bookmark text:name="r60"/>Class Failed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15"><text:span text:style-name="Code2"><text:span text:style-name="T54">org.osgi.service.http.runtime.dto.ServletDTO</text:span></text:span></text:a></text:p>
        <text:p text:style-name="P39"><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60">org.osgi.service.http.runtime.dto.FailedServletDTO</text:span></text:span></text:p>
        <text:p text:style-name="P71"/>
        <text:p text:style-name="P84"><text:span text:style-name="Code2">public class </text:span><text:span text:style-name="Code2"><text:span text:style-name="T60">FailedServletDTO</text:span></text:span></text:p>
        <text:p text:style-name="P48"><text:span text:style-name="Code2">extends </text:span><text:a xlink:type="simple" xlink:href="#r115"><text:span text:style-name="Code2"><text:span text:style-name="T54">ServletDTO</text:span></text:span></text:a></text:p>
        <text:p text:style-name="P80"><text:span text:style-name="T39">Represents a </text:span><text:span text:style-name="Code2">javax.servlet.Servlet</text:span><text:span text:style-name="Default_20_Paragraph_20_Font"><text:span text:style-name="T39"> servlet which is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6"><text:span text:style-name="Summary_20_Heading_20_Font2"><text:span text:style-name="T20">Field Summary</text:span></text:span></text:p>
            </table:table-cell>
            <table:covered-table-cell/>
            <table:table-cell table:style-name="Tabelle66.A1" office:value-type="string">
              <text:p text:style-name="P87"><text:span text:style-name="Page_20_Reference_20_Font"><text:span text:style-name="T34">Page</text:span></text:span></text:p>
            </table:table-cell>
          </table:table-row>
          <table:table-row table:style-name="Tabelle66.1">
            <table:table-cell table:style-name="Tabelle66.A2" office:value-type="string">
              <text:p text:style-name="P88"><text:span text:style-name="Code_20_Small1"><text:span text:style-name="T20">int</text:span></text:span></text:p>
            </table:table-cell>
            <table:table-cell table:style-name="Tabelle66.A2" office:value-type="string">
              <text:p text:style-name="P92"><text:a xlink:type="simple" xlink:href="#r58"><text:span text:style-name="Code2"><text:span text:style-name="T55">failureReason</text:span></text:span></text:a></text:p>
              <text:p text:style-name="P94">The reason why the servlet represented by this DTO is not used.</text:p>
            </table:table-cell>
            <table:table-cell table:style-name="Tabelle66.C2" office:value-type="string">
              <text:p text:style-name="P89"><text:span text:style-name="Page_20_Reference_20_Font"><text:span text:style-name="T20"><text:bookmark-ref text:reference-format="page" text:ref-name="r58">51</text:bookmark-ref></text:span></text:span></text:p>
            </table:table-cell>
          </table:table-row>
        </table:table>
        <text:p text:style-name="P40"/>
        <table:table table:name="Tabelle67" table:style-name="Tabelle67">
          <table:table-column table:style-name="Tabelle67.A"/>
          <table:table-row table:style-name="Tabelle67.1">
            <table:table-cell table:style-name="Tabelle67.A1" office:value-type="string">
              <text:p text:style-name="P66"><text:span text:style-name="T36">Fields inherited from class org.osgi.service.http.runtime.dto.</text:span><text:a xlink:type="simple" xlink:href="#r115"><text:span text:style-name="T49">ServletDTO</text:span></text:a></text:p>
            </table:table-cell>
          </table:table-row>
          <table:table-row table:style-name="Tabelle67.2">
            <table:table-cell table:style-name="Tabelle67.A2" office:value-type="string">
              <text:p text:style-name="P53"><text:a xlink:type="simple" xlink:href="#r113"><text:span text:style-name="Code2"><text:span text:style-name="T54">patterns</text:span></text:span></text:a></text:p>
            </table:table-cell>
          </table:table-row>
        </table:table>
        <text:p text:style-name="P40"/>
        <table:table table:name="Tabelle68" table:style-name="Tabelle68">
          <table:table-column table:style-name="Tabelle68.A"/>
          <table:table-row table:style-name="Tabelle68.1">
            <table:table-cell table:style-name="Tabelle6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68.2">
            <table:table-cell table:style-name="Tabelle6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69" table:style-name="Tabelle69">
          <table:table-column table:style-name="Tabelle69.A"/>
          <table:table-column table:style-name="Tabelle69.B"/>
          <table:table-row table:style-name="Tabelle69.1">
            <table:table-cell table:style-name="Tabelle69.A1" office:value-type="string">
              <text:p text:style-name="P86"><text:span text:style-name="Summary_20_Heading_20_Font2"><text:span text:style-name="T20">Constructor Summary</text:span></text:span></text:p>
            </table:table-cell>
            <table:table-cell table:style-name="Tabelle69.A1" office:value-type="string">
              <text:p text:style-name="P87"><text:span text:style-name="Page_20_Reference_20_Font"><text:span text:style-name="T34">Page</text:span></text:span></text:p>
            </table:table-cell>
          </table:table-row>
          <table:table-row table:style-name="Tabelle69.1">
            <table:table-cell table:style-name="Tabelle69.A2" office:value-type="string">
              <text:p text:style-name="P91"><text:a xlink:type="simple" xlink:href="#r59"><text:span text:style-name="Code2"><text:span text:style-name="T55">FailedServletDTO</text:span></text:span></text:a><text:span text:style-name="Code2"><text:span text:style-name="T20">()</text:span></text:span></text:p>
            </table:table-cell>
            <table:table-cell table:style-name="Tabelle69.B2" office:value-type="string">
              <text:p text:style-name="P89"><text:span text:style-name="Page_20_Reference_20_Font"><text:span text:style-name="T20"><text:bookmark-ref text:reference-format="page" text:ref-name="r59">52</text:bookmark-ref></text:span></text:span></text:p>
            </table:table-cell>
          </table:table-row>
        </table:table>
        <text:p text:style-name="P40"/>
        <table:table table:name="Tabelle70" table:style-name="Tabelle70">
          <table:table-column table:style-name="Tabelle70.A"/>
          <table:table-row table:style-name="Tabelle70.1">
            <table:table-cell table:style-name="Tabelle70.A1" office:value-type="string">
              <text:p text:style-name="P65">Methods inherited from class org.osgi.dto.DTO</text:p>
            </table:table-cell>
          </table:table-row>
          <table:table-row table:style-name="Tabelle70.2">
            <table:table-cell table:style-name="Tabelle70.A2" office:value-type="string">
              <text:p text:style-name="P60"><text:span text:style-name="Code2"><text:span text:style-name="T20">toString</text:span></text:span></text:p>
            </table:table-cell>
          </table:table-row>
        </table:table>
        <text:p text:style-name="P164">Field Detail</text:p>
        <text:p text:style-name="P167"><text:bookmark text:name="r58"/>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4"><text:soft-page-break/>Constructor Detail</text:p>
        <text:p text:style-name="P167"><text:bookmark text:name="r59"/>FailedServletDTO</text:p>
        <text:p text:style-name="P48"><text:span text:style-name="Code2">public </text:span><text:span text:style-name="Code2"><text:span text:style-name="T60">FailedServletDTO</text:span></text:span><text:span text:style-name="Code2">()</text:span></text:p>
        <text:p text:style-name="P155"><text:bookmark text:name="r71"/>Class 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60">org.osgi.service.http.runtime.dto.FilterDTO</text:span></text:span></text:p>
        <text:p text:style-name="P163">Direct Known Subclasses:</text:p>
        <text:p text:style-name="P74"><text:a xlink:type="simple" xlink:href="#r48"><text:span text:style-name="T50">FailedFilterDTO</text:span></text:a></text:p>
        <text:p text:style-name="P71"/>
        <text:p text:style-name="P84"><text:span text:style-name="Code2">public class </text:span><text:span text:style-name="Code2"><text:span text:style-name="T60">FilterDTO</text:span></text:span></text:p>
        <text:p text:style-name="P48"><text:span text:style-name="Code2">extends org.osgi.dto.DTO</text:span></text:p>
        <text:p text:style-name="P49"><text:span text:style-name="T39">Represents a servlet </text:span><text:span text:style-name="Code2">javax.servlet.Filter</text:span><text:span text:style-name="Default_20_Paragraph_20_Font"><text:span text:style-name="T39"> filter currently being used for a servlet context.</text:span></text:span></text:p>
        <text:p text:style-name="P82">NotThreadSafe</text:p>
        <text:p text:style-name="P8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6"><text:span text:style-name="Summary_20_Heading_20_Font2"><text:span text:style-name="T20">Field Summary</text:span></text:span></text:p>
            </table:table-cell>
            <table:covered-table-cell/>
            <table:table-cell table:style-name="Tabelle71.A1" office:value-type="string">
              <text:p text:style-name="P87"><text:span text:style-name="Page_20_Reference_20_Font"><text:span text:style-name="T34">Page</text:span></text:span></text:p>
            </table:table-cell>
          </table:table-row>
          <table:table-row table:style-name="Tabelle71.1">
            <table:table-cell table:style-name="Tabelle71.A2" office:value-type="string">
              <text:p text:style-name="P88"><text:span text:style-name="Code_20_Small1"><text:span text:style-name="T20">boolean</text:span></text:span></text:p>
            </table:table-cell>
            <table:table-cell table:style-name="Tabelle71.A2" office:value-type="string">
              <text:p text:style-name="P92"><text:a xlink:type="simple" xlink:href="#r65"><text:span text:style-name="Code2"><text:span text:style-name="T55">asyncSupported</text:span></text:span></text:a></text:p>
              <text:p text:style-name="P94">Specifies whether the servlet filter supports asynchronous processing.</text:p>
            </table:table-cell>
            <table:table-cell table:style-name="Tabelle71.C2" office:value-type="string">
              <text:p text:style-name="P89"><text:span text:style-name="Page_20_Reference_20_Font"><text:span text:style-name="T20"><text:bookmark-ref text:reference-format="page" text:ref-name="r65">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6"><text:span text:style-name="Code2"><text:span text:style-name="T55">dispatcher</text:span></text:span></text:a></text:p>
              <text:p text:style-name="P94">The dispatcher associations for the servlet filter.</text:p>
            </table:table-cell>
            <table:table-cell table:style-name="Tabelle71.C3" office:value-type="string">
              <text:p text:style-name="P89"><text:span text:style-name="Page_20_Reference_20_Font"><text:span text:style-name="T20"><text:bookmark-ref text:reference-format="page" text:ref-name="r66">54</text:bookmark-ref></text:span></text:span></text:p>
            </table:table-cell>
          </table:table-row>
          <table:table-row table:style-name="Tabelle71.1">
            <table:table-cell table:style-name="Tabelle71.A3" office:value-type="string">
              <text:p text:style-name="P88"><text:span text:style-name="Code_20_Small1"><text:span text:style-name="T20">Map&lt;String,String&gt;</text:span></text:span></text:p>
            </table:table-cell>
            <table:table-cell table:style-name="Tabelle71.A3" office:value-type="string">
              <text:p text:style-name="P92"><text:a xlink:type="simple" xlink:href="#r67"><text:span text:style-name="Code2"><text:span text:style-name="T55">initParams</text:span></text:span></text:a></text:p>
              <text:p text:style-name="P94">The filter initialization parameters as provided during registration of the filter.</text:p>
            </table:table-cell>
            <table:table-cell table:style-name="Tabelle71.C3" office:value-type="string">
              <text:p text:style-name="P89"><text:span text:style-name="Page_20_Reference_20_Font"><text:span text:style-name="T20"><text:bookmark-ref text:reference-format="page" text:ref-name="r67">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1"><text:span text:style-name="Code2"><text:span text:style-name="T55">name</text:span></text:span></text:a></text:p>
              <text:p text:style-name="P94">The name of the servlet filter.</text:p>
            </table:table-cell>
            <table:table-cell table:style-name="Tabelle71.C3" office:value-type="string">
              <text:p text:style-name="P89"><text:span text:style-name="Page_20_Reference_20_Font"><text:span text:style-name="T20"><text:bookmark-ref text:reference-format="page" text:ref-name="r61">53</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2"><text:span text:style-name="Code2"><text:span text:style-name="T55">patterns</text:span></text:span></text:a></text:p>
              <text:p text:style-name="P94">The request mappings for the servlet filter.</text:p>
            </table:table-cell>
            <table:table-cell table:style-name="Tabelle71.C3" office:value-type="string">
              <text:p text:style-name="P89"><text:span text:style-name="Page_20_Reference_20_Font"><text:span text:style-name="T20"><text:bookmark-ref text:reference-format="page" text:ref-name="r62">54</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4"><text:span text:style-name="Code2"><text:span text:style-name="T55">regexps</text:span></text:span></text:a></text:p>
              <text:p text:style-name="P94">The request mappings for the servlet filter.</text:p>
            </table:table-cell>
            <table:table-cell table:style-name="Tabelle71.C3" office:value-type="string">
              <text:p text:style-name="P89"><text:span text:style-name="Page_20_Reference_20_Font"><text:span text:style-name="T20"><text:bookmark-ref text:reference-format="page" text:ref-name="r64">54</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8"><text:span text:style-name="Code2"><text:span text:style-name="T55">serviceId</text:span></text:span></text:a></text:p>
              <text:p text:style-name="P94">Service property identifying the filter.</text:p>
            </table:table-cell>
            <table:table-cell table:style-name="Tabelle71.C3" office:value-type="string">
              <text:p text:style-name="P89"><text:span text:style-name="Page_20_Reference_20_Font"><text:span text:style-name="T20"><text:bookmark-ref text:reference-format="page" text:ref-name="r68">54</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9"><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 filter.</text:span></text:span></text:p>
            </table:table-cell>
            <table:table-cell table:style-name="Tabelle71.C3" office:value-type="string">
              <text:p text:style-name="P89"><text:span text:style-name="Page_20_Reference_20_Font"><text:span text:style-name="T20"><text:bookmark-ref text:reference-format="page" text:ref-name="r69">55</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3"><text:span text:style-name="Code2"><text:span text:style-name="T55">servletNames</text:span></text:span></text:a></text:p>
              <text:p text:style-name="P94">The servlet names for the servlet filter.</text:p>
            </table:table-cell>
            <table:table-cell table:style-name="Tabelle71.C3" office:value-type="string">
              <text:p text:style-name="P89"><text:span text:style-name="Page_20_Reference_20_Font"><text:span text:style-name="T20"><text:bookmark-ref text:reference-format="page" text:ref-name="r63">54</text:bookmark-ref></text:span></text:span></text:p>
            </table:table-cell>
          </table:table-row>
        </table:table>
        <text:p text:style-name="P40"/>
        <table:table table:name="Tabelle72" table:style-name="Tabelle72">
          <table:table-column table:style-name="Tabelle72.A"/>
          <table:table-column table:style-name="Tabelle72.B"/>
          <table:table-row table:style-name="Tabelle72.1">
            <table:table-cell table:style-name="Tabelle72.A1" office:value-type="string">
              <text:p text:style-name="P86"><text:span text:style-name="Summary_20_Heading_20_Font2"><text:span text:style-name="T20">Constructor Summary</text:span></text:span></text:p>
            </table:table-cell>
            <table:table-cell table:style-name="Tabelle72.A1" office:value-type="string">
              <text:p text:style-name="P87"><text:span text:style-name="Page_20_Reference_20_Font"><text:span text:style-name="T34">Page</text:span></text:span></text:p>
            </table:table-cell>
          </table:table-row>
          <table:table-row table:style-name="Tabelle72.1">
            <table:table-cell table:style-name="Tabelle72.A2" office:value-type="string">
              <text:p text:style-name="P91"><text:a xlink:type="simple" xlink:href="#r70"><text:span text:style-name="Code2"><text:span text:style-name="T55">FilterDTO</text:span></text:span></text:a><text:span text:style-name="Code2"><text:span text:style-name="T20">()</text:span></text:span></text:p>
            </table:table-cell>
            <table:table-cell table:style-name="Tabelle72.B2" office:value-type="string">
              <text:p text:style-name="P89"><text:span text:style-name="Page_20_Reference_20_Font"><text:span text:style-name="T20"><text:bookmark-ref text:reference-format="page" text:ref-name="r70">55</text:bookmark-ref></text:span></text:span></text:p>
            </table:table-cell>
          </table:table-row>
        </table:table>
        <text:p text:style-name="P40"/>
        <table:table table:name="Tabelle73" table:style-name="Tabelle73">
          <table:table-column table:style-name="Tabelle73.A"/>
          <table:table-row table:style-name="Tabelle73.1">
            <table:table-cell table:style-name="Tabelle73.A1" office:value-type="string">
              <text:p text:style-name="P65">Methods inherited from class org.osgi.dto.DTO</text:p>
            </table:table-cell>
          </table:table-row>
          <table:table-row table:style-name="Tabelle73.2">
            <table:table-cell table:style-name="Tabelle73.A2" office:value-type="string">
              <text:p text:style-name="P60"><text:span text:style-name="Code2"><text:span text:style-name="T20">toString</text:span></text:span></text:p>
            </table:table-cell>
          </table:table-row>
        </table:table>
        <text:p text:style-name="P164">Field Detail</text:p>
        <text:p text:style-name="P167"><text:bookmark text:name="r61"/>name</text:p>
        <text:p text:style-name="P48"><text:span text:style-name="Code2">public String </text:span><text:span text:style-name="Code2"><text:span text:style-name="T60">name</text:span></text:span></text:p>
        <text:p text:style-name="P73">The name of the servlet filter.</text:p>
        <text:p text:style-name="P98"><text:soft-page-break/></text:p>
        <text:p text:style-name="P166"><text:bookmark text:name="r62"/>patterns</text:p>
        <text:p text:style-name="P48"><text:span text:style-name="Code2">public String[] </text:span><text:span text:style-name="Code2"><text:span text:style-name="T60">patterns</text:span></text:span></text:p>
        <text:p text:style-name="P76">The request mappings for the servlet filter.</text:p>
        <text:p text:style-name="P73">The specified patterns are used to determine whether a request is mapped to the servlet filter.</text:p>
        <text:p text:style-name="P98"/>
        <text:p text:style-name="P166"><text:bookmark text:name="r63"/>servletNames</text:p>
        <text:p text:style-name="P48"><text:span text:style-name="Code2">public String[] </text:span><text:span text:style-name="Code2"><text:span text:style-name="T60">servletNames</text:span></text:span></text:p>
        <text:p text:style-name="P76">The servlet names for the servlet filter.</text:p>
        <text:p text:style-name="P73">The specified names are used to determine the servlets whose requests are mapped to the servlet filter.</text:p>
        <text:p text:style-name="P98"/>
        <text:p text:style-name="P166"><text:bookmark text:name="r64"/>regexps</text:p>
        <text:p text:style-name="P48"><text:span text:style-name="Code2">public String[] </text:span><text:span text:style-name="Code2"><text:span text:style-name="T60">regexps</text:span></text:span></text:p>
        <text:p text:style-name="P76">The request mappings for the servlet filter.</text:p>
        <text:p text:style-name="P73">The specified regular expressions are used to determine whether a request is mapped to the servlet filter.</text:p>
        <text:p text:style-name="P98"/>
        <text:p text:style-name="P166"><text:bookmark text:name="r65"/>asyncSupported</text:p>
        <text:p text:style-name="P48"><text:span text:style-name="Code2">public boolean </text:span><text:span text:style-name="Code2"><text:span text:style-name="T60">asyncSupported</text:span></text:span></text:p>
        <text:p text:style-name="P73">Specifies whether the servlet filter supports asynchronous processing.</text:p>
        <text:p text:style-name="P98"/>
        <text:p text:style-name="P166"><text:bookmark text:name="r66"/>dispatcher</text:p>
        <text:p text:style-name="P48"><text:span text:style-name="Code2">public String[] </text:span><text:span text:style-name="Code2"><text:span text:style-name="T60">dispatcher</text:span></text:span></text:p>
        <text:p text:style-name="P76">The dispatcher associations for the servlet filter.</text:p>
        <text:p text:style-name="P73">The specified names are used to determine in what occasions the servlet filter is called</text:p>
        <text:p text:style-name="P98"/>
        <text:p text:style-name="P166"><text:bookmark text:name="r67"/>initParams</text:p>
        <text:p text:style-name="P48"><text:span text:style-name="Code2">public Map&lt;String,String&gt; </text:span><text:span text:style-name="Code2"><text:span text:style-name="T60">initParams</text:span></text:span></text:p>
        <text:p text:style-name="P73">The filter initialization parameters as provided during registration of the filter. Additional parameters like the Http Service Runtime attributes are not included.</text:p>
        <text:p text:style-name="P98"/>
        <text:p text:style-name="P166"><text:bookmark text:name="r68"/>serviceId</text:p>
        <text:p text:style-name="P48"><text:span text:style-name="Code2">public long </text:span><text:span text:style-name="Code2"><text:span text:style-name="T60">serviceId</text:span></text:span></text:p>
        <text:p text:style-name="P73">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98"/>
        <text:p text:style-name="P166"><text:bookmark text:name="r69"/>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 filter.</text:span></text:span></text:p>
        <text:p text:style-name="P165">Constructor Detail</text:p>
        <text:p text:style-name="P167"><text:bookmark text:name="r70"/>FilterDTO</text:p>
        <text:p text:style-name="P48"><text:span text:style-name="Code2">public </text:span><text:span text:style-name="Code2"><text:span text:style-name="T60">FilterDTO</text:span></text:span><text:span text:style-name="Code2">()</text:span></text:p>
        <text:p text:style-name="P156"><text:bookmark text:name="r76"/>Class 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60">org.osgi.service.http.runtime.dto.ListenerDTO</text:span></text:span></text:p>
        <text:p text:style-name="P163">Direct Known Subclasses:</text:p>
        <text:p text:style-name="P74"><text:a xlink:type="simple" xlink:href="#r51"><text:span text:style-name="T50">FailedListenerDTO</text:span></text:a></text:p>
        <text:p text:style-name="P71"/>
        <text:p text:style-name="P84"><text:span text:style-name="Code2">public class </text:span><text:span text:style-name="Code2"><text:span text:style-name="T60">ListenerDTO</text:span></text:span></text:p>
        <text:p text:style-name="P48"><text:span text:style-name="Code2">extends org.osgi.dto.DTO</text:span></text:p>
        <text:p text:style-name="P50">Represents a listener currently being used for a servlet context.</text:p>
        <text:p text:style-name="P82">NotThreadSafe</text:p>
        <text:p text:style-name="P8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6"><text:span text:style-name="Summary_20_Heading_20_Font2"><text:span text:style-name="T20">Field Summary</text:span></text:span></text:p>
            </table:table-cell>
            <table:covered-table-cell/>
            <table:table-cell table:style-name="Tabelle75.A1" office:value-type="string">
              <text:p text:style-name="P87"><text:span text:style-name="Page_20_Reference_20_Font"><text:span text:style-name="T34">Page</text:span></text:span></text:p>
            </table:table-cell>
          </table:table-row>
          <table:table-row table:style-name="Tabelle75.1">
            <table:table-cell table:style-name="Tabelle75.A2" office:value-type="string">
              <text:p text:style-name="P88"><text:span text:style-name="Code_20_Small1"><text:span text:style-name="T20">long</text:span></text:span></text:p>
            </table:table-cell>
            <table:table-cell table:style-name="Tabelle75.A2" office:value-type="string">
              <text:p text:style-name="P92"><text:a xlink:type="simple" xlink:href="#r73"><text:span text:style-name="Code2"><text:span text:style-name="T55">serviceId</text:span></text:span></text:a></text:p>
              <text:p text:style-name="P94">Service property identifying the listener.</text:p>
            </table:table-cell>
            <table:table-cell table:style-name="Tabelle75.C2" office:value-type="string">
              <text:p text:style-name="P89"><text:span text:style-name="Page_20_Reference_20_Font"><text:span text:style-name="T20"><text:bookmark-ref text:reference-format="page" text:ref-name="r73">56</text:bookmark-ref></text:span></text:span></text:p>
            </table:table-cell>
          </table:table-row>
          <table:table-row table:style-name="Tabelle75.1">
            <table:table-cell table:style-name="Tabelle75.A3" office:value-type="string">
              <text:p text:style-name="P88"><text:span text:style-name="Code_20_Small1"><text:span text:style-name="T20">long</text:span></text:span></text:p>
            </table:table-cell>
            <table:table-cell table:style-name="Tabelle75.A3" office:value-type="string">
              <text:p text:style-name="P92"><text:a xlink:type="simple" xlink:href="#r74"><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listener.</text:span></text:span></text:p>
            </table:table-cell>
            <table:table-cell table:style-name="Tabelle75.C3" office:value-type="string">
              <text:p text:style-name="P89"><text:span text:style-name="Page_20_Reference_20_Font"><text:span text:style-name="T20"><text:bookmark-ref text:reference-format="page" text:ref-name="r74">57</text:bookmark-ref></text:span></text:span></text:p>
            </table:table-cell>
          </table:table-row>
          <table:table-row table:style-name="Tabelle75.1">
            <table:table-cell table:style-name="Tabelle75.A3" office:value-type="string">
              <text:p text:style-name="P88"><text:span text:style-name="Code_20_Small1"><text:span text:style-name="T20">String[]</text:span></text:span></text:p>
            </table:table-cell>
            <table:table-cell table:style-name="Tabelle75.A3" office:value-type="string">
              <text:p text:style-name="P92"><text:a xlink:type="simple" xlink:href="#r72"><text:span text:style-name="Code2"><text:span text:style-name="T55">types</text:span></text:span></text:a></text:p>
              <text:p text:style-name="P94">The fully qualified type names the listener.</text:p>
            </table:table-cell>
            <table:table-cell table:style-name="Tabelle75.C3" office:value-type="string">
              <text:p text:style-name="P89"><text:span text:style-name="Page_20_Reference_20_Font"><text:span text:style-name="T20"><text:bookmark-ref text:reference-format="page" text:ref-name="r72">56</text:bookmark-ref></text:span></text:span></text:p>
            </table:table-cell>
          </table:table-row>
        </table:table>
        <text:p text:style-name="P40"/>
        <table:table table:name="Tabelle76" table:style-name="Tabelle76">
          <table:table-column table:style-name="Tabelle76.A"/>
          <table:table-column table:style-name="Tabelle76.B"/>
          <table:table-row table:style-name="Tabelle76.1">
            <table:table-cell table:style-name="Tabelle76.A1" office:value-type="string">
              <text:p text:style-name="P86"><text:span text:style-name="Summary_20_Heading_20_Font2"><text:span text:style-name="T20">Constructor Summary</text:span></text:span></text:p>
            </table:table-cell>
            <table:table-cell table:style-name="Tabelle76.A1" office:value-type="string">
              <text:p text:style-name="P87"><text:span text:style-name="Page_20_Reference_20_Font"><text:span text:style-name="T34">Page</text:span></text:span></text:p>
            </table:table-cell>
          </table:table-row>
          <table:table-row table:style-name="Tabelle76.1">
            <table:table-cell table:style-name="Tabelle76.A2" office:value-type="string">
              <text:p text:style-name="P91"><text:a xlink:type="simple" xlink:href="#r75"><text:span text:style-name="Code2"><text:span text:style-name="T55">ListenerDTO</text:span></text:span></text:a><text:span text:style-name="Code2"><text:span text:style-name="T20">()</text:span></text:span></text:p>
            </table:table-cell>
            <table:table-cell table:style-name="Tabelle76.B2" office:value-type="string">
              <text:p text:style-name="P89"><text:span text:style-name="Page_20_Reference_20_Font"><text:span text:style-name="T20"><text:bookmark-ref text:reference-format="page" text:ref-name="r75">57</text:bookmark-ref></text:span></text:span></text:p>
            </table:table-cell>
          </table:table-row>
        </table:table>
        <text:p text:style-name="P40"/>
        <table:table table:name="Tabelle78" table:style-name="Tabelle78">
          <table:table-column table:style-name="Tabelle78.A"/>
          <table:table-row table:style-name="Tabelle78.1">
            <table:table-cell table:style-name="Tabelle78.A1" office:value-type="string">
              <text:p text:style-name="P65">Methods inherited from class org.osgi.dto.DTO</text:p>
            </table:table-cell>
          </table:table-row>
          <table:table-row table:style-name="Tabelle78.2">
            <table:table-cell table:style-name="Tabelle78.A2" office:value-type="string">
              <text:p text:style-name="P60"><text:span text:style-name="Code2"><text:span text:style-name="T20">toString</text:span></text:span></text:p>
            </table:table-cell>
          </table:table-row>
        </table:table>
        <text:p text:style-name="P164">Field Detail</text:p>
        <text:p text:style-name="P167"><text:bookmark text:name="r72"/>types</text:p>
        <text:p text:style-name="P48"><text:span text:style-name="Code2">public String[] </text:span><text:span text:style-name="Code2"><text:span text:style-name="T60">types</text:span></text:span></text:p>
        <text:p text:style-name="P73">The fully qualified type names the listener.</text:p>
        <text:p text:style-name="P98"/>
        <text:p text:style-name="P166"><text:bookmark text:name="r73"/>serviceId</text:p>
        <text:p text:style-name="P48"><text:span text:style-name="Code2">public long </text:span><text:span text:style-name="Code2"><text:span text:style-name="T60">serviceId</text:span></text:span></text:p>
        <text:p text:style-name="P73">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98"/>
        <text:p text:style-name="P166"><text:bookmark text:name="r74"/><text:soft-page-break/>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listener.</text:span></text:span></text:p>
        <text:p text:style-name="P165">Constructor Detail</text:p>
        <text:p text:style-name="P167"><text:bookmark text:name="r75"/>ListenerDTO</text:p>
        <text:p text:style-name="P48"><text:span text:style-name="Code2">public </text:span><text:span text:style-name="Code2"><text:span text:style-name="T60">ListenerDTO</text:span></text:span><text:span text:style-name="Code2">()</text:span></text:p>
        <text:p text:style-name="P157"><text:bookmark text:name="r83"/>Class RequestInfo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60">org.osgi.service.http.runtime.dto.RequestInfoDTO</text:span></text:span></text:p>
        <text:p text:style-name="P71"/>
        <text:p text:style-name="P84"><text:span text:style-name="Code2">public class </text:span><text:span text:style-name="Code2"><text:span text:style-name="T60">RequestInfoDTO</text:span></text:span></text:p>
        <text:p text:style-name="P48"><text:span text:style-name="Code2">extends org.osgi.dto.DTO</text:span></text:p>
        <text:p text:style-name="P50">Represents the services used to process a specific request.</text:p>
        <text:p text:style-name="P82">NotThreadSafe</text:p>
        <text:p text:style-name="P8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6"><text:span text:style-name="Summary_20_Heading_20_Font2"><text:span text:style-name="T20">Field Summary</text:span></text:span></text:p>
            </table:table-cell>
            <table:covered-table-cell/>
            <table:table-cell table:style-name="Tabelle79.A1" office:value-type="string">
              <text:p text:style-name="P87"><text:span text:style-name="Page_20_Reference_20_Font"><text:span text:style-name="T34">Page</text:span></text:span></text:p>
            </table:table-cell>
          </table:table-row>
          <table:table-row table:style-name="Tabelle79.1">
            <table:table-cell table:style-name="Tabelle79.A2" office:value-type="string">
              <text:p text:style-name="P90"><text:a xlink:type="simple" xlink:href="#r71"><text:span text:style-name="Code_20_Small1"><text:span text:style-name="T54">FilterDTO</text:span></text:span></text:a><text:span text:style-name="Code_20_Small1"><text:span text:style-name="T20">[]</text:span></text:span></text:p>
            </table:table-cell>
            <table:table-cell table:style-name="Tabelle79.A2" office:value-type="string">
              <text:p text:style-name="P92"><text:a xlink:type="simple" xlink:href="#r79"><text:span text:style-name="Code2"><text:span text:style-name="T55">filterDTOs</text:span></text:span></text:a></text:p>
              <text:p text:style-name="P94">The filters processing this request.</text:p>
            </table:table-cell>
            <table:table-cell table:style-name="Tabelle79.C2" office:value-type="string">
              <text:p text:style-name="P89"><text:span text:style-name="Page_20_Reference_20_Font"><text:span text:style-name="T20"><text:bookmark-ref text:reference-format="page" text:ref-name="r79">58</text:bookmark-ref></text:span></text:span></text:p>
            </table:table-cell>
          </table:table-row>
          <table:table-row table:style-name="Tabelle79.1">
            <table:table-cell table:style-name="Tabelle79.A3" office:value-type="string">
              <text:p text:style-name="P88"><text:span text:style-name="Code_20_Small1"><text:span text:style-name="T20">String</text:span></text:span></text:p>
            </table:table-cell>
            <table:table-cell table:style-name="Tabelle79.A3" office:value-type="string">
              <text:p text:style-name="P92"><text:a xlink:type="simple" xlink:href="#r77"><text:span text:style-name="Code2"><text:span text:style-name="T55">path</text:span></text:span></text:a></text:p>
              <text:p text:style-name="P94">The path of the request relative to the root.</text:p>
            </table:table-cell>
            <table:table-cell table:style-name="Tabelle79.C3" office:value-type="string">
              <text:p text:style-name="P89"><text:span text:style-name="Page_20_Reference_20_Font"><text:span text:style-name="T20"><text:bookmark-ref text:reference-format="page" text:ref-name="r77">58</text:bookmark-ref></text:span></text:span></text:p>
            </table:table-cell>
          </table:table-row>
          <table:table-row table:style-name="Tabelle79.1">
            <table:table-cell table:style-name="Tabelle79.A3" office:value-type="string">
              <text:p text:style-name="P90"><text:a xlink:type="simple" xlink:href="#r89"><text:span text:style-name="Code_20_Small1"><text:span text:style-name="T54">ResourceDTO</text:span></text:span></text:a></text:p>
            </table:table-cell>
            <table:table-cell table:style-name="Tabelle79.A3" office:value-type="string">
              <text:p text:style-name="P92"><text:a xlink:type="simple" xlink:href="#r81"><text:span text:style-name="Code2"><text:span text:style-name="T55">resourceDTO</text:span></text:span></text:a></text:p>
              <text:p text:style-name="P94">The resource processing this request.</text:p>
            </table:table-cell>
            <table:table-cell table:style-name="Tabelle79.C3" office:value-type="string">
              <text:p text:style-name="P89"><text:span text:style-name="Page_20_Reference_20_Font"><text:span text:style-name="T20"><text:bookmark-ref text:reference-format="page" text:ref-name="r81">59</text:bookmark-ref></text:span></text:span></text:p>
            </table:table-cell>
          </table:table-row>
          <table:table-row table:style-name="Tabelle79.1">
            <table:table-cell table:style-name="Tabelle79.A3" office:value-type="string">
              <text:p text:style-name="P88"><text:span text:style-name="Code_20_Small1"><text:span text:style-name="T20">long</text:span></text:span></text:p>
            </table:table-cell>
            <table:table-cell table:style-name="Tabelle79.A3" office:value-type="string">
              <text:p text:style-name="P92"><text:a xlink:type="simple" xlink:href="#r7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is request.</text:span></text:span></text:p>
            </table:table-cell>
            <table:table-cell table:style-name="Tabelle79.C3" office:value-type="string">
              <text:p text:style-name="P89"><text:span text:style-name="Page_20_Reference_20_Font"><text:span text:style-name="T20"><text:bookmark-ref text:reference-format="page" text:ref-name="r78">58</text:bookmark-ref></text:span></text:span></text:p>
            </table:table-cell>
          </table:table-row>
          <table:table-row table:style-name="Tabelle79.1">
            <table:table-cell table:style-name="Tabelle79.A3" office:value-type="string">
              <text:p text:style-name="P90"><text:a xlink:type="simple" xlink:href="#r115"><text:span text:style-name="Code_20_Small1"><text:span text:style-name="T54">ServletDTO</text:span></text:span></text:a></text:p>
            </table:table-cell>
            <table:table-cell table:style-name="Tabelle79.A3" office:value-type="string">
              <text:p text:style-name="P92"><text:a xlink:type="simple" xlink:href="#r80"><text:span text:style-name="Code2"><text:span text:style-name="T55">servletDTO</text:span></text:span></text:a></text:p>
              <text:p text:style-name="P94">The servlet processing this request.</text:p>
            </table:table-cell>
            <table:table-cell table:style-name="Tabelle79.C3" office:value-type="string">
              <text:p text:style-name="P89"><text:span text:style-name="Page_20_Reference_20_Font"><text:span text:style-name="T20"><text:bookmark-ref text:reference-format="page" text:ref-name="r80">59</text:bookmark-ref></text:span></text:span></text:p>
            </table:table-cell>
          </table:table-row>
        </table:table>
        <text:p text:style-name="P40"/>
        <table:table table:name="Tabelle80" table:style-name="Tabelle80">
          <table:table-column table:style-name="Tabelle80.A"/>
          <table:table-column table:style-name="Tabelle80.B"/>
          <table:table-row table:style-name="Tabelle80.1">
            <table:table-cell table:style-name="Tabelle80.A1" office:value-type="string">
              <text:p text:style-name="P86"><text:span text:style-name="Summary_20_Heading_20_Font2"><text:span text:style-name="T20">Constructor Summary</text:span></text:span></text:p>
            </table:table-cell>
            <table:table-cell table:style-name="Tabelle80.A1" office:value-type="string">
              <text:p text:style-name="P87"><text:span text:style-name="Page_20_Reference_20_Font"><text:span text:style-name="T34">Page</text:span></text:span></text:p>
            </table:table-cell>
          </table:table-row>
          <table:table-row table:style-name="Tabelle80.1">
            <table:table-cell table:style-name="Tabelle80.A2" office:value-type="string">
              <text:p text:style-name="P91"><text:a xlink:type="simple" xlink:href="#r82"><text:span text:style-name="Code2"><text:span text:style-name="T55">RequestInfoDTO</text:span></text:span></text:a><text:span text:style-name="Code2"><text:span text:style-name="T20">()</text:span></text:span></text:p>
            </table:table-cell>
            <table:table-cell table:style-name="Tabelle80.B2" office:value-type="string">
              <text:p text:style-name="P89"><text:span text:style-name="Page_20_Reference_20_Font"><text:span text:style-name="T20"><text:bookmark-ref text:reference-format="page" text:ref-name="r82">59</text:bookmark-ref></text:span></text:span></text:p>
            </table:table-cell>
          </table:table-row>
        </table:table>
        <text:p text:style-name="P40"/>
        <table:table table:name="Tabelle82" table:style-name="Tabelle82">
          <table:table-column table:style-name="Tabelle82.A"/>
          <table:table-row table:style-name="Tabelle82.1">
            <table:table-cell table:style-name="Tabelle82.A1" office:value-type="string">
              <text:p text:style-name="P65">Methods inherited from class org.osgi.dto.DTO</text:p>
            </table:table-cell>
          </table:table-row>
          <table:table-row table:style-name="Tabelle82.2">
            <table:table-cell table:style-name="Tabelle82.A2" office:value-type="string">
              <text:p text:style-name="P60"><text:span text:style-name="Code2"><text:span text:style-name="T20">toString</text:span></text:span></text:p>
            </table:table-cell>
          </table:table-row>
        </table:table>
        <text:p text:style-name="P164">Field Detail</text:p>
        <text:p text:style-name="P167"><text:bookmark text:name="r77"/>path</text:p>
        <text:p text:style-name="P48"><text:span text:style-name="Code2">public String </text:span><text:span text:style-name="Code2"><text:span text:style-name="T60">path</text:span></text:span></text:p>
        <text:p text:style-name="P73">The path of the request relative to the root.</text:p>
        <text:p text:style-name="P98"/>
        <text:p text:style-name="P166"><text:bookmark text:name="r7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is request.</text:span></text:span></text:p>
        <text:p text:style-name="P98"/>
        <text:p text:style-name="P166"><text:bookmark text:name="r79"/>filterDTOs</text:p>
        <text:p text:style-name="P48"><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73"><text:soft-page-break/>The filters processing this request.</text:p>
        <text:p text:style-name="P98"/>
        <text:p text:style-name="P166"><text:bookmark text:name="r80"/>servletDTO</text:p>
        <text:p text:style-name="P48"><text:span text:style-name="Code2">public </text:span><text:a xlink:type="simple" xlink:href="#r115"><text:span text:style-name="Code2"><text:span text:style-name="T54">ServletDTO</text:span></text:span></text:a><text:span text:style-name="Code2"> </text:span><text:span text:style-name="Code2"><text:span text:style-name="T60">servletDTO</text:span></text:span></text:p>
        <text:p text:style-name="P73">The servlet processing this request. If the request is processed by a servlet, this field points to the DTO of the servlet. If the request is processed by another type of component like a resource, this field is null.</text:p>
        <text:p text:style-name="P98"/>
        <text:p text:style-name="P166"><text:bookmark text:name="r81"/>resourceDTO</text:p>
        <text:p text:style-name="P48"><text:span text:style-name="Code2">public </text:span><text:a xlink:type="simple" xlink:href="#r89"><text:span text:style-name="Code2"><text:span text:style-name="T54">ResourceDTO</text:span></text:span></text:a><text:span text:style-name="Code2"> </text:span><text:span text:style-name="Code2"><text:span text:style-name="T60">resourceDTO</text:span></text:span></text:p>
        <text:p text:style-name="P73">The resource processing this request. If the request is processed by a resource, this field points to the DTO of the resource. If the request is processed by another type of component like a servlet, this field is null.</text:p>
        <text:p text:style-name="P165">Constructor Detail</text:p>
        <text:p text:style-name="P167"><text:bookmark text:name="r82"/>RequestInfoDTO</text:p>
        <text:p text:style-name="P48"><text:span text:style-name="Code2">public </text:span><text:span text:style-name="Code2"><text:span text:style-name="T60">RequestInfoDTO</text:span></text:span><text:span text:style-name="Code2">()</text:span></text:p>
        <text:p text:style-name="P158"><text:bookmark text:name="r89"/>Class 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60">org.osgi.service.http.runtime.dto.ResourceDTO</text:span></text:span></text:p>
        <text:p text:style-name="P163">Direct Known Subclasses:</text:p>
        <text:p text:style-name="P74"><text:a xlink:type="simple" xlink:href="#r54"><text:span text:style-name="T50">FailedResourceDTO</text:span></text:a></text:p>
        <text:p text:style-name="P71"/>
        <text:p text:style-name="P84"><text:span text:style-name="Code2">public class </text:span><text:span text:style-name="Code2"><text:span text:style-name="T60">ResourceDTO</text:span></text:span></text:p>
        <text:p text:style-name="P48"><text:span text:style-name="Code2">extends org.osgi.dto.DTO</text:span></text:p>
        <text:p text:style-name="P50">Represents a resource definition currently being used for a servlet context.</text:p>
        <text:p text:style-name="P82">NotThreadSafe</text:p>
        <text:p text:style-name="P8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6"><text:span text:style-name="Summary_20_Heading_20_Font2"><text:span text:style-name="T20">Field Summary</text:span></text:span></text:p>
            </table:table-cell>
            <table:covered-table-cell/>
            <table:table-cell table:style-name="Tabelle84.A1" office:value-type="string">
              <text:p text:style-name="P87"><text:span text:style-name="Page_20_Reference_20_Font"><text:span text:style-name="T34">Page</text:span></text:span></text:p>
            </table:table-cell>
          </table:table-row>
          <table:table-row table:style-name="Tabelle84.1">
            <table:table-cell table:style-name="Tabelle84.A2" office:value-type="string">
              <text:p text:style-name="P88"><text:span text:style-name="Code_20_Small1"><text:span text:style-name="T20">String[]</text:span></text:span></text:p>
            </table:table-cell>
            <table:table-cell table:style-name="Tabelle84.A2" office:value-type="string">
              <text:p text:style-name="P92"><text:a xlink:type="simple" xlink:href="#r84"><text:span text:style-name="Code2"><text:span text:style-name="T55">patterns</text:span></text:span></text:a></text:p>
              <text:p text:style-name="P94">The request mappings for the resource.</text:p>
            </table:table-cell>
            <table:table-cell table:style-name="Tabelle84.C2" office:value-type="string">
              <text:p text:style-name="P89"><text:span text:style-name="Page_20_Reference_20_Font"><text:span text:style-name="T20"><text:bookmark-ref text:reference-format="page" text:ref-name="r84">60</text:bookmark-ref></text:span></text:span></text:p>
            </table:table-cell>
          </table:table-row>
          <table:table-row table:style-name="Tabelle84.1">
            <table:table-cell table:style-name="Tabelle84.A3" office:value-type="string">
              <text:p text:style-name="P88"><text:span text:style-name="Code_20_Small1"><text:span text:style-name="T20">String</text:span></text:span></text:p>
            </table:table-cell>
            <table:table-cell table:style-name="Tabelle84.A3" office:value-type="string">
              <text:p text:style-name="P92"><text:a xlink:type="simple" xlink:href="#r85"><text:span text:style-name="Code2"><text:span text:style-name="T55">prefix</text:span></text:span></text:a></text:p>
              <text:p text:style-name="P94">The prefix of the resource.</text:p>
            </table:table-cell>
            <table:table-cell table:style-name="Tabelle84.C3" office:value-type="string">
              <text:p text:style-name="P89"><text:span text:style-name="Page_20_Reference_20_Font"><text:span text:style-name="T20"><text:bookmark-ref text:reference-format="page" text:ref-name="r85">60</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6"><text:span text:style-name="Code2"><text:span text:style-name="T55">serviceId</text:span></text:span></text:a></text:p>
              <text:p text:style-name="P94">Service property identifying the resource.</text:p>
            </table:table-cell>
            <table:table-cell table:style-name="Tabelle84.C3" office:value-type="string">
              <text:p text:style-name="P89"><text:span text:style-name="Page_20_Reference_20_Font"><text:span text:style-name="T20"><text:bookmark-ref text:reference-format="page" text:ref-name="r86">61</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7"><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resource.</text:span></text:span></text:p>
            </table:table-cell>
            <table:table-cell table:style-name="Tabelle84.C3" office:value-type="string">
              <text:p text:style-name="P89"><text:span text:style-name="Page_20_Reference_20_Font"><text:span text:style-name="T20"><text:bookmark-ref text:reference-format="page" text:ref-name="r87">61</text:bookmark-ref></text:span></text:span></text:p>
            </table:table-cell>
          </table:table-row>
        </table:table>
        <text:p text:style-name="P40"/>
        <table:table table:name="Tabelle86" table:style-name="Tabelle86">
          <table:table-column table:style-name="Tabelle86.A"/>
          <table:table-column table:style-name="Tabelle86.B"/>
          <table:table-row table:style-name="Tabelle86.1">
            <table:table-cell table:style-name="Tabelle86.A1" office:value-type="string">
              <text:p text:style-name="P86"><text:span text:style-name="Summary_20_Heading_20_Font2"><text:span text:style-name="T20">Constructor Summary</text:span></text:span></text:p>
            </table:table-cell>
            <table:table-cell table:style-name="Tabelle86.A1" office:value-type="string">
              <text:p text:style-name="P87"><text:span text:style-name="Page_20_Reference_20_Font"><text:span text:style-name="T34">Page</text:span></text:span></text:p>
            </table:table-cell>
          </table:table-row>
          <table:table-row table:style-name="Tabelle86.1">
            <table:table-cell table:style-name="Tabelle86.A2" office:value-type="string">
              <text:p text:style-name="P91"><text:a xlink:type="simple" xlink:href="#r88"><text:span text:style-name="Code2"><text:span text:style-name="T55">ResourceDTO</text:span></text:span></text:a><text:span text:style-name="Code2"><text:span text:style-name="T20">()</text:span></text:span></text:p>
            </table:table-cell>
            <table:table-cell table:style-name="Tabelle86.B2" office:value-type="string">
              <text:p text:style-name="P89"><text:span text:style-name="Page_20_Reference_20_Font"><text:span text:style-name="T20"><text:bookmark-ref text:reference-format="page" text:ref-name="r88">61</text:bookmark-ref></text:span></text:span></text:p>
            </table:table-cell>
          </table:table-row>
        </table:table>
        <text:p text:style-name="P40"/>
        <table:table table:name="Tabelle87" table:style-name="Tabelle87">
          <table:table-column table:style-name="Tabelle87.A"/>
          <table:table-row table:style-name="Tabelle87.1">
            <table:table-cell table:style-name="Tabelle87.A1" office:value-type="string">
              <text:p text:style-name="P65">Methods inherited from class org.osgi.dto.DTO</text:p>
            </table:table-cell>
          </table:table-row>
          <table:table-row table:style-name="Tabelle87.2">
            <table:table-cell table:style-name="Tabelle87.A2" office:value-type="string">
              <text:p text:style-name="P60"><text:span text:style-name="Code2"><text:span text:style-name="T20">toString</text:span></text:span></text:p>
            </table:table-cell>
          </table:table-row>
        </table:table>
        <text:p text:style-name="P164">Field Detail</text:p>
        <text:p text:style-name="P167"><text:bookmark text:name="r84"/>patterns</text:p>
        <text:p text:style-name="P48"><text:span text:style-name="Code2">public String[] </text:span><text:span text:style-name="Code2"><text:span text:style-name="T60">patterns</text:span></text:span></text:p>
        <text:p text:style-name="P76">The request mappings for the resource.</text:p>
        <text:p text:style-name="P73">The specified patterns are used to determine whether a request is mapped to the resource.</text:p>
        <text:p text:style-name="P98"/>
        <text:p text:style-name="P166"><text:bookmark text:name="r85"/>prefix</text:p>
        <text:p text:style-name="P48"><text:span text:style-name="Code2">public String </text:span><text:span text:style-name="Code2"><text:span text:style-name="T60">prefix</text:span></text:span></text:p>
        <text:p text:style-name="P73">The prefix of the resource.</text:p>
        <text:p text:style-name="P98"/>
        <text:p text:style-name="P166"><text:bookmark text:name="r86"/><text:soft-page-break/>serviceId</text:p>
        <text:p text:style-name="P48"><text:span text:style-name="Code2">public long </text:span><text:span text:style-name="Code2"><text:span text:style-name="T60">serviceId</text:span></text:span></text:p>
        <text:p text:style-name="P73">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98"/>
        <text:p text:style-name="P166"><text:bookmark text:name="r87"/>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resource.</text:span></text:span></text:p>
        <text:p text:style-name="P165">Constructor Detail</text:p>
        <text:p text:style-name="P167"><text:bookmark text:name="r88"/>ResourceDTO</text:p>
        <text:p text:style-name="P48"><text:span text:style-name="Code2">public </text:span><text:span text:style-name="Code2"><text:span text:style-name="T60">ResourceDTO</text:span></text:span><text:span text:style-name="Code2">()</text:span></text:p>
        <text:p text:style-name="P159"><text:bookmark text:name="r99"/>Class Runtim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span text:style-name="Code2"><text:span text:style-name="T60">org.osgi.service.http.runtime.dto.RuntimeDTO</text:span></text:span></text:p>
        <text:p text:style-name="P71"/>
        <text:p text:style-name="P84"><text:span text:style-name="Code2">public class </text:span><text:span text:style-name="Code2"><text:span text:style-name="T60">RuntimeDTO</text:span></text:span></text:p>
        <text:p text:style-name="P48"><text:span text:style-name="Code2">extends org.osgi.dto.DTO</text:span></text:p>
        <text:p text:style-name="P50">Represents the state of a Http Service Runtime.</text:p>
        <text:p text:style-name="P82">NotThreadSafe</text:p>
        <text:p text:style-name="P8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6"><text:span text:style-name="Summary_20_Heading_20_Font2"><text:span text:style-name="T20">Field Summary</text:span></text:span></text:p>
            </table:table-cell>
            <table:covered-table-cell/>
            <table:table-cell table:style-name="Tabelle88.A1" office:value-type="string">
              <text:p text:style-name="P87"><text:span text:style-name="Page_20_Reference_20_Font"><text:span text:style-name="T34">Page</text:span></text:span></text:p>
            </table:table-cell>
          </table:table-row>
          <table:table-row table:style-name="Tabelle88.1">
            <table:table-cell table:style-name="Tabelle88.A2" office:value-type="string">
              <text:p text:style-name="P88"><text:span text:style-name="Code_20_Small1"><text:span text:style-name="T20">Map&lt;String,String&gt;</text:span></text:span></text:p>
            </table:table-cell>
            <table:table-cell table:style-name="Tabelle88.A2" office:value-type="string">
              <text:p text:style-name="P92"><text:a xlink:type="simple" xlink:href="#r90"><text:span text:style-name="Code2"><text:span text:style-name="T55">attributes</text:span></text:span></text:a></text:p>
              <text:p text:style-name="P94">The runtime attributes.</text:p>
            </table:table-cell>
            <table:table-cell table:style-name="Tabelle88.C2" office:value-type="string">
              <text:p text:style-name="P89"><text:span text:style-name="Page_20_Reference_20_Font"><text:span text:style-name="T20"><text:bookmark-ref text:reference-format="page" text:ref-name="r90">62</text:bookmark-ref></text:span></text:span></text:p>
            </table:table-cell>
          </table:table-row>
          <table:table-row table:style-name="Tabelle88.1">
            <table:table-cell table:style-name="Tabelle88.A3" office:value-type="string">
              <text:p text:style-name="P90"><text:a xlink:type="simple" xlink:href="#r45"><text:span text:style-name="Code_20_Small1"><text:span text:style-name="T54">FailedErrorPageDTO</text:span></text:span></text:a><text:span text:style-name="Code_20_Small1"><text:span text:style-name="T20">[]</text:span></text:span></text:p>
            </table:table-cell>
            <table:table-cell table:style-name="Tabelle88.A3" office:value-type="string">
              <text:p text:style-name="P92"><text:a xlink:type="simple" xlink:href="#r96"><text:span text:style-name="Code2"><text:span text:style-name="T55">failedErrorPageDTOs</text:span></text:span></text:a></text:p>
              <text:p text:style-name="P93"><text:span text:style-name="T35">Returns the representations of the error pag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6">63</text:bookmark-ref></text:span></text:span></text:p>
            </table:table-cell>
          </table:table-row>
          <table:table-row table:style-name="Tabelle88.1">
            <table:table-cell table:style-name="Tabelle88.A3" office:value-type="string">
              <text:p text:style-name="P90"><text:a xlink:type="simple" xlink:href="#r48"><text:span text:style-name="Code_20_Small1"><text:span text:style-name="T54">FailedFilterDTO</text:span></text:span></text:a><text:span text:style-name="Code_20_Small1"><text:span text:style-name="T20">[]</text:span></text:span></text:p>
            </table:table-cell>
            <table:table-cell table:style-name="Tabelle88.A3" office:value-type="string">
              <text:p text:style-name="P92"><text:a xlink:type="simple" xlink:href="#r95"><text:span text:style-name="Code2"><text:span text:style-name="T55">failedFilterDTOs</text:span></text:span></text:a></text:p>
              <text:p text:style-name="P93"><text:span text:style-name="T35">Returns the representations of the servlet </text:span><text:span text:style-name="Code2"><text:span text:style-name="T20">javax.servlet.Filter</text:span></text:span><text:span text:style-name="Default_20_Paragraph_20_Font"><text:span text:style-name="T35"> filter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5">63</text:bookmark-ref></text:span></text:span></text:p>
            </table:table-cell>
          </table:table-row>
          <table:table-row table:style-name="Tabelle88.1">
            <table:table-cell table:style-name="Tabelle88.A3" office:value-type="string">
              <text:p text:style-name="P90"><text:a xlink:type="simple" xlink:href="#r51"><text:span text:style-name="Code_20_Small1"><text:span text:style-name="T54">FailedListenerDTO</text:span></text:span></text:a><text:span text:style-name="Code_20_Small1"><text:span text:style-name="T20">[]</text:span></text:span></text:p>
            </table:table-cell>
            <table:table-cell table:style-name="Tabelle88.A3" office:value-type="string">
              <text:p text:style-name="P92"><text:a xlink:type="simple" xlink:href="#r97"><text:span text:style-name="Code2"><text:span text:style-name="T55">failedListenerDTOs</text:span></text:span></text:a></text:p>
              <text:p text:style-name="P94">Returns the representations of the listener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7">63</text:bookmark-ref></text:span></text:span></text:p>
            </table:table-cell>
          </table:table-row>
          <table:table-row table:style-name="Tabelle88.1">
            <table:table-cell table:style-name="Tabelle88.A3" office:value-type="string">
              <text:p text:style-name="P90"><text:a xlink:type="simple" xlink:href="#r54"><text:span text:style-name="Code_20_Small1"><text:span text:style-name="T54">FailedResourceDTO</text:span></text:span></text:a><text:span text:style-name="Code_20_Small1"><text:span text:style-name="T20">[]</text:span></text:span></text:p>
            </table:table-cell>
            <table:table-cell table:style-name="Tabelle88.A3" office:value-type="string">
              <text:p text:style-name="P92"><text:a xlink:type="simple" xlink:href="#r94"><text:span text:style-name="Code2"><text:span text:style-name="T55">failedResourceDTOs</text:span></text:span></text:a></text:p>
              <text:p text:style-name="P94">Returns the representations of the resource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4">63</text:bookmark-ref></text:span></text:span></text:p>
            </table:table-cell>
          </table:table-row>
          <table:table-row table:style-name="Tabelle88.1">
            <table:table-cell table:style-name="Tabelle88.A3" office:value-type="string">
              <text:p text:style-name="P90"><text:a xlink:type="simple" xlink:href="#r57"><text:span text:style-name="Code_20_Small1"><text:span text:style-name="T54">FailedServletContextDTO</text:span></text:span></text:a><text:span text:style-name="Code_20_Small1"><text:span text:style-name="T20">[]</text:span></text:span></text:p>
            </table:table-cell>
            <table:table-cell table:style-name="Tabelle88.A3" office:value-type="string">
              <text:p text:style-name="P92"><text:a xlink:type="simple" xlink:href="#r92"><text:span text:style-name="Code2"><text:span text:style-name="T55">failed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currently not used by the Http service runtime due to some problem.</text:span></text:span></text:p>
            </table:table-cell>
            <table:table-cell table:style-name="Tabelle88.C3" office:value-type="string">
              <text:p text:style-name="P89"><text:span text:style-name="Page_20_Reference_20_Font"><text:span text:style-name="T20"><text:bookmark-ref text:reference-format="page" text:ref-name="r92">63</text:bookmark-ref></text:span></text:span></text:p>
            </table:table-cell>
          </table:table-row>
          <table:table-row table:style-name="Tabelle88.1">
            <table:table-cell table:style-name="Tabelle88.A3" office:value-type="string">
              <text:p text:style-name="P90"><text:a xlink:type="simple" xlink:href="#r60"><text:span text:style-name="Code_20_Small1"><text:span text:style-name="T54">FailedServletDTO</text:span></text:span></text:a><text:span text:style-name="Code_20_Small1"><text:span text:style-name="T20">[]</text:span></text:span></text:p>
            </table:table-cell>
            <table:table-cell table:style-name="Tabelle88.A3" office:value-type="string">
              <text:p text:style-name="P92"><text:a xlink:type="simple" xlink:href="#r93"><text:span text:style-name="Code2"><text:span text:style-name="T55">failedServletDTOs</text:span></text:span></text:a></text:p>
              <text:p text:style-name="P93"><text:span text:style-name="T35">Returns the representations of th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3">63</text:bookmark-ref></text:span></text:span></text:p>
            </table:table-cell>
          </table:table-row>
          <table:table-row table:style-name="Tabelle88.1">
            <table:table-cell table:style-name="Tabelle88.A3" office:value-type="string">
              <text:p text:style-name="P90"><text:a xlink:type="simple" xlink:href="#r112"><text:span text:style-name="Code_20_Small1"><text:span text:style-name="T54">ServletContextDTO</text:span></text:span></text:a><text:span text:style-name="Code_20_Small1"><text:span text:style-name="T20">[]</text:span></text:span></text:p>
            </table:table-cell>
            <table:table-cell table:style-name="Tabelle88.A3" office:value-type="string">
              <text:p text:style-name="P92"><text:a xlink:type="simple" xlink:href="#r91"><text:span text:style-name="Code2"><text:span text:style-name="T55">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used by the Http service runtime.</text:span></text:span></text:p>
            </table:table-cell>
            <table:table-cell table:style-name="Tabelle88.C3" office:value-type="string">
              <text:p text:style-name="P89"><text:span text:style-name="Page_20_Reference_20_Font"><text:span text:style-name="T20"><text:bookmark-ref text:reference-format="page" text:ref-name="r91">63</text:bookmark-ref></text:span></text:span></text:p>
            </table:table-cell>
          </table:table-row>
        </table:table>
        <text:p text:style-name="P40"/>
        <table:table table:name="Tabelle90" table:style-name="Tabelle90">
          <table:table-column table:style-name="Tabelle90.A"/>
          <table:table-column table:style-name="Tabelle90.B"/>
          <table:table-row table:style-name="Tabelle90.1">
            <table:table-cell table:style-name="Tabelle90.A1" office:value-type="string">
              <text:p text:style-name="P86"><text:span text:style-name="Summary_20_Heading_20_Font2"><text:span text:style-name="T20">Constructor Summary</text:span></text:span></text:p>
            </table:table-cell>
            <table:table-cell table:style-name="Tabelle90.A1" office:value-type="string">
              <text:p text:style-name="P87"><text:span text:style-name="Page_20_Reference_20_Font"><text:span text:style-name="T34">Page</text:span></text:span></text:p>
            </table:table-cell>
          </table:table-row>
          <table:table-row table:style-name="Tabelle90.1">
            <table:table-cell table:style-name="Tabelle90.A2" office:value-type="string">
              <text:p text:style-name="P91"><text:a xlink:type="simple" xlink:href="#r98"><text:span text:style-name="Code2"><text:span text:style-name="T55">RuntimeDTO</text:span></text:span></text:a><text:span text:style-name="Code2"><text:span text:style-name="T20">()</text:span></text:span></text:p>
            </table:table-cell>
            <table:table-cell table:style-name="Tabelle90.B2" office:value-type="string">
              <text:p text:style-name="P89"><text:span text:style-name="Page_20_Reference_20_Font"><text:span text:style-name="T20"><text:bookmark-ref text:reference-format="page" text:ref-name="r98">64</text:bookmark-ref></text:span></text:span></text:p>
            </table:table-cell>
          </table:table-row>
        </table:table>
        <text:p text:style-name="P40"/>
        <table:table table:name="Tabelle91" table:style-name="Tabelle91">
          <table:table-column table:style-name="Tabelle91.A"/>
          <table:table-row table:style-name="Tabelle91.1">
            <table:table-cell table:style-name="Tabelle91.A1" office:value-type="string">
              <text:p text:style-name="P65">Methods inherited from class org.osgi.dto.DTO</text:p>
            </table:table-cell>
          </table:table-row>
          <table:table-row table:style-name="Tabelle91.2">
            <table:table-cell table:style-name="Tabelle91.A2" office:value-type="string">
              <text:p text:style-name="P60"><text:span text:style-name="Code2"><text:span text:style-name="T20">toString</text:span></text:span></text:p>
            </table:table-cell>
          </table:table-row>
        </table:table>
        <text:p text:style-name="P164">Field Detail</text:p>
        <text:p text:style-name="P167"><text:bookmark text:name="r90"/>attributes</text:p>
        <text:p text:style-name="P48"><text:span text:style-name="Code2">public Map&lt;String,String&gt; </text:span><text:span text:style-name="Code2"><text:span text:style-name="T60">attributes</text:span></text:span></text:p>
        <text:p text:style-name="P73">The runtime attributes.</text:p>
        <text:p text:style-name="P98"><text:soft-page-break/></text:p>
        <text:p text:style-name="P166"><text:bookmark text:name="r91"/>servletContextDTOs</text:p>
        <text:p text:style-name="P48"><text:span text:style-name="Code2">public </text:span><text:a xlink:type="simple" xlink:href="#r112"><text:span text:style-name="Code2"><text:span text:style-name="T54">ServletContextDTO</text:span></text:span></text:a><text:span text:style-name="Code2">[] </text:span><text:span text:style-name="Code2"><text:span text:style-name="T60">servletContextDTOs</text:span></text:span></text:p>
        <text:p text:style-name="P72"><text:span text:style-name="T39">Returns the representations of the </text:span><text:span text:style-name="Code2">javax.servlet.ServletContext</text:span><text:span text:style-name="Default_20_Paragraph_20_Font"><text:span text:style-name="T39"> objects used by the Http service runtime. The returned array may be empty if the Http service runtime is currently not using any </text:span></text:span><text:span text:style-name="Code2">ServletContext</text:span><text:span text:style-name="Default_20_Paragraph_20_Font"><text:span text:style-name="T39"> objects.</text:span></text:span></text:p>
        <text:p text:style-name="P98"/>
        <text:p text:style-name="P166"><text:bookmark text:name="r92"/>failedServletContextDTOs</text:p>
        <text:p text:style-name="P48"><text:span text:style-name="Code2">public </text:span><text:a xlink:type="simple" xlink:href="#r57"><text:span text:style-name="Code2"><text:span text:style-name="T54">FailedServletContextDTO</text:span></text:span></text:a><text:span text:style-name="Code2">[] </text:span><text:span text:style-name="Code2"><text:span text:style-name="T60">failedServletContextDTOs</text:span></text:span></text:p>
        <text:p text:style-name="P72"><text:span text:style-name="T39">Returns the representations of the </text:span><text:span text:style-name="Code2">javax.servlet.ServletContext</text:span><text:span text:style-name="Default_20_Paragraph_20_Font"><text:span text:style-name="T39"> objects currently not used by the Http service runtime due to some problem. The returned array may be empty.</text:span></text:span></text:p>
        <text:p text:style-name="P98"/>
        <text:p text:style-name="P166"><text:bookmark text:name="r93"/>failedServletDTOs</text:p>
        <text:p text:style-name="P48"><text:span text:style-name="Code2">public </text:span><text:a xlink:type="simple" xlink:href="#r60"><text:span text:style-name="Code2"><text:span text:style-name="T54">FailedServletDTO</text:span></text:span></text:a><text:span text:style-name="Code2">[] </text:span><text:span text:style-name="Code2"><text:span text:style-name="T60">failedServletDTOs</text:span></text:span></text:p>
        <text:p text:style-name="P72"><text:span text:style-name="T39">Returns the representations of th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66"><text:bookmark text:name="r94"/>failedResourceDTOs</text:p>
        <text:p text:style-name="P48"><text:span text:style-name="Code2">public </text:span><text:a xlink:type="simple" xlink:href="#r54"><text:span text:style-name="Code2"><text:span text:style-name="T54">FailedResourceDTO</text:span></text:span></text:a><text:span text:style-name="Code2">[] </text:span><text:span text:style-name="Code2"><text:span text:style-name="T60">failedResourceDTOs</text:span></text:span></text:p>
        <text:p text:style-name="P73">Returns the representations of the resources associated with this runtime but currently not used due to some problem. The returned array may be empty.</text:p>
        <text:p text:style-name="P98"/>
        <text:p text:style-name="P166"><text:bookmark text:name="r95"/>failedFilterDTOs</text:p>
        <text:p text:style-name="P48"><text:span text:style-name="Code2">public </text:span><text:a xlink:type="simple" xlink:href="#r48"><text:span text:style-name="Code2"><text:span text:style-name="T54">FailedFilterDTO</text:span></text:span></text:a><text:span text:style-name="Code2">[] </text:span><text:span text:style-name="Code2"><text:span text:style-name="T60">failedFilterDTOs</text:span></text:span></text:p>
        <text:p text:style-name="P72"><text:span text:style-name="T39">Returns the representations of the servlet </text:span><text:span text:style-name="Code2">javax.servlet.Filter</text:span><text:span text:style-name="Default_20_Paragraph_20_Font"><text:span text:style-name="T39"> filters associated with this runtime but currently not used due to some problem. The returned array may be empty.</text:span></text:span></text:p>
        <text:p text:style-name="P98"/>
        <text:p text:style-name="P166"><text:bookmark text:name="r96"/>failedErrorPageDTOs</text:p>
        <text:p text:style-name="P48"><text:span text:style-name="Code2">public </text:span><text:a xlink:type="simple" xlink:href="#r45"><text:span text:style-name="Code2"><text:span text:style-name="T54">FailedErrorPageDTO</text:span></text:span></text:a><text:span text:style-name="Code2">[] </text:span><text:span text:style-name="Code2"><text:span text:style-name="T60">failedErrorPageDTOs</text:span></text:span></text:p>
        <text:p text:style-name="P72"><text:span text:style-name="T39">Returns the representations of the error pag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66"><text:bookmark text:name="r97"/>failedListenerDTOs</text:p>
        <text:p text:style-name="P48"><text:span text:style-name="Code2">public </text:span><text:a xlink:type="simple" xlink:href="#r51"><text:span text:style-name="Code2"><text:span text:style-name="T54">FailedListenerDTO</text:span></text:span></text:a><text:span text:style-name="Code2">[] </text:span><text:span text:style-name="Code2"><text:span text:style-name="T60">failedListenerDTOs</text:span></text:span></text:p>
        <text:p text:style-name="P73">Returns the representations of the listeners associated with this runtime but currently not used due to some problem. The returned array may be empty.</text:p>
        <text:p text:style-name="P165"><text:soft-page-break/>Constructor Detail</text:p>
        <text:p text:style-name="P167"><text:bookmark text:name="r98"/>RuntimeDTO</text:p>
        <text:p text:style-name="P48"><text:span text:style-name="Code2">public </text:span><text:span text:style-name="Code2"><text:span text:style-name="T60">RuntimeDTO</text:span></text:span><text:span text:style-name="Code2">()</text:span></text:p>
        <text:p text:style-name="P160"><text:bookmark text:name="r112"/>Class 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60">org.osgi.service.http.runtime.dto.ServletContextDTO</text:span></text:span></text:p>
        <text:p text:style-name="P163">Direct Known Subclasses:</text:p>
        <text:p text:style-name="P74"><text:a xlink:type="simple" xlink:href="#r57"><text:span text:style-name="T50">FailedServletContextDTO</text:span></text:a></text:p>
        <text:p text:style-name="P71"/>
        <text:p text:style-name="P84"><text:span text:style-name="Code2">public class </text:span><text:span text:style-name="Code2"><text:span text:style-name="T60">ServletContextDTO</text:span></text:span></text:p>
        <text:p text:style-name="P48"><text:span text:style-name="Code2">extends org.osgi.dto.DTO</text:span></text:p>
        <text:p text:style-name="P49"><text:span text:style-name="T39">Represents a </text:span><text:span text:style-name="Code2">javax.servlet.ServletContext</text:span><text:span text:style-name="Default_20_Paragraph_20_Font"><text:span text:style-name="T39"> created for used servlets, resources, servlet filters, and listeners. The servlet context is backed by a </text:span></text:span><text:a xlink:type="simple" xlink:href="#r14"><text:span text:style-name="Code2"><text:span text:style-name="T54">ServletContextHelper</text:span></text:span></text:a><text:span text:style-name="Default_20_Paragraph_20_Font"><text:span text:style-name="T39"> service.</text:span></text:span></text:p>
        <text:p text:style-name="P82">NotThreadSafe</text:p>
        <text:p text:style-name="P85"/>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6"><text:span text:style-name="Summary_20_Heading_20_Font2"><text:span text:style-name="T20">Field Summary</text:span></text:span></text:p>
            </table:table-cell>
            <table:covered-table-cell/>
            <table:table-cell table:style-name="Tabelle92.A1" office:value-type="string">
              <text:p text:style-name="P87"><text:span text:style-name="Page_20_Reference_20_Font"><text:span text:style-name="T34">Page</text:span></text:span></text:p>
            </table:table-cell>
          </table:table-row>
          <table:table-row table:style-name="Tabelle92.1">
            <table:table-cell table:style-name="Tabelle92.A2" office:value-type="string">
              <text:p text:style-name="P88"><text:span text:style-name="Code_20_Small1"><text:span text:style-name="T20">Map&lt;String,Object&gt;</text:span></text:span></text:p>
            </table:table-cell>
            <table:table-cell table:style-name="Tabelle92.A2" office:value-type="string">
              <text:p text:style-name="P92"><text:a xlink:type="simple" xlink:href="#r104"><text:span text:style-name="Code2"><text:span text:style-name="T55">attributes</text:span></text:span></text:a></text:p>
              <text:p text:style-name="P94">The servlet context attributes.</text:p>
            </table:table-cell>
            <table:table-cell table:style-name="Tabelle92.C2" office:value-type="string">
              <text:p text:style-name="P89"><text:span text:style-name="Page_20_Reference_20_Font"><text:span text:style-name="T20"><text:bookmark-ref text:reference-format="page" text:ref-name="r104">66</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1"><text:span text:style-name="Code2"><text:span text:style-name="T55">contextName</text:span></text:span></text:a></text:p>
              <text:p text:style-name="P94">The context name of the servlet context.</text:p>
            </table:table-cell>
            <table:table-cell table:style-name="Tabelle92.C3" office:value-type="string">
              <text:p text:style-name="P89"><text:span text:style-name="Page_20_Reference_20_Font"><text:span text:style-name="T20"><text:bookmark-ref text:reference-format="page" text:ref-name="r101">66</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2"><text:span text:style-name="Code2"><text:span text:style-name="T55">contextPath</text:span></text:span></text:a></text:p>
              <text:p text:style-name="P94">The servlet context path.</text:p>
            </table:table-cell>
            <table:table-cell table:style-name="Tabelle92.C3" office:value-type="string">
              <text:p text:style-name="P89"><text:span text:style-name="Page_20_Reference_20_Font"><text:span text:style-name="T20"><text:bookmark-ref text:reference-format="page" text:ref-name="r102">66</text:bookmark-ref></text:span></text:span></text:p>
            </table:table-cell>
          </table:table-row>
          <table:table-row table:style-name="Tabelle92.1">
            <table:table-cell table:style-name="Tabelle92.A3" office:value-type="string">
              <text:p text:style-name="P90"><text:a xlink:type="simple" xlink:href="#r42"><text:span text:style-name="Code_20_Small1"><text:span text:style-name="T54">ErrorPageDTO</text:span></text:span></text:a><text:span text:style-name="Code_20_Small1"><text:span text:style-name="T20">[]</text:span></text:span></text:p>
            </table:table-cell>
            <table:table-cell table:style-name="Tabelle92.A3" office:value-type="string">
              <text:p text:style-name="P92"><text:a xlink:type="simple" xlink:href="#r109"><text:span text:style-name="Code2"><text:span text:style-name="T55">errorPageDTOs</text:span></text:span></text:a></text:p>
              <text:p text:style-name="P93"><text:span text:style-name="T35">Returns the representations of the error pag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9">67</text:bookmark-ref></text:span></text:span></text:p>
            </table:table-cell>
          </table:table-row>
          <table:table-row table:style-name="Tabelle92.1">
            <table:table-cell table:style-name="Tabelle92.A3" office:value-type="string">
              <text:p text:style-name="P90"><text:a xlink:type="simple" xlink:href="#r71"><text:span text:style-name="Code_20_Small1"><text:span text:style-name="T54">FilterDTO</text:span></text:span></text:a><text:span text:style-name="Code_20_Small1"><text:span text:style-name="T20">[]</text:span></text:span></text:p>
            </table:table-cell>
            <table:table-cell table:style-name="Tabelle92.A3" office:value-type="string">
              <text:p text:style-name="P92"><text:a xlink:type="simple" xlink:href="#r108"><text:span text:style-name="Code2"><text:span text:style-name="T55">filterDTOs</text:span></text:span></text:a></text:p>
              <text:p text:style-name="P93"><text:span text:style-name="T35">Returns the representations of the servlet </text:span><text:span text:style-name="Code2"><text:span text:style-name="T20">Filter</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8">67</text:bookmark-ref></text:span></text:span></text:p>
            </table:table-cell>
          </table:table-row>
          <table:table-row table:style-name="Tabelle92.1">
            <table:table-cell table:style-name="Tabelle92.A3" office:value-type="string">
              <text:p text:style-name="P88"><text:span text:style-name="Code_20_Small1"><text:span text:style-name="T20">Map&lt;String,String&gt;</text:span></text:span></text:p>
            </table:table-cell>
            <table:table-cell table:style-name="Tabelle92.A3" office:value-type="string">
              <text:p text:style-name="P92"><text:a xlink:type="simple" xlink:href="#r103"><text:span text:style-name="Code2"><text:span text:style-name="T55">initParams</text:span></text:span></text:a></text:p>
              <text:p text:style-name="P94">The servlet context initialization parameters.</text:p>
            </table:table-cell>
            <table:table-cell table:style-name="Tabelle92.C3" office:value-type="string">
              <text:p text:style-name="P89"><text:span text:style-name="Page_20_Reference_20_Font"><text:span text:style-name="T20"><text:bookmark-ref text:reference-format="page" text:ref-name="r103">66</text:bookmark-ref></text:span></text:span></text:p>
            </table:table-cell>
          </table:table-row>
          <table:table-row table:style-name="Tabelle92.1">
            <table:table-cell table:style-name="Tabelle92.A3" office:value-type="string">
              <text:p text:style-name="P90"><text:a xlink:type="simple" xlink:href="#r76"><text:span text:style-name="Code_20_Small1"><text:span text:style-name="T54">ListenerDTO</text:span></text:span></text:a><text:span text:style-name="Code_20_Small1"><text:span text:style-name="T20">[]</text:span></text:span></text:p>
            </table:table-cell>
            <table:table-cell table:style-name="Tabelle92.A3" office:value-type="string">
              <text:p text:style-name="P92"><text:a xlink:type="simple" xlink:href="#r110"><text:span text:style-name="Code2"><text:span text:style-name="T55">listenerDTOs</text:span></text:span></text:a></text:p>
              <text:p text:style-name="P94">Returns the representations of the listener services associated with this context.</text:p>
            </table:table-cell>
            <table:table-cell table:style-name="Tabelle92.C3" office:value-type="string">
              <text:p text:style-name="P89"><text:span text:style-name="Page_20_Reference_20_Font"><text:span text:style-name="T20"><text:bookmark-ref text:reference-format="page" text:ref-name="r110">67</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0"><text:span text:style-name="Code2"><text:span text:style-name="T55">names</text:span></text:span></text:a></text:p>
              <text:p text:style-name="P94">The names of the HTTP context.</text:p>
            </table:table-cell>
            <table:table-cell table:style-name="Tabelle92.C3" office:value-type="string">
              <text:p text:style-name="P89"><text:span text:style-name="Page_20_Reference_20_Font"><text:span text:style-name="T20"><text:bookmark-ref text:reference-format="page" text:ref-name="r100">66</text:bookmark-ref></text:span></text:span></text:p>
            </table:table-cell>
          </table:table-row>
          <table:table-row table:style-name="Tabelle92.1">
            <table:table-cell table:style-name="Tabelle92.A3" office:value-type="string">
              <text:p text:style-name="P90"><text:a xlink:type="simple" xlink:href="#r89"><text:span text:style-name="Code_20_Small1"><text:span text:style-name="T54">ResourceDTO</text:span></text:span></text:a><text:span text:style-name="Code_20_Small1"><text:span text:style-name="T20">[]</text:span></text:span></text:p>
            </table:table-cell>
            <table:table-cell table:style-name="Tabelle92.A3" office:value-type="string">
              <text:p text:style-name="P92"><text:a xlink:type="simple" xlink:href="#r107"><text:span text:style-name="Code2"><text:span text:style-name="T55">resourceDTOs</text:span></text:span></text:a></text:p>
              <text:p text:style-name="P94">Returns the representations of the resource services associated with this context.</text:p>
            </table:table-cell>
            <table:table-cell table:style-name="Tabelle92.C3" office:value-type="string">
              <text:p text:style-name="P89"><text:span text:style-name="Page_20_Reference_20_Font"><text:span text:style-name="T20"><text:bookmark-ref text:reference-format="page" text:ref-name="r107">67</text:bookmark-ref></text:span></text:span></text:p>
            </table:table-cell>
          </table:table-row>
          <table:table-row table:style-name="Tabelle92.1">
            <table:table-cell table:style-name="Tabelle92.A3" office:value-type="string">
              <text:p text:style-name="P88"><text:span text:style-name="Code_20_Small1"><text:span text:style-name="T20">long</text:span></text:span></text:p>
            </table:table-cell>
            <table:table-cell table:style-name="Tabelle92.A3" office:value-type="string">
              <text:p text:style-name="P92"><text:a xlink:type="simple" xlink:href="#r105"><text:span text:style-name="Code2"><text:span text:style-name="T55">serviceId</text:span></text:span></text:a></text:p>
              <text:p text:style-name="P94">Service property identifying the servlet context.</text:p>
            </table:table-cell>
            <table:table-cell table:style-name="Tabelle92.C3" office:value-type="string">
              <text:p text:style-name="P89"><text:span text:style-name="Page_20_Reference_20_Font"><text:span text:style-name="T20"><text:bookmark-ref text:reference-format="page" text:ref-name="r105">66</text:bookmark-ref></text:span></text:span></text:p>
            </table:table-cell>
          </table:table-row>
          <table:table-row table:style-name="Tabelle92.1">
            <table:table-cell table:style-name="Tabelle92.A3" office:value-type="string">
              <text:p text:style-name="P90"><text:a xlink:type="simple" xlink:href="#r115"><text:span text:style-name="Code_20_Small1"><text:span text:style-name="T54">ServletDTO</text:span></text:span></text:a><text:span text:style-name="Code_20_Small1"><text:span text:style-name="T20">[]</text:span></text:span></text:p>
            </table:table-cell>
            <table:table-cell table:style-name="Tabelle92.A3" office:value-type="string">
              <text:p text:style-name="P92"><text:a xlink:type="simple" xlink:href="#r106"><text:span text:style-name="Code2"><text:span text:style-name="T55">servletDTOs</text:span></text:span></text:a></text:p>
              <text:p text:style-name="P93"><text:span text:style-name="T35">Returns the representations of th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6">66</text:bookmark-ref></text:span></text:span></text:p>
            </table:table-cell>
          </table:table-row>
        </table:table>
        <text:p text:style-name="P40"/>
        <table:table table:name="Tabelle94" table:style-name="Tabelle94">
          <table:table-column table:style-name="Tabelle94.A"/>
          <table:table-column table:style-name="Tabelle94.B"/>
          <table:table-row table:style-name="Tabelle94.1">
            <table:table-cell table:style-name="Tabelle94.A1" office:value-type="string">
              <text:p text:style-name="P86"><text:span text:style-name="Summary_20_Heading_20_Font2"><text:span text:style-name="T20">Constructor Summary</text:span></text:span></text:p>
            </table:table-cell>
            <table:table-cell table:style-name="Tabelle94.A1" office:value-type="string">
              <text:p text:style-name="P87"><text:span text:style-name="Page_20_Reference_20_Font"><text:span text:style-name="T34">Page</text:span></text:span></text:p>
            </table:table-cell>
          </table:table-row>
          <table:table-row table:style-name="Tabelle94.1">
            <table:table-cell table:style-name="Tabelle94.A2" office:value-type="string">
              <text:p text:style-name="P91"><text:a xlink:type="simple" xlink:href="#r111"><text:span text:style-name="Code2"><text:span text:style-name="T55">ServletContextDTO</text:span></text:span></text:a><text:span text:style-name="Code2"><text:span text:style-name="T20">()</text:span></text:span></text:p>
            </table:table-cell>
            <table:table-cell table:style-name="Tabelle94.B2" office:value-type="string">
              <text:p text:style-name="P89"><text:span text:style-name="Page_20_Reference_20_Font"><text:span text:style-name="T20"><text:bookmark-ref text:reference-format="page" text:ref-name="r111">67</text:bookmark-ref></text:span></text:span></text:p>
            </table:table-cell>
          </table:table-row>
        </table:table>
        <text:p text:style-name="P40"/>
        <table:table table:name="Tabelle95" table:style-name="Tabelle95">
          <table:table-column table:style-name="Tabelle95.A"/>
          <table:table-row table:style-name="Tabelle95.1">
            <table:table-cell table:style-name="Tabelle95.A1" office:value-type="string">
              <text:p text:style-name="P65">Methods inherited from class org.osgi.dto.DTO</text:p>
            </table:table-cell>
          </table:table-row>
          <table:table-row table:style-name="Tabelle95.2">
            <table:table-cell table:style-name="Tabelle95.A2" office:value-type="string">
              <text:p text:style-name="P60"><text:span text:style-name="Code2"><text:span text:style-name="T20">toString</text:span></text:span></text:p>
            </table:table-cell>
          </table:table-row>
        </table:table>
        <text:p text:style-name="P164"><text:soft-page-break/>Field Detail</text:p>
        <text:p text:style-name="P167"><text:bookmark text:name="r100"/>names</text:p>
        <text:p text:style-name="P48"><text:span text:style-name="Code2">public String[] </text:span><text:span text:style-name="Code2"><text:span text:style-name="T60">names</text:span></text:span></text:p>
        <text:p text:style-name="P72"><text:span text:style-name="T39">The names of the HTTP context. An array of the names the corresponding </text:span><text:a xlink:type="simple" xlink:href="#r14"><text:span text:style-name="Code2"><text:span text:style-name="T54">ServletContextHelper</text:span></text:span></text:a><text:span text:style-name="Default_20_Paragraph_20_Font"><text:span text:style-name="T39"> is used for. For managed contexts, like the default context managed by the Http Whiteboard Service implementation, </text:span></text:span><text:span text:style-name="Code2">null</text:span><text:span text:style-name="Default_20_Paragraph_20_Font"><text:span text:style-name="T39"> is returned.</text:span></text:span></text:p>
        <text:p text:style-name="P98"/>
        <text:p text:style-name="P166"><text:bookmark text:name="r101"/>contextName</text:p>
        <text:p text:style-name="P48"><text:span text:style-name="Code2">public String </text:span><text:span text:style-name="Code2"><text:span text:style-name="T60">contextName</text:span></text:span></text:p>
        <text:p text:style-name="P76">The context name of the servlet context.</text:p>
        <text:p text:style-name="P72"><text:span text:style-name="T39">This is the value returned by the </text:span><text:span text:style-name="Code2">ServletContext.getServletContextName()</text:span><text:span text:style-name="Default_20_Paragraph_20_Font"><text:span text:style-name="T39"> method.</text:span></text:span></text:p>
        <text:p text:style-name="P98"/>
        <text:p text:style-name="P166"><text:bookmark text:name="r102"/>contextPath</text:p>
        <text:p text:style-name="P48"><text:span text:style-name="Code2">public String </text:span><text:span text:style-name="Code2"><text:span text:style-name="T60">contextPath</text:span></text:span></text:p>
        <text:p text:style-name="P72"><text:span text:style-name="T39">The servlet context path. This is the value returned by the </text:span><text:span text:style-name="Code2">ServletContext.getContextPath()</text:span><text:span text:style-name="Default_20_Paragraph_20_Font"><text:span text:style-name="T39"> method.</text:span></text:span></text:p>
        <text:p text:style-name="P98"/>
        <text:p text:style-name="P166"><text:bookmark text:name="r103"/>initParams</text:p>
        <text:p text:style-name="P48"><text:span text:style-name="Code2">public Map&lt;String,String&gt; </text:span><text:span text:style-name="Code2"><text:span text:style-name="T60">initParams</text:span></text:span></text:p>
        <text:p text:style-name="P73">The servlet context initialization parameters. This is the set of parameters provided when registering this context. Additional parameters like the Http Service Runtime attributes are not included.</text:p>
        <text:p text:style-name="P98"/>
        <text:p text:style-name="P166"><text:bookmark text:name="r104"/>attributes</text:p>
        <text:p text:style-name="P48"><text:span text:style-name="Code2">public Map&lt;String,Object&gt; </text:span><text:span text:style-name="Code2"><text:span text:style-name="T60">attributes</text:span></text:span></text:p>
        <text:p text:style-name="P76">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98"/>
        <text:p text:style-name="P166"><text:bookmark text:name="r105"/>serviceId</text:p>
        <text:p text:style-name="P48"><text:span text:style-name="Code2">public long </text:span><text:span text:style-name="Code2"><text:span text:style-name="T60">serviceId</text:span></text:span></text:p>
        <text:p text:style-name="P73">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98"/>
        <text:p text:style-name="P166"><text:bookmark text:name="r106"/>servletDTOs</text:p>
        <text:p text:style-name="P48"><text:span text:style-name="Code2">public </text:span><text:a xlink:type="simple" xlink:href="#r115"><text:span text:style-name="Code2"><text:span text:style-name="T54">ServletDTO</text:span></text:span></text:a><text:span text:style-name="Code2">[] </text:span><text:span text:style-name="Code2"><text:span text:style-name="T60">servletDTOs</text:span></text:span></text:p>
        <text:p text:style-name="P72"><text:soft-page-break/><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98"/>
        <text:p text:style-name="P166"><text:bookmark text:name="r107"/>resourceDTOs</text:p>
        <text:p text:style-name="P48"><text:span text:style-name="Code2">public </text:span><text:a xlink:type="simple" xlink:href="#r89"><text:span text:style-name="Code2"><text:span text:style-name="T54">ResourceDTO</text:span></text:span></text:a><text:span text:style-name="Code2">[] </text:span><text:span text:style-name="Code2"><text:span text:style-name="T60">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66"><text:bookmark text:name="r108"/>filterDTOs</text:p>
        <text:p text:style-name="P48"><text:span text:style-name="Code2">public </text:span><text:a xlink:type="simple" xlink:href="#r71"><text:span text:style-name="Code2"><text:span text:style-name="T54">FilterDTO</text:span></text:span></text:a><text:span text:style-name="Code2">[] </text:span><text:span text:style-name="Code2"><text:span text:style-name="T60">filterDTOs</text:span></text:span></text:p>
        <text:p text:style-name="P72"><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98"/>
        <text:p text:style-name="P166"><text:bookmark text:name="r109"/>errorPageDTOs</text:p>
        <text:p text:style-name="P48"><text:span text:style-name="Code2">public </text:span><text:a xlink:type="simple" xlink:href="#r42"><text:span text:style-name="Code2"><text:span text:style-name="T54">ErrorPageDTO</text:span></text:span></text:a><text:span text:style-name="Code2">[] </text:span><text:span text:style-name="Code2"><text:span text:style-name="T60">errorPageDTOs</text:span></text:span></text:p>
        <text:p text:style-name="P72"><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98"/>
        <text:p text:style-name="P166"><text:bookmark text:name="r110"/>listenerDTOs</text:p>
        <text:p text:style-name="P48"><text:span text:style-name="Code2">public </text:span><text:a xlink:type="simple" xlink:href="#r76"><text:span text:style-name="Code2"><text:span text:style-name="T54">ListenerDTO</text:span></text:span></text:a><text:span text:style-name="Code2">[] </text:span><text:span text:style-name="Code2"><text:span text:style-name="T60">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5">Constructor Detail</text:p>
        <text:p text:style-name="P167"><text:bookmark text:name="r111"/>ServletContextDTO</text:p>
        <text:p text:style-name="P48"><text:span text:style-name="Code2">public </text:span><text:span text:style-name="Code2"><text:span text:style-name="T60">ServletContextDTO</text:span></text:span><text:span text:style-name="Code2">()</text:span></text:p>
        <text:p text:style-name="P161"><text:bookmark text:name="r115"/>Class 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40" text:anchor-type="as-char" svg:width="0.397cm" svg:height="0.37cm" draw:z-index="65"><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41" text:anchor-type="as-char" svg:width="0.397cm" svg:height="0.37cm" draw:z-index="66"><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42" text:anchor-type="as-char" svg:width="0.397cm" svg:height="0.37cm" draw:z-index="67"><draw:image xlink:href="Pictures/100002000000000F0000000E443DCD33.png" xlink:type="simple" xlink:show="embed" xlink:actuate="onLoad"/></draw:frame></text:span><text:span text:style-name="Code2"><text:span text:style-name="T60">org.osgi.service.http.runtime.dto.ServletDTO</text:span></text:span></text:p>
        <text:p text:style-name="P163">Direct Known Subclasses:</text:p>
        <text:p text:style-name="P74"><text:a xlink:type="simple" xlink:href="#r60"><text:span text:style-name="T50">FailedServletDTO</text:span></text:a></text:p>
        <text:p text:style-name="P71"/>
        <text:p text:style-name="P84"><text:span text:style-name="Code2">public class </text:span><text:span text:style-name="Code2"><text:span text:style-name="T60">Servlet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currently being used for a servlet context.</text:span></text:span></text:p>
        <text:p text:style-name="P82">NotThreadSafe</text:p>
        <text:p text:style-name="P85"/>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6"><text:span text:style-name="Summary_20_Heading_20_Font2"><text:span text:style-name="T20">Field Summary</text:span></text:span></text:p>
            </table:table-cell>
            <table:covered-table-cell/>
            <table:table-cell table:style-name="Tabelle96.A1" office:value-type="string">
              <text:p text:style-name="P87"><text:span text:style-name="Page_20_Reference_20_Font"><text:span text:style-name="T34">Page</text:span></text:span></text:p>
            </table:table-cell>
          </table:table-row>
          <table:table-row table:style-name="Tabelle96.1">
            <table:table-cell table:style-name="Tabelle96.A2" office:value-type="string">
              <text:p text:style-name="P88"><text:span text:style-name="Code_20_Small1"><text:span text:style-name="T20">String[]</text:span></text:span></text:p>
            </table:table-cell>
            <table:table-cell table:style-name="Tabelle96.A2" office:value-type="string">
              <text:p text:style-name="P92"><text:a xlink:type="simple" xlink:href="#r113"><text:span text:style-name="Code2"><text:span text:style-name="T55">patterns</text:span></text:span></text:a></text:p>
              <text:p text:style-name="P94">The request mappings for the servlet.</text:p>
            </table:table-cell>
            <table:table-cell table:style-name="Tabelle96.C2" office:value-type="string">
              <text:p text:style-name="P89"><text:span text:style-name="Page_20_Reference_20_Font"><text:span text:style-name="T20"><text:bookmark-ref text:reference-format="page" text:ref-name="r113">68</text:bookmark-ref></text:span></text:span></text:p>
            </table:table-cell>
          </table:table-row>
        </table:table>
        <text:p text:style-name="P40"/>
        <table:table table:name="Tabelle98" table:style-name="Tabelle98">
          <table:table-column table:style-name="Tabelle98.A"/>
          <table:table-row table:style-name="Tabelle98.1">
            <table:table-cell table:style-name="Tabelle9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98.2">
            <table:table-cell table:style-name="Tabelle9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99" table:style-name="Tabelle99">
          <table:table-column table:style-name="Tabelle99.A"/>
          <table:table-column table:style-name="Tabelle99.B"/>
          <table:table-row table:style-name="Tabelle99.1">
            <table:table-cell table:style-name="Tabelle99.A1" office:value-type="string">
              <text:p text:style-name="P86"><text:span text:style-name="Summary_20_Heading_20_Font2"><text:span text:style-name="T20">Constructor Summary</text:span></text:span></text:p>
            </table:table-cell>
            <table:table-cell table:style-name="Tabelle99.A1" office:value-type="string">
              <text:p text:style-name="P87"><text:span text:style-name="Page_20_Reference_20_Font"><text:span text:style-name="T34">Page</text:span></text:span></text:p>
            </table:table-cell>
          </table:table-row>
          <table:table-row table:style-name="Tabelle99.1">
            <table:table-cell table:style-name="Tabelle99.A2" office:value-type="string">
              <text:p text:style-name="P91"><text:a xlink:type="simple" xlink:href="#r114"><text:span text:style-name="Code2"><text:span text:style-name="T55">ServletDTO</text:span></text:span></text:a><text:span text:style-name="Code2"><text:span text:style-name="T20">()</text:span></text:span></text:p>
            </table:table-cell>
            <table:table-cell table:style-name="Tabelle99.B2" office:value-type="string">
              <text:p text:style-name="P89"><text:span text:style-name="Page_20_Reference_20_Font"><text:span text:style-name="T20"><text:bookmark-ref text:reference-format="page" text:ref-name="r114">68</text:bookmark-ref></text:span></text:span></text:p>
            </table:table-cell>
          </table:table-row>
        </table:table>
        <text:p text:style-name="P40"/>
        <table:table table:name="Tabelle100" table:style-name="Tabelle100">
          <table:table-column table:style-name="Tabelle100.A"/>
          <table:table-row table:style-name="Tabelle100.1">
            <table:table-cell table:style-name="Tabelle100.A1" office:value-type="string">
              <text:p text:style-name="P65">Methods inherited from class org.osgi.dto.DTO</text:p>
            </table:table-cell>
          </table:table-row>
          <table:table-row table:style-name="Tabelle100.2">
            <table:table-cell table:style-name="Tabelle100.A2" office:value-type="string">
              <text:p text:style-name="P60"><text:span text:style-name="Code2"><text:span text:style-name="T20">toString</text:span></text:span></text:p>
            </table:table-cell>
          </table:table-row>
        </table:table>
        <text:p text:style-name="P164">Field Detail</text:p>
        <text:p text:style-name="P167"><text:bookmark text:name="r113"/>patterns</text:p>
        <text:p text:style-name="P48"><text:span text:style-name="Code2">public String[] </text:span><text:span text:style-name="Code2"><text:span text:style-name="T60">patterns</text:span></text:span></text:p>
        <text:p text:style-name="P76">The request mappings for the servlet.</text:p>
        <text:p text:style-name="P73">The specified patterns are used to determine whether a request is mapped to the servlet.</text:p>
        <text:p text:style-name="P165">Constructor Detail</text:p>
        <text:p text:style-name="P167"><text:bookmark text:name="r114"/>ServletDTO</text:p>
        <text:p text:style-name="P48"><text:span text:style-name="Code2">public </text:span><text:span text:style-name="Code2"><text:span text:style-name="T60">ServletDTO</text:span></text:span><text:span text:style-name="Code2">()</text:span></text:p>
        <text:p text:style-name="P142"><text:bookmark text:name="r117"/>Package org.osgi.service.http.whiteboard</text:p>
        <text:p text:style-name="P67"><text:span text:style-name="Code_20_Small">@org.osgi.annotation.versioning.Version(value="1.0")</text:span></text:p>
        <text:p text:style-name="P68">Http Service Whiteboard Package Version 1.0.</text:p>
        <text:p text:style-name="P69">See:</text:p>
        <text:p text:style-name="P72"><text:a xlink:type="simple" xlink:href="#r116"><text:span text:style-name="T49">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1"><text:span text:style-name="Summary_20_Heading_20_Font1">Class Summary</text:span></text:p>
            </table:table-cell>
            <table:covered-table-cell/>
            <table:table-cell table:style-name="Tabelle101.A1" office:value-type="string">
              <text:p text:style-name="P62"><text:span text:style-name="Page_20_Reference_20_Font">Page</text:span></text:p>
            </table:table-cell>
          </table:table-row>
          <table:table-row table:style-name="Tabelle101.1">
            <table:table-cell table:style-name="Tabelle101.A2" office:value-type="string">
              <text:p text:style-name="P53"><text:a xlink:type="simple" xlink:href="#r138"><text:span text:style-name="T49">HttpWhiteboardConstants</text:span></text:a></text:p>
            </table:table-cell>
            <table:table-cell table:style-name="Tabelle101.A2" office:value-type="string">
              <text:p text:style-name="P55">Defines standard names for Http Whiteboard Service constants.</text:p>
            </table:table-cell>
            <table:table-cell table:style-name="Tabelle101.A2" office:value-type="string">
              <text:p text:style-name="P56"><text:span text:style-name="Page_20_Reference_20_Font"><text:span text:style-name="T61"><text:bookmark-ref text:reference-format="page" text:ref-name="r138">70</text:bookmark-ref></text:span></text:span></text:p>
            </table:table-cell>
          </table:table-row>
        </table:table>
        <text:p text:style-name="P78"><text:bookmark text:name="r116"/>Package org.osgi.service.http.whiteboard Description</text:p>
        <text:p text:style-name="P79">Http Service Whiteboard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whiteboard; version="[1.0,2.0)"</text:span></text:p>
        <text:p text:style-name="P79">Example import for providers implementing the API in this package:</text:p>
        <text:p text:style-name="P38"><text:span text:style-name="Code1">Import-Package: org.osgi.service.http.whiteboard; version="[1.0,1.1)"</text:span></text:p>
        <text:p text:style-name="P162"><text:bookmark text:name="r138"/>Class HttpWhiteboardConstants</text:p>
        <text:p text:style-name="P81"><text:a xlink:type="simple" xlink:href="#r117"><text:span text:style-name="T53">org.osgi.service.http.whiteboard</text:span></text:a></text:p>
        <text:p text:style-name="P70"><text:span text:style-name="Code2">java.lang.Object</text:span></text:p>
        <text:p text:style-name="P39"><text:span text:style-name="Code2">  </text:span><text:span text:style-name="Code2"><draw:frame draw:style-name="fr3" draw:name="Grafik43" text:anchor-type="as-char" svg:width="0.397cm" svg:height="0.37cm" draw:z-index="68"><draw:image xlink:href="Pictures/100002000000000F0000000E443DCD33.png" xlink:type="simple" xlink:show="embed" xlink:actuate="onLoad"/></draw:frame></text:span><text:span text:style-name="Code2"><text:span text:style-name="T60">org.osgi.service.http.whiteboard.HttpWhiteboardConstants</text:span></text:span></text:p>
        <text:p text:style-name="P71"/>
        <text:p text:style-name="P84"><text:span text:style-name="Code2">final public class </text:span><text:span text:style-name="Code2"><text:span text:style-name="T60">HttpWhiteboardConstants</text:span></text:span></text:p>
        <text:p text:style-name="P48"><text:span text:style-name="Code2">extends Object</text:span></text:p>
        <text:p text:style-name="P42">Defines standard names for Http Whiteboard Service constants.</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6"><text:span text:style-name="Summary_20_Heading_20_Font2"><text:span text:style-name="T20">Field Summary</text:span></text:span></text:p>
            </table:table-cell>
            <table:covered-table-cell/>
            <table:table-cell table:style-name="Tabelle103.A1" office:value-type="string">
              <text:p text:style-name="P87"><text:span text:style-name="Page_20_Reference_20_Font"><text:span text:style-name="T34">Page</text:span></text:span></text:p>
            </table:table-cell>
          </table:table-row>
          <table:table-row table:style-name="Tabelle103.1">
            <table:table-cell table:style-name="Tabelle103.A2" office:value-type="string">
              <text:p text:style-name="P88"><text:span text:style-name="Code_20_Small1"><text:span text:style-name="T20">static String</text:span></text:span></text:p>
            </table:table-cell>
            <table:table-cell table:style-name="Tabelle103.A2" office:value-type="string">
              <text:p text:style-name="P92"><text:a xlink:type="simple" xlink:href="#r134"><text:span text:style-name="Code2"><text:span text:style-name="T55">DISPATCHER_ASYNC</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in the async context.</text:span></text:span></text:p>
            </table:table-cell>
            <table:table-cell table:style-name="Tabelle103.C2" office:value-type="string">
              <text:p text:style-name="P89"><text:span text:style-name="Page_20_Reference_20_Font"><text:span text:style-name="T20"><text:bookmark-ref text:reference-format="page" text:ref-name="r134">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5"><text:span text:style-name="Code2"><text:span text:style-name="T55">DISPATCHER_ERROR</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when an error page is called.</text:span></text:span></text:p>
            </table:table-cell>
            <table:table-cell table:style-name="Tabelle103.C3" office:value-type="string">
              <text:p text:style-name="P89"><text:span text:style-name="Page_20_Reference_20_Font"><text:span text:style-name="T20"><text:bookmark-ref text:reference-format="page" text:ref-name="r135">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3"><text:span text:style-name="Code2"><text:span text:style-name="T55">DISPATCHER_FORWARD</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forward calls to the dispatcher.</text:span></text:span></text:p>
            </table:table-cell>
            <table:table-cell table:style-name="Tabelle103.C3" office:value-type="string">
              <text:p text:style-name="P89"><text:span text:style-name="Page_20_Reference_20_Font"><text:span text:style-name="T20"><text:bookmark-ref text:reference-format="page" text:ref-name="r133">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2"><text:span text:style-name="Code2"><text:span text:style-name="T55">DISPATCHER_INCLUDE</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include calls to the dispatcher.</text:span></text:span></text:p>
            </table:table-cell>
            <table:table-cell table:style-name="Tabelle103.C3" office:value-type="string">
              <text:p text:style-name="P89"><text:span text:style-name="Page_20_Reference_20_Font"><text:span text:style-name="T20"><text:bookmark-ref text:reference-format="page" text:ref-name="r132">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1"><text:span text:style-name="Code2"><text:span text:style-name="T55">DISPATCHER_REQUEST</text:span></text:span></text:a></text:p>
              <text:p text:style-name="P95"><text:span text:style-name="T35">Possible value for the </text:span><text:a xlink:type="simple" xlink:href="#r130"><text:span text:style-name="Code2"><text:span text:style-name="T54">HTTP_WHITEBOARD_FILTER_DISPATCHER</text:span></text:span></text:a><text:span text:style-name="Default_20_Paragraph_20_Font"><text:span text:style-name="T35"> property indicating the filter is applied to client requests.</text:span></text:span></text:p>
            </table:table-cell>
            <table:table-cell table:style-name="Tabelle103.C3" office:value-type="string">
              <text:p text:style-name="P89"><text:span text:style-name="Page_20_Reference_20_Font"><text:span text:style-name="T20"><text:bookmark-ref text:reference-format="page" text:ref-name="r131">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8"><text:span text:style-name="Code2"><text:span text:style-name="T55">HTTP_WHITEBOARD_CONTEXT_NAME</text:span></text:span></text:a></text:p>
              <text:p text:style-name="P95"><text:span text:style-name="T35">Service property specifying the name(s)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8">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9"><text:span text:style-name="Code2"><text:span text:style-name="T55">HTTP_WHITEBOARD_CONTEXT_PATH</text:span></text:span></text:a></text:p>
              <text:p text:style-name="P95"><text:span text:style-name="T35">Service property specifying the path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9">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0"><text:span text:style-name="Code2"><text:span text:style-name="T55">HTTP_WHITEBOARD_CONTEXT_SELECT</text:span></text:span></text:a></text:p>
              <text:p text:style-name="P95"><text:span text:style-name="T35">Service property referencing the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0">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9"><text:span text:style-name="Code2"><text:span text:style-name="T55">HTTP_WHITEBOARD_FILTER_ASYNC_SUPPORTED</text:span></text:span></text:a></text:p>
              <text:p text:style-name="P93"><text:span text:style-name="T35">Service property specifying whether a </text:span><text:span text:style-name="Code2"><text:span text:style-name="T20">Filter</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9">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0"><text:span text:style-name="Code2"><text:span text:style-name="T55">HTTP_WHITEBOARD_FILTER_DISPATCHER</text:span></text:span></text:a></text:p>
              <text:p text:style-name="P93"><text:span text:style-name="T35">Service property specifying the dispatcher handling of a </text:span><text:span text:style-name="Code2"><text:span text:style-name="T20">Filter</text:span></text:span><text:span text:style-name="Default_20_Paragraph_20_Font"><text:span text:style-name="T35">.</text:span></text:span></text:p>
            </table:table-cell>
            <table:table-cell table:style-name="Tabelle103.C3" office:value-type="string">
              <text:p text:style-name="P89"><text:span text:style-name="Page_20_Reference_20_Font"><text:span text:style-name="T20"><text:bookmark-ref text:reference-format="page" text:ref-name="r130">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5"><text:span text:style-name="Code2"><text:span text:style-name="T55">HTTP_WHITEBOARD_FILTER_NAME</text:span></text:span></text:a></text:p>
              <text:p text:style-name="P93"><text:span text:style-name="T35">Service property specifying the servlet filter name of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5">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6"><text:span text:style-name="Code2"><text:span text:style-name="T55">HTTP_WHITEBOARD_FILTER_PATTERN</text:span></text:span></text:a></text:p>
              <text:p text:style-name="P93"><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6">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8"><text:span text:style-name="Code2"><text:span text:style-name="T55">HTTP_WHITEBOARD_FILTER_REGEXP</text:span></text:span></text:a></text:p>
              <text:p text:style-name="P93"><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8">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7"><text:span text:style-name="Code2"><text:span text:style-name="T55">HTTP_WHITEBOARD_FILTER_SERVLET</text:span></text:span></text:a></text:p>
              <text:p text:style-name="P95"><text:span text:style-name="T35">Service property specifying the </text:span><text:a xlink:type="simple" xlink:href="#r121"><text:span text:style-name="Code2"><text:span text:style-name="T54">servlet names</text:span></text:span></text:a><text:span text:style-name="Default_20_Paragraph_20_Font"><text:span text:style-name="T35"> for a </text:span></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7">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6"><text:span text:style-name="Code2"><text:span text:style-name="T55">HTTP_WHITEBOARD_RESOURCE_PREFIX</text:span></text:span></text:a></text:p>
              <text:p text:style-name="P93"><text:span text:style-name="T35">Service property specifying the resource entry prefix for a </text:span><text:span text:style-name="Code2"><text:span text:style-name="T20">Servlet</text:span></text:span><text:span text:style-name="Default_20_Paragraph_20_Font"><text:span text:style-name="T35"> servlet service.</text:span></text:span></text:p>
            </table:table-cell>
            <table:table-cell table:style-name="Tabelle103.C3" office:value-type="string">
              <text:p text:style-name="P89"><text:span text:style-name="Page_20_Reference_20_Font"><text:span text:style-name="T20"><text:bookmark-ref text:reference-format="page" text:ref-name="r136">75</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4"><text:span text:style-name="Code2"><text:span text:style-name="T55">HTTP_WHITEBOARD_SERVLET_ASYNC_SUPPORTED</text:span></text:span></text:a></text:p>
              <text:p text:style-name="P93"><text:span text:style-name="T35">Service property specifying whether a </text:span><text:span text:style-name="Code2"><text:span text:style-name="T20">Servlet</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4">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3"><text:span text:style-name="Code2"><text:span text:style-name="T55">HTTP_WHITEBOARD_SERVLET_ERROR_PAGE</text:span></text:span></text:a></text:p>
              <text:p text:style-name="P93"><text:span text:style-name="T35">Service property specifying whether a </text:span><text:span text:style-name="Code2"><text:span text:style-name="T20">Servlet</text:span></text:span><text:span text:style-name="Default_20_Paragraph_20_Font"><text:span text:style-name="T35"> service acts as an error page.</text:span></text:span></text:p>
            </table:table-cell>
            <table:table-cell table:style-name="Tabelle103.C3" office:value-type="string">
              <text:p text:style-name="P89"><text:span text:style-name="Page_20_Reference_20_Font"><text:span text:style-name="T20"><text:bookmark-ref text:reference-format="page" text:ref-name="r123">72</text:bookmark-ref></text:span></text:span></text:p>
            </table:table-cell>
          </table:table-row>
          <text:soft-page-break/>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1"><text:span text:style-name="Code2"><text:span text:style-name="T55">HTTP_WHITEBOARD_SERVLET_NAME</text:span></text:span></text:a></text:p>
              <text:p text:style-name="P93"><text:span text:style-name="T35">Service property specifying the servlet name of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1">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2"><text:span text:style-name="Code2"><text:span text:style-name="T55">HTTP_WHITEBOARD_SERVLET_PATTERN</text:span></text:span></text:a></text:p>
              <text:p text:style-name="P93"><text:span text:style-name="T35">Service property specifying the request mappings for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2">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7"><text:span text:style-name="Code2"><text:span text:style-name="T55">HTTP_WHITEBOARD_TARGET</text:span></text:span></text:a></text:p>
              <text:p text:style-name="P94">Service property specifying the target filter to select the Http Whiteboard Service runtime to process the service.</text:p>
            </table:table-cell>
            <table:table-cell table:style-name="Tabelle103.C3" office:value-type="string">
              <text:p text:style-name="P89"><text:span text:style-name="Page_20_Reference_20_Font"><text:span text:style-name="T20"><text:bookmark-ref text:reference-format="page" text:ref-name="r137">75</text:bookmark-ref></text:span></text:span></text:p>
            </table:table-cell>
          </table:table-row>
        </table:table>
        <text:p text:style-name="P164">Field Detail</text:p>
        <text:p text:style-name="P167"><text:bookmark text:name="r118"/>HTTP_WHITEBOARD_CONTEXT_NAME</text:p>
        <text:p text:style-name="P48"><text:span text:style-name="Code2">public static final String </text:span><text:span text:style-name="Code2"><text:span text:style-name="T60">HTTP_WHITEBOARD_CONTEXT_NAME</text:span></text:span><text:span text:style-name="Code2"> = "osgi.http.whiteboard.context.name"</text:span></text:p>
        <text:p text:style-name="P77"><text:span text:style-name="T39">Service property specifying the name(s)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must be specified. Context services without this service property must be ignored.</text:span></text:span></text:p>
        <text:p text:style-name="P77"><text:span text:style-name="T39">Servlet, listener, servlet filter, and resource servlet services might refer to a specific </text:span><text:a xlink:type="simple" xlink:href="#r14"><text:span text:style-name="Code2"><text:span text:style-name="T54">ServletContextHelper</text:span></text:span></text:a><text:span text:style-name="Default_20_Paragraph_20_Font"><text:span text:style-name="T39"> service referencing the name with the </text:span></text:span><text:a xlink:type="simple" xlink:href="#r120"><text:span text:style-name="Code2"><text:span text:style-name="T54">HTTP_WHITEBOARD_CONTEXT_SELECT</text:span></text:span></text:a><text:span text:style-name="Default_20_Paragraph_20_Font"><text:span text:style-name="T39"> property.</text:span></text:span></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75">See Also:</text:p>
        <text:p text:style-name="P99"><text:a xlink:type="simple" xlink:href="#r119"><text:span text:style-name="Code2"><text:span text:style-name="T54">HTTP_WHITEBOARD_CONTEXT_PATH</text:span></text:span></text:a><text:span text:style-name="Default_20_Paragraph_20_Font"><text:span text:style-name="T39">, </text:span></text:span><text:a xlink:type="simple" xlink:href="#r120"><text:span text:style-name="Code2"><text:span text:style-name="T54">HTTP_WHITEBOARD_CONTEXT_SELECT</text:span></text:span></text:a></text:p>
        <text:p text:style-name="P101"/>
        <text:p text:style-name="P166"><text:bookmark text:name="r119"/>HTTP_WHITEBOARD_CONTEXT_PATH</text:p>
        <text:p text:style-name="P48"><text:span text:style-name="Code2">public static final String </text:span><text:span text:style-name="Code2"><text:span text:style-name="T60">HTTP_WHITEBOARD_CONTEXT_PATH</text:span></text:span><text:span text:style-name="Code2"> = "osgi.http.whiteboard.context.path"</text:span></text:p>
        <text:p text:style-name="P77"><text:span text:style-name="T39">Service property specifying the path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is optional.</text:span></text:span></text:p>
        <text:p text:style-name="P76">This property defines a context path under which all whiteboard services are registered. Having different contexts with different paths allows to separate the URL space.</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p>
        <text:p text:style-name="P75">See Also:</text:p>
        <text:p text:style-name="P99"><text:a xlink:type="simple" xlink:href="#r118"><text:span text:style-name="Code2"><text:span text:style-name="T54">HTTP_WHITEBOARD_CONTEXT_NAME</text:span></text:span></text:a><text:span text:style-name="Default_20_Paragraph_20_Font"><text:span text:style-name="T39">, </text:span></text:span><text:a xlink:type="simple" xlink:href="#r120"><text:span text:style-name="Code2"><text:span text:style-name="T54">HTTP_WHITEBOARD_CONTEXT_SELECT</text:span></text:span></text:a></text:p>
        <text:p text:style-name="P101"/>
        <text:p text:style-name="P166"><text:bookmark text:name="r120"/>HTTP_WHITEBOARD_CONTEXT_SELECT</text:p>
        <text:p text:style-name="P48"><text:span text:style-name="Code2">public static final String </text:span><text:span text:style-name="Code2"><text:span text:style-name="T60">HTTP_WHITEBOARD_CONTEXT_SELECT</text:span></text:span><text:span text:style-name="Code2"> = "osgi.http.whiteboard.context.select"</text:span></text:p>
        <text:p text:style-name="P77"><text:span text:style-name="T39">Service property referencing the </text:span><text:a xlink:type="simple" xlink:href="#r14"><text:span text:style-name="Code2"><text:span text:style-name="T54">ServletContextHelper</text:span></text:span></text:a><text:span text:style-name="Default_20_Paragraph_20_Font"><text:span text:style-name="T39"> service.</text:span></text:span></text:p>
        <text:p text:style-name="P7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oft-page-break/><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75">See Also:</text:p>
        <text:p text:style-name="P99"><text:a xlink:type="simple" xlink:href="#r118"><text:span text:style-name="Code2"><text:span text:style-name="T54">HTTP_WHITEBOARD_CONTEXT_NAME</text:span></text:span></text:a><text:span text:style-name="Default_20_Paragraph_20_Font"><text:span text:style-name="T39">, </text:span></text:span><text:a xlink:type="simple" xlink:href="#r119"><text:span text:style-name="Code2"><text:span text:style-name="T54">HTTP_WHITEBOARD_CONTEXT_PATH</text:span></text:span></text:a></text:p>
        <text:p text:style-name="P101"/>
        <text:p text:style-name="P166"><text:bookmark text:name="r121"/>HTTP_WHITEBOARD_SERVLET_NAME</text:p>
        <text:p text:style-name="P48"><text:span text:style-name="Code2">public static final String </text:span><text:span text:style-name="Code2"><text:span text:style-name="T60">HTTP_WHITEBOARD_SERVLET_NAME</text:span></text:span><text:span text:style-name="Code2"> = "osgi.http.whiteboard.servlet.name"</text:span></text:p>
        <text:p text:style-name="P77"><text:span text:style-name="T39">Service property specifying the servlet name of a </text:span><text:span text:style-name="Code2">Servlet</text:span><text:span text:style-name="Default_20_Paragraph_20_Font"><text:span text:style-name="T39"> service.</text:span></text:span></text:p>
        <text:p text:style-name="P77"><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4">HTTP_WHITEBOARD_FILTER_SERVLET</text:span></text:span></text:a><text:span text:style-name="Default_20_Paragraph_20_Font"><text:span text:style-name="T39"> service property to apply the filter to the servlet.</text:span></text:span></text:p>
        <text:p text:style-name="P77"><text:span text:style-name="T39">Servlet names must be unique among all servlet services associated with an </text:span><text:a xlink:type="simple" xlink:href="#r14"><text:span text:style-name="Code2"><text:span text:style-name="T54">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6"><text:bookmark text:name="r122"/>HTTP_WHITEBOARD_SERVLET_PATTERN</text:p>
        <text:p text:style-name="P48"><text:span text:style-name="Code2">public static final String </text:span><text:span text:style-name="Code2"><text:span text:style-name="T60">HTTP_WHITEBOARD_SERVLET_PATTERN</text:span></text:span><text:span text:style-name="Code2"> = "osgi.http.whiteboard.servlet.pattern"</text:span></text:p>
        <text:p text:style-name="P77"><text:span text:style-name="T39">Service property specifying the request mappings for a </text:span><text:span text:style-name="Code2">Servlet</text:span><text:span text:style-name="Default_20_Paragraph_20_Font"><text:span text:style-name="T39"> service.</text:span></text:span></text:p>
        <text:p text:style-name="P77"><text:span text:style-name="T39">The specified patterns are used to determine whether a request should be mapped to the servlet. Servlet services without this service property or </text:span><text:a xlink:type="simple" xlink:href="#r123"><text:span text:style-name="Code2"><text:span text:style-name="T54">HTTP_WHITEBOARD_SERVLET_ERROR_PAGE</text:span></text:span></text:a><text:span text:style-name="Default_20_Paragraph_20_Font"><text:span text:style-name="T39">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66"><text:bookmark text:name="r123"/>HTTP_WHITEBOARD_SERVLET_ERROR_PAGE</text:p>
        <text:p text:style-name="P48"><text:span text:style-name="Code2">public static final String </text:span><text:span text:style-name="Code2"><text:span text:style-name="T60">HTTP_WHITEBOARD_SERVLET_ERROR_PAGE</text:span></text:span><text:span text:style-name="Code2"> = "osgi.http.whiteboard.servlet.errorPage"</text:span></text:p>
        <text:p text:style-name="P77"><text:span text:style-name="T39">Service property specifying whether a </text:span><text:span text:style-name="Code2">Servlet</text:span><text:span text:style-name="Default_20_Paragraph_20_Font"><text:span text:style-name="T39"> service acts as an error page.</text:span></text:span></text:p>
        <text:p text:style-name="P76">The service property values may be the name of a fully qualified exception class or a three digit HTTP status code. Any value that is not a three digit number is considered to be the name of a fully qualified exception class.</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66"><text:bookmark text:name="r124"/>HTTP_WHITEBOARD_SERVLET_ASYNC_SUPPORTED</text:p>
        <text:p text:style-name="P48"><text:span text:style-name="Code2">public static final String </text:span><text:span text:style-name="Code2"><text:span text:style-name="T60">HTTP_WHITEBOARD_SERVLET_ASYNC_SUPPORTED</text:span></text:span><text:span text:style-name="Code2"> = "osgi.http.whiteboard.servlet.asyncSupported"</text:span></text:p>
        <text:p text:style-name="P77"><text:span text:style-name="T39">Service property specifying whether a </text:span><text:span text:style-name="Code2">Servlet</text:span><text:span text:style-name="Default_20_Paragraph_20_Font"><text:span text:style-name="T39"> service supports asynchronous processing.</text:span></text:span></text:p>
        <text:p text:style-name="P76"><text:soft-page-break/>By default Servlet services do not support asynchronous processing.</text:p>
        <text:p text:style-name="P72"><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66"><text:bookmark text:name="r125"/>HTTP_WHITEBOARD_FILTER_NAME</text:p>
        <text:p text:style-name="P48"><text:span text:style-name="Code2">public static final String </text:span><text:span text:style-name="Code2"><text:span text:style-name="T60">HTTP_WHITEBOARD_FILTER_NAME</text:span></text:span><text:span text:style-name="Code2"> = "osgi.http.whiteboard.filter.name"</text:span></text:p>
        <text:p text:style-name="P77"><text:span text:style-name="T39">Service property specifying the servlet filter name of a </text:span><text:span text:style-name="Code2">Filter</text:span><text:span text:style-name="Default_20_Paragraph_20_Font"><text:span text:style-name="T39"> service.</text:span></text:span></text:p>
        <text:p text:style-name="P77"><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77"><text:span text:style-name="T39">Servlet filter names must be unique among all servlet filter services associated with an </text:span><text:a xlink:type="simple" xlink:href="#r14"><text:span text:style-name="Code2"><text:span text:style-name="T54">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6"><text:bookmark text:name="r126"/>HTTP_WHITEBOARD_FILTER_PATTERN</text:p>
        <text:p text:style-name="P48"><text:span text:style-name="Code2">public static final String </text:span><text:span text:style-name="Code2"><text:span text:style-name="T60">HTTP_WHITEBOARD_FILTER_PATTERN</text:span></text:span><text:span text:style-name="Code2"> = "osgi.http.whiteboard.filter.pattern"</text:span></text:p>
        <text:p text:style-name="P77"><text:span text:style-name="T39">Service property specifying the request mappings for a </text:span><text:span text:style-name="Code2">Filter</text:span><text:span text:style-name="Default_20_Paragraph_20_Font"><text:span text:style-name="T39"> service.</text:span></text:span></text:p>
        <text:p text:style-name="P77"><text:span text:style-name="T39">The specified patterns are used to determine whether a request should be mapped to the servlet filter.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8"><text:span text:style-name="Code2"><text:span text:style-name="T54">HTTP_WHITEBOARD_FILTER_REGEXP</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66"><text:bookmark text:name="r127"/>HTTP_WHITEBOARD_FILTER_SERVLET</text:p>
        <text:p text:style-name="P48"><text:span text:style-name="Code2">public static final String </text:span><text:span text:style-name="Code2"><text:span text:style-name="T60">HTTP_WHITEBOARD_FILTER_SERVLET</text:span></text:span><text:span text:style-name="Code2"> = "osgi.http.whiteboard.filter.servlet"</text:span></text:p>
        <text:p text:style-name="P77"><text:span text:style-name="T39">Service property specifying the </text:span><text:a xlink:type="simple" xlink:href="#r121"><text:span text:style-name="Code2"><text:span text:style-name="T54">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77"><text:span text:style-name="T39">The specified names are used to determine the servlets whose requests should be mapped to the servlet filter. Filter services without this service property or the </text:span><text:a xlink:type="simple" xlink:href="#r126"><text:span text:style-name="Code2"><text:span text:style-name="T54">HTTP_WHITEBOARD_FILTER_PATTERN</text:span></text:span></text:a><text:span text:style-name="Default_20_Paragraph_20_Font"><text:span text:style-name="T39"> or the </text:span></text:span><text:a xlink:type="simple" xlink:href="#r128"><text:span text:style-name="Code2"><text:span text:style-name="T54">HTTP_WHITEBOARD_FILTER_REGEXP</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66"><text:bookmark text:name="r128"/>HTTP_WHITEBOARD_FILTER_REGEXP</text:p>
        <text:p text:style-name="P48"><text:span text:style-name="Code2">public static final String </text:span><text:span text:style-name="Code2"><text:span text:style-name="T60">HTTP_WHITEBOARD_FILTER_REGEXP</text:span></text:span><text:span text:style-name="Code2"> = "osgi.http.whiteboard.filter.regexp"</text:span></text:p>
        <text:p text:style-name="P77"><text:span text:style-name="T39">Service property specifying the request mappings for a </text:span><text:span text:style-name="Code2">Filter</text:span><text:span text:style-name="Default_20_Paragraph_20_Font"><text:span text:style-name="T39"> service.</text:span></text:span></text:p>
        <text:p text:style-name="P77"><text:soft-page-break/><text:span text:style-name="T39">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4">HTTP_WHITEBOARD_FILTER_SERVLET</text:span></text:span></text:a><text:span text:style-name="Default_20_Paragraph_20_Font"><text:span text:style-name="T39"> or the </text:span></text:span><text:a xlink:type="simple" xlink:href="#r126"><text:span text:style-name="Code2"><text:span text:style-name="T54">HTTP_WHITEBOARD_FILTER_PATTERN</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util.regex.Pattern</text:p>
        <text:p text:style-name="P101"/>
        <text:p text:style-name="P166"><text:bookmark text:name="r129"/>HTTP_WHITEBOARD_FILTER_ASYNC_SUPPORTED</text:p>
        <text:p text:style-name="P48"><text:span text:style-name="Code2">public static final String </text:span><text:span text:style-name="Code2"><text:span text:style-name="T60">HTTP_WHITEBOARD_FILTER_ASYNC_SUPPORTED</text:span></text:span><text:span text:style-name="Code2"> = "osgi.http.whiteboard.filter.asyncSupported"</text:span></text:p>
        <text:p text:style-name="P77"><text:span text:style-name="T39">Service property specifying whether a </text:span><text:span text:style-name="Code2">Filter</text:span><text:span text:style-name="Default_20_Paragraph_20_Font"><text:span text:style-name="T39"> service supports asynchronous processing.</text:span></text:span></text:p>
        <text:p text:style-name="P76">By default Filters services do not support asynchronous processing.</text:p>
        <text:p text:style-name="P72"><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66"><text:bookmark text:name="r130"/>HTTP_WHITEBOARD_FILTER_DISPATCHER</text:p>
        <text:p text:style-name="P48"><text:span text:style-name="Code2">public static final String </text:span><text:span text:style-name="Code2"><text:span text:style-name="T60">HTTP_WHITEBOARD_FILTER_DISPATCHER</text:span></text:span><text:span text:style-name="Code2"> = "osgi.http.whiteboard.filter.dispatcher"</text:span></text:p>
        <text:p text:style-name="P77"><text:span text:style-name="T39">Service property specifying the dispatcher handling of a </text:span><text:span text:style-name="Code2">Filter</text:span><text:span text:style-name="Default_20_Paragraph_20_Font"><text:span text:style-name="T39">.</text:span></text:span></text:p>
        <text:p text:style-name="P77"><text:span text:style-name="T39">By default Filters services are associated with client requests only (see value </text:span><text:a xlink:type="simple" xlink:href="#r131"><text:span text:style-name="Code2"><text:span text:style-name="T54">DISPATCHER_REQUEST</text:span></text:span></text:a><text:span text:style-name="Default_20_Paragraph_20_Font"><text:span text:style-name="T39">.</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34"><text:span text:style-name="Code2"><text:span text:style-name="T54">DISPATCHER_ASYNC</text:span></text:span></text:a><text:span text:style-name="Default_20_Paragraph_20_Font"><text:span text:style-name="T39">, </text:span></text:span><text:a xlink:type="simple" xlink:href="#r135"><text:span text:style-name="Code2"><text:span text:style-name="T54">DISPATCHER_ERROR</text:span></text:span></text:a><text:span text:style-name="Default_20_Paragraph_20_Font"><text:span text:style-name="T39">, </text:span></text:span><text:a xlink:type="simple" xlink:href="#r133"><text:span text:style-name="Code2"><text:span text:style-name="T54">DISPATCHER_FORWARD</text:span></text:span></text:a><text:span text:style-name="Default_20_Paragraph_20_Font"><text:span text:style-name="T39">, </text:span></text:span><text:a xlink:type="simple" xlink:href="#r132"><text:span text:style-name="Code2"><text:span text:style-name="T54">DISPATCHER_INCLUDE</text:span></text:span></text:a><text:span text:style-name="Default_20_Paragraph_20_Font"><text:span text:style-name="T39">, </text:span></text:span><text:a xlink:type="simple" xlink:href="#r131"><text:span text:style-name="Code2"><text:span text:style-name="T54">DISPATCHER_REQUEST</text:span></text:span></text:a><text:span text:style-name="Default_20_Paragraph_20_Font"><text:span text:style-name="T39">.</text:span></text:span></text:p>
        <text:p text:style-name="P75">See Also:</text:p>
        <text:p text:style-name="P100">"Java Servlet Specification Version 3.0, Section 6.2.5 Filters and the RequestDispatcher"</text:p>
        <text:p text:style-name="P101"/>
        <text:p text:style-name="P166"><text:bookmark text:name="r131"/>DISPATCHER_REQUEST</text:p>
        <text:p text:style-name="P48"><text:span text:style-name="Code2">public static final String </text:span><text:span text:style-name="Code2"><text:span text:style-name="T60">DISPATCHER_REQUEST</text:span></text:span><text:span text:style-name="Code2"> = "REQUEST"</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client requests.</text:span></text:span></text:p>
        <text:p text:style-name="P75">See Also:</text:p>
        <text:p text:style-name="P100">"Java Servlet Specification Version 3.0, Section 6.2.5 Filters and the RequestDispatcher"</text:p>
        <text:p text:style-name="P101"/>
        <text:p text:style-name="P166"><text:bookmark text:name="r132"/>DISPATCHER_INCLUDE</text:p>
        <text:p text:style-name="P48"><text:span text:style-name="Code2">public static final String </text:span><text:span text:style-name="Code2"><text:span text:style-name="T60">DISPATCHER_INCLUDE</text:span></text:span><text:span text:style-name="Code2"> = "INCLUDE"</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include calls to the dispatcher.</text:span></text:span></text:p>
        <text:p text:style-name="P75"><text:soft-page-break/>See Also:</text:p>
        <text:p text:style-name="P100">"Java Servlet Specification Version 3.0, Section 6.2.5 Filters and the RequestDispatcher"</text:p>
        <text:p text:style-name="P101"/>
        <text:p text:style-name="P166"><text:bookmark text:name="r133"/>DISPATCHER_FORWARD</text:p>
        <text:p text:style-name="P48"><text:span text:style-name="Code2">public static final String </text:span><text:span text:style-name="Code2"><text:span text:style-name="T60">DISPATCHER_FORWARD</text:span></text:span><text:span text:style-name="Code2"> = "FORWARD"</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to forward calls to the dispatcher.</text:span></text:span></text:p>
        <text:p text:style-name="P75">See Also:</text:p>
        <text:p text:style-name="P100">"Java Servlet Specification Version 3.0, Section 6.2.5 Filters and the RequestDispatcher"</text:p>
        <text:p text:style-name="P101"/>
        <text:p text:style-name="P166"><text:bookmark text:name="r134"/>DISPATCHER_ASYNC</text:p>
        <text:p text:style-name="P48"><text:span text:style-name="Code2">public static final String </text:span><text:span text:style-name="Code2"><text:span text:style-name="T60">DISPATCHER_ASYNC</text:span></text:span><text:span text:style-name="Code2"> = "ASYNC"</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in the async context.</text:span></text:span></text:p>
        <text:p text:style-name="P75">See Also:</text:p>
        <text:p text:style-name="P100">"Java Servlet Specification Version 3.0, Section 6.2.5 Filters and the RequestDispatcher"</text:p>
        <text:p text:style-name="P101"/>
        <text:p text:style-name="P166"><text:bookmark text:name="r135"/>DISPATCHER_ERROR</text:p>
        <text:p text:style-name="P48"><text:span text:style-name="Code2">public static final String </text:span><text:span text:style-name="Code2"><text:span text:style-name="T60">DISPATCHER_ERROR</text:span></text:span><text:span text:style-name="Code2"> = "ERROR"</text:span></text:p>
        <text:p text:style-name="P72"><text:span text:style-name="T39">Possible value for the </text:span><text:a xlink:type="simple" xlink:href="#r130"><text:span text:style-name="Code2"><text:span text:style-name="T54">HTTP_WHITEBOARD_FILTER_DISPATCHER</text:span></text:span></text:a><text:span text:style-name="Default_20_Paragraph_20_Font"><text:span text:style-name="T39"> property indicating the filter is applied when an error page is called.</text:span></text:span></text:p>
        <text:p text:style-name="P75">See Also:</text:p>
        <text:p text:style-name="P100">"Java Servlet Specification Version 3.0, Section 6.2.5 Filters and the RequestDispatcher"</text:p>
        <text:p text:style-name="P101"/>
        <text:p text:style-name="P166"><text:bookmark text:name="r136"/>HTTP_WHITEBOARD_RESOURCE_PREFIX</text:p>
        <text:p text:style-name="P48"><text:span text:style-name="Code2">public static final String </text:span><text:span text:style-name="Code2"><text:span text:style-name="T60">HTTP_WHITEBOARD_RESOURCE_PREFIX</text:span></text:span><text:span text:style-name="Code2"> = "osgi.http.whiteboard.resource.prefix"</text:span></text:p>
        <text:p text:style-name="P77"><text:span text:style-name="T39">Service property specifying the resource entry prefix for a </text:span><text:span text:style-name="Code2">Servlet</text:span><text:span text:style-name="Default_20_Paragraph_20_Font"><text:span text:style-name="T39"> servlet service.</text:span></text:span></text:p>
        <text:p text:style-name="P76">If a servlet service is registerd with this property, it is marked as a resource serving servlet serving bundle resources.</text:p>
        <text:p text:style-name="P76">This prefix is used to map a requested resource to the bundle's entries. TODO do we distinguish between "/xyz" and "xyz"?</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6"><text:bookmark text:name="r137"/>HTTP_WHITEBOARD_TARGET</text:p>
        <text:p text:style-name="P48"><text:span text:style-name="Code2">public static final String </text:span><text:span text:style-name="Code2"><text:span text:style-name="T60">HTTP_WHITEBOARD_TARGET</text:span></text:span><text:span text:style-name="Code2"> = "osgi.http.whiteboard.target"</text:span></text:p>
        <text:p text:style-name="P76">Service property specifying the target filter to select the Http Whiteboard Service runtime to process the service.</text:p>
        <text:p text:style-name="P77"><text:soft-page-break/><text:span text:style-name="T39">An Http Whiteboard Service implementation can define any number of attributes which can be referenced by the target filter. The attributes should always include the </text:span><text:a xlink:type="simple" xlink:href="#r20"><text:span text:style-name="Code2"><text:span text:style-name="T54">osgi.http.endpoint</text:span></text:span></text:a><text:span text:style-name="Default_20_Paragraph_20_Font"><text:span text:style-name="T39"> attribute if the endpoint information is known.</text:span></text:span></text:p>
        <text:p text:style-name="P76">If this service property is not specified, then all Http Whiteboard Services can process the service.</text:p>
        <text:p text:style-name="P72"><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03"><text:span text:style-name="T57">Java API documentation generated with </text:span><text:a xlink:type="simple" xlink:href="http://www.filigris.com/products/docflex_javadoc/#docflex-doclet"><text:span text:style-name="T56">DocFlex/Doclet</text:span></text:a><text:span text:style-name="Default_20_Paragraph_20_Font"><text:span text:style-name="T57"> v1.5.6</text:span></text:span></text:p>
          <text:p text:style-name="P38"><text:span text:style-name="T57">DocFlex/Doclet is both a multi-format Javadoc doclet and a free edition of </text:span><text:a xlink:type="simple" xlink:href="http://www.filigris.com/products/docflex_javadoc/"><text:span text:style-name="T56">DocFlex/Javadoc</text:span></text:a><text:span text:style-name="Default_20_Paragraph_20_Font"><text:span text:style-name="T5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6">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212897076550141787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26</text:page-number> of <text:page-count style:num-format="1">78</text:page-count></text:p>
        <text:p text:style-name="Header"/>
        <text:p text:style-name="Header"><text:tab/>Draft<text:tab/> <text:modification-date style:data-style-name="N76">May 2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7</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3</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4</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5</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6</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8</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4</text:page-number>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4</text:page-number>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4</text:page-number>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4</text:page-number>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4</text:page-number>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4</text:page-number>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4</text:page-number>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text:page-number>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text:page-number>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text:page-number>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text:page-number>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text:page-number>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text:page-number>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4</text:page-number>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4</text:page-number>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4</text:page-number>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6</meta:editing-cycles>
    <meta:editing-duration>P9DT23H11M18S</meta:editing-duration>
    <meta:initial-creator>Felix Meschberger</meta:initial-creator>
    <dc:date>2014-05-22T17:21:20</dc:date>
    <dc:creator>Carsten Ziegeler</dc:creator>
    <meta:document-statistic meta:table-count="119" meta:image-count="46" meta:object-count="0" meta:page-count="78" meta:paragraph-count="2135" meta:word-count="16838" meta:character-count="126497"/>
    <meta:user-defined meta:name="Company">Adobe Systems Incorporated</meta:user-defined>
    <meta:user-defined meta:name="Info 3"/>
    <meta:user-defined meta:name="Info 4"/>
    <meta:user-defined meta:name="RFC Title">RFC 189 Http Whiteboard Service</meta:user-defined>
  </office:meta>
</office:document-meta>
</file>